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="thin solid #000000" style:vertical-align="middle" fo:background-color="#A9D18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="thin solid #000000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wrap-option="wrap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E699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E699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E699"/>
    </style:style>
    <style:style style:name="ce29" style:family="table-cell" style:parent-style-name="Default" style:data-style-name="N0">
      <style:table-cell-properties fo:border="thin solid #000000" style:vertical-align="middle" fo:background-color="#B4C7E7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background-color="#C5E0B4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E699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top" fo:wrap-option="wrap"/>
    </style:style>
    <style:style style:name="ce40" style:family="table-cell" style:parent-style-name="Default" style:data-style-name="N0">
      <style:table-cell-properties style:vertical-align="top" fo:wrap-option="wrap" fo:background-color="transparent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top" fo:wrap-option="wrap"/>
    </style:style>
    <style:style style:name="ce45" style:family="table-cell" style:parent-style-name="Default" style:data-style-name="N0">
      <style:table-cell-properties style:vertical-align="top" fo:wrap-option="wrap" fo:background-color="transparent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9" style:family="table-cell" style:parent-style-name="Default" style:data-style-name="N0"/>
    <style:style style:name="ce50" style:family="table-cell" style:parent-style-name="Default" style:data-style-name="N0"/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wrap-option="wrap"/>
    </style:style>
    <style:style style:name="ce53" style:family="table-cell" style:parent-style-name="Default" style:data-style-name="N2">
      <style:text-properties fo:color="#000000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top" fo:wrap-option="wrap"/>
      <style:text-properties fo:color="#00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5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/>
      <style:text-properties fo:color="#000000"/>
    </style:style>
    <style:style style:name="ce59" style:family="table-cell" style:parent-style-name="Default" style:data-style-name="N0">
      <style:table-cell-properties style:vertical-align="top" fo:wrap-option="wrap"/>
      <style:text-properties fo:color="#000000"/>
    </style:style>
    <style:style style:name="ce60" style:family="table-cell" style:parent-style-name="Default" style:data-style-name="N0">
      <style:table-cell-properties style:vertical-align="top" fo:wrap-option="wrap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17.8858333333333cm"/>
    </style:style>
    <style:style style:name="co3" style:family="table-column">
      <style:table-column-properties fo:break-before="auto" style:column-width="1.76388888888889cm"/>
    </style:style>
    <style:style style:name="co4" style:family="table-column">
      <style:table-column-properties fo:break-before="auto" style:column-width="2.04611111111111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31069444444444cm"/>
    </style:style>
    <style:style style:name="co7" style:family="table-column">
      <style:table-column-properties fo:break-before="auto" style:column-width="1.81680555555556cm"/>
    </style:style>
    <style:style style:name="co8" style:family="table-column">
      <style:table-column-properties fo:break-before="auto" style:column-width="1.78152777777778cm"/>
    </style:style>
    <style:style style:name="co9" style:family="table-column">
      <style:table-column-properties fo:break-before="auto" style:column-width="4.05694444444444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5.55625cm"/>
    </style:style>
    <style:style style:name="co13" style:family="table-column">
      <style:table-column-properties fo:break-before="auto" style:column-width="1.35819444444444cm"/>
    </style:style>
    <style:style style:name="co14" style:family="table-column">
      <style:table-column-properties fo:break-before="auto" style:column-width="3.84527777777778cm"/>
    </style:style>
    <style:style style:name="co15" style:family="table-column">
      <style:table-column-properties fo:break-before="auto" style:column-width="1.34055555555556cm"/>
    </style:style>
    <style:style style:name="co16" style:family="table-column">
      <style:table-column-properties fo:break-before="auto" style:column-width="4.25097222222222cm"/>
    </style:style>
    <style:style style:name="co17" style:family="table-column">
      <style:table-column-properties fo:break-before="auto" style:column-width="1.71097222222222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39.9pt" style:use-optimal-row-height="false" fo:break-before="auto"/>
    </style:style>
    <style:style style:name="ro5" style:family="table-row">
      <style:table-row-properties style:row-height="47.25pt" style:use-optimal-row-height="false" fo:break-before="auto"/>
    </style:style>
    <style:style style:name="ro6" style:family="table-row">
      <style:table-row-properties style:row-height="72.5pt" style:use-optimal-row-height="true" fo:break-before="auto"/>
    </style:style>
    <style:style style:name="ro7" style:family="table-row">
      <style:table-row-properties style:row-height="79pt" style:use-optimal-row-height="true" fo:break-before="auto"/>
    </style:style>
    <style:style style:name="ro8" style:family="table-row">
      <style:table-row-properties style:row-height="52pt" style:use-optimal-row-height="true" fo:break-before="auto"/>
    </style:style>
    <style:style style:name="ro9" style:family="table-row">
      <style:table-row-properties style:row-height="43.5pt" style:use-optimal-row-height="true" fo:break-before="auto"/>
    </style:style>
    <style:style style:name="ro10" style:family="table-row">
      <style:table-row-properties style:row-height="58pt" style:use-optimal-row-height="true" fo:break-before="auto"/>
    </style:style>
    <style:style style:name="ro11" style:family="table-row">
      <style:table-row-properties style:row-height="41.5pt" style:use-optimal-row-height="true" fo:break-before="auto"/>
    </style:style>
    <style:style style:name="ro12" style:family="table-row">
      <style:table-row-properties style:row-height="124.5pt" style:use-optimal-row-height="false" fo:break-before="auto"/>
    </style:style>
    <style:style style:name="ro13" style:family="table-row">
      <style:table-row-properties style:row-height="81pt" style:use-optimal-row-height="false" fo:break-before="auto"/>
    </style:style>
    <style:style style:name="ro14" style:family="table-row">
      <style:table-row-properties style:row-height="78pt" style:use-optimal-row-height="false" fo:break-before="auto"/>
    </style:style>
    <style:style style:name="ro15" style:family="table-row">
      <style:table-row-properties style:row-height="109.5pt" style:use-optimal-row-height="false" fo:break-before="auto"/>
    </style:style>
    <style:style style:name="ro16" style:family="table-row">
      <style:table-row-properties style:row-height="95.25pt" style:use-optimal-row-height="false" fo:break-before="auto"/>
    </style:style>
    <style:style style:name="ro17" style:family="table-row">
      <style:table-row-properties style:row-height="87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64.5pt" style:use-optimal-row-height="false" fo:break-before="auto"/>
    </style:style>
    <style:style style:name="ro20" style:family="table-row">
      <style:table-row-properties style:row-height="24pt" style:use-optimal-row-height="false" fo:break-before="auto"/>
    </style:style>
    <style:style style:name="ro21" style:family="table-row">
      <style:table-row-properties style:row-height="54.5pt" style:use-optimal-row-height="false" fo:break-before="auto"/>
    </style:style>
    <style:style style:name="ro22" style:family="table-row">
      <style:table-row-properties style:row-height="78.5pt" style:use-optimal-row-height="false" fo:break-before="auto"/>
    </style:style>
    <style:style style:name="ro23" style:family="table-row">
      <style:table-row-properties style:row-height="91pt" style:use-optimal-row-height="false" fo:break-before="auto"/>
    </style:style>
    <style:style style:name="ro24" style:family="table-row">
      <style:table-row-properties style:row-height="47pt" style:use-optimal-row-height="false" fo:break-before="auto"/>
    </style:style>
    <style:style style:name="ro25" style:family="table-row">
      <style:table-row-properties style:row-height="6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1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map style:condition="of:cell-content()=&quot;X&quot;" style:apply-style-name="cf1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map style:condition="of:cell-content()=&quot;X&quot;" style:apply-style-name="cf1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2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map style:condition="of:cell-content()=&quot;X&quot;" style:apply-style-name="cf2"/>
    </style:style>
    <style:style style:name="ce6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3"/>
    </style:style>
    <style:style style:name="ce6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4"/>
    </style:style>
    <style:style style:name="ce6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5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ZIONI" table:style-name="ta1">
        <table:table-column table:style-name="co1" table:default-cell-style-name="ce42"/>
        <table:table-column table:style-name="co2" table:default-cell-style-name="ce50"/>
        <table:table-column table:style-name="co3" table:default-cell-style-name="ce43" table:visibility="collapse"/>
        <table:table-column table:style-name="co4" table:number-columns-repeated="2" table:default-cell-style-name="ce43" table:visibility="collapse"/>
        <table:table-column table:style-name="co5" table:default-cell-style-name="ce43"/>
        <table:table-column table:style-name="co6" table:default-cell-style-name="ce43"/>
        <table:table-column table:style-name="co1" table:number-columns-repeated="11" table:default-cell-style-name="ce1" table:visibility="collapse"/>
        <table:table-column table:style-name="co7" table:default-cell-style-name="ce1" table:visibility="collapse"/>
        <table:table-column table:style-name="co8" table:default-cell-style-name="ce1" table:visibility="collapse"/>
        <table:table-column table:style-name="co9" table:default-cell-style-name="ce44" table:visibility="collapse"/>
        <table:table-column table:style-name="co10" table:default-cell-style-name="ce44" table:visibility="collapse"/>
        <table:table-column table:style-name="co9" table:default-cell-style-name="ce44" table:visibility="collapse"/>
        <table:table-column table:style-name="co11" table:default-cell-style-name="ce45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1"/>
        <table:table-column table:style-name="co17" table:number-columns-repeated="4" table:default-cell-style-name="ce38"/>
        <table:table-column table:style-name="co17" table:number-columns-repeated="989" table:default-cell-style-name="ce1"/>
        <table:table-column table:style-name="co18" table:number-columns-repeated="15360" table:default-cell-style-name="ce1"/>
        <table:table-row table:style-name="ro1">
          <table:table-cell table:style-name="ce2"/>
          <table:table-cell table:style-name="ce46"/>
          <table:table-cell table:number-columns-repeated="3" table:style-name="ce2"/>
          <table:table-cell office:value-type="float" office:value="212" table:style-name="ce3">
            <text:p>212</text:p>
          </table:table-cell>
          <table:table-cell table:style-name="ce2"/>
          <table:table-cell office:value-type="float" office:value="201805" table:formula="of:=YEAR([.$F$4])*100+MONTH([.$F$4])" table:style-name="ce4">
            <text:p>201805</text:p>
          </table:table-cell>
          <table:table-cell office:value-type="float" office:value="201806" table:formula="of:=IF(RIGHT([.H1];2)&lt;&quot;12&quot;;[.H1]+1;(LEFT([.H1];4)+1)*100+1)" table:style-name="ce5">
            <text:p>201806</text:p>
          </table:table-cell>
          <table:table-cell office:value-type="float" office:value="201807" table:formula="of:=IF(RIGHT([.I1];2)&lt;&quot;12&quot;;[.I1]+1;(LEFT([.I1];4)+1)*100+1)" table:style-name="ce5">
            <text:p>201807</text:p>
          </table:table-cell>
          <table:table-cell office:value-type="float" office:value="201808" table:formula="of:=IF(RIGHT([.J1];2)&lt;&quot;12&quot;;[.J1]+1;(LEFT([.J1];4)+1)*100+1)" table:style-name="ce5">
            <text:p>201808</text:p>
          </table:table-cell>
          <table:table-cell office:value-type="float" office:value="201809" table:formula="of:=IF(RIGHT([.K1];2)&lt;&quot;12&quot;;[.K1]+1;(LEFT([.K1];4)+1)*100+1)" table:style-name="ce5">
            <text:p>201809</text:p>
          </table:table-cell>
          <table:table-cell office:value-type="float" office:value="201810" table:formula="of:=IF(RIGHT([.L1];2)&lt;&quot;12&quot;;[.L1]+1;(LEFT([.L1];4)+1)*100+1)" table:style-name="ce5">
            <text:p>201810</text:p>
          </table:table-cell>
          <table:table-cell office:value-type="float" office:value="201811" table:formula="of:=IF(RIGHT([.M1];2)&lt;&quot;12&quot;;[.M1]+1;(LEFT([.M1];4)+1)*100+1)" table:style-name="ce5">
            <text:p>201811</text:p>
          </table:table-cell>
          <table:table-cell office:value-type="float" office:value="201812" table:formula="of:=IF(RIGHT([.N1];2)&lt;&quot;12&quot;;[.N1]+1;(LEFT([.N1];4)+1)*100+1)" table:style-name="ce5">
            <text:p>201812</text:p>
          </table:table-cell>
          <table:table-cell office:value-type="float" office:value="201901" table:formula="of:=IF(RIGHT([.O1];2)&lt;&quot;12&quot;;[.O1]+1;(LEFT([.O1];4)+1)*100+1)" table:style-name="ce5">
            <text:p>201901</text:p>
          </table:table-cell>
          <table:table-cell office:value-type="float" office:value="201902" table:formula="of:=IF(RIGHT([.P1];2)&lt;&quot;12&quot;;[.P1]+1;(LEFT([.P1];4)+1)*100+1)" table:style-name="ce5">
            <text:p>201902</text:p>
          </table:table-cell>
          <table:table-cell office:value-type="float" office:value="201903" table:formula="of:=IF(RIGHT([.Q1];2)&lt;&quot;12&quot;;[.Q1]+1;(LEFT([.Q1];4)+1)*100+1)" table:style-name="ce5">
            <text:p>201903</text:p>
          </table:table-cell>
          <table:table-cell office:value-type="float" office:value="201904" table:formula="of:=IF(RIGHT([.R1];2)&lt;&quot;12&quot;;[.R1]+1;(LEFT([.R1];4)+1)*100+1)" table:style-name="ce5">
            <text:p>201904</text:p>
          </table:table-cell>
          <table:table-cell table:style-name="ce5"/>
          <table:table-cell office:value-type="string" table:style-name="ce6">
            <text:p>Ente responsabile azione</text:p>
          </table:table-cell>
          <table:table-cell table:style-name="ce6"/>
          <table:table-cell office:value-type="string" table:style-name="ce7">
            <text:p>Enti coinvolti singoli outuput</text:p>
          </table:table-cell>
          <table:table-cell table:style-name="ce8"/>
          <table:table-cell office:value-type="string" table:style-name="ce54">
            <text:p>Figure professionali</text:p>
          </table:table-cell>
          <table:table-cell table:style-name="ce55"/>
          <table:table-cell office:value-type="string" table:style-name="ce54">
            <text:p>Ore uomo preventivo</text:p>
          </table:table-cell>
          <table:table-cell table:style-name="ce9"/>
          <table:table-cell office:value-type="string" table:style-name="ce7">
            <text:p>Ore uomo consuntivo</text:p>
          </table:table-cell>
          <table:table-cell table:style-name="ce2"/>
          <table:table-cell table:style-name="ce10"/>
          <table:table-cell table:number-columns-repeated="4" table:style-name="ce51"/>
          <table:table-cell table:number-columns-repeated="987" table:style-name="ce10"/>
          <table:table-cell table:number-columns-repeated="15362"/>
        </table:table-row>
        <table:table-row table:style-name="ro2">
          <table:table-cell table:style-name="ce2"/>
          <table:table-cell table:style-name="ce46"/>
          <table:table-cell table:number-columns-repeated="3" table:style-name="ce2"/>
          <table:table-cell table:style-name="ce3"/>
          <table:table-cell table:style-name="ce2"/>
          <table:table-cell table:style-name="ce4"/>
          <table:table-cell table:number-columns-repeated="12" table:style-name="ce5"/>
          <table:table-cell table:number-columns-repeated="2" table:style-name="ce11"/>
          <table:table-cell table:style-name="ce9"/>
          <table:table-cell table:style-name="ce12"/>
          <table:table-cell table:number-columns-repeated="3" table:style-name="ce55"/>
          <table:table-cell table:number-columns-repeated="2" table:style-name="ce9"/>
          <table:table-cell table:style-name="ce2"/>
          <table:table-cell table:style-name="ce10"/>
          <table:table-cell table:number-columns-repeated="4" table:style-name="ce51"/>
          <table:table-cell table:number-columns-repeated="987" table:style-name="ce10"/>
          <table:table-cell table:number-columns-repeated="15362"/>
        </table:table-row>
        <table:table-row table:style-name="ro3">
          <table:table-cell office:value-type="string" table:style-name="ce13">
            <text:p>Attività</text:p>
          </table:table-cell>
          <table:table-cell office:value-type="string" table:style-name="ce47">
            <text:p>Descrizione</text:p>
          </table:table-cell>
          <table:table-cell office:value-type="string" table:style-name="ce13">
            <text:p>Progressivo e vincoli</text:p>
          </table:table-cell>
          <table:table-cell office:value-type="string" table:style-name="ce13">
            <text:p>Data inizio</text:p>
          </table:table-cell>
          <table:table-cell office:value-type="string" table:style-name="ce13">
            <text:p>Data fine</text:p>
          </table:table-cell>
          <table:table-cell office:value-type="string" table:style-name="ce13">
            <text:p>Inizio Risched.</text:p>
          </table:table-cell>
          <table:table-cell office:value-type="string" table:style-name="ce13">
            <text:p>Fine Risched</text:p>
          </table:table-cell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table:style-name="ce13"/>
          <table:table-cell table:number-columns-repeated="2" table:style-name="ce7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16"/>
          <table:table-cell table:style-name="ce17"/>
          <table:table-cell table:number-columns-repeated="4" table:style-name="ce52"/>
          <table:table-cell table:number-columns-repeated="987" table:style-name="ce17"/>
          <table:table-cell table:number-columns-repeated="15362"/>
        </table:table-row>
        <table:table-row table:style-name="ro4">
          <table:table-cell office:value-type="string" table:style-name="ce18">
            <text:p>A1.1</text:p>
          </table:table-cell>
          <table:table-cell office:value-type="string" table:style-name="ce27">
            <text:p>Kickoff di Progetto con descrizione degli obiettivi progettuali, azioni ed attività, composizione del Comitato Sci<text:span text:style-name="T2">entifico, ruoli e responsabilità per le diverse azioni progettuali</text:span></text:p>
            <text:p/>
          </table:table-cell>
          <table:table-cell office:value-type="float" office:value="1" table:style-name="ce19">
            <text:p>1</text:p>
          </table:table-cell>
          <table:table-cell office:value-type="date" office:date-value="2017-10-02T00:00:00" table:style-name="ce20">
            <text:p>02/10/2017</text:p>
          </table:table-cell>
          <table:table-cell office:value-type="date" office:date-value="2017-10-06T00:00:00" table:style-name="ce20">
            <text:p>06/10/2017</text:p>
          </table:table-cell>
          <table:table-cell office:value-type="date" office:date-value="2018-05-02T00:00:00" table:formula="of:=[.D4]+[.$F$1]" table:style-name="ce20">
            <text:p>02/05/2018</text:p>
          </table:table-cell>
          <table:table-cell office:value-type="date" office:date-value="2018-05-06T00:00:00" table:formula="of:=[.E4]+[.$F$1]" table:style-name="ce20">
            <text:p>06/05/2018</text:p>
          </table:table-cell>
          <table:table-cell office:value-type="string" office:string-value="X" table:formula="of:=IF(AND([.H$1]&gt;=YEAR([.$F4])*100+MONTH([.$F4]);[.H$1]&lt;=YEAR([.$G4])*100+MONTH([.$G4]));&quot;X&quot;;&quot;&quot;)" table:style-name="ce61">
            <text:p>X</text:p>
          </table:table-cell>
          <table:table-cell office:value-type="string" office:string-value="" table:formula="of:=IF(AND([.I$1]&gt;=YEAR([.$F4])*100+MONTH([.$F4]);[.I$1]&lt;=YEAR([.$G4])*100+MONTH([.$G4]));&quot;X&quot;;&quot;&quot;)" table:style-name="ce61"/>
          <table:table-cell office:value-type="string" office:string-value="" table:formula="of:=IF(AND([.J$1]&gt;=YEAR([.$F4])*100+MONTH([.$F4]);[.J$1]&lt;=YEAR([.$G4])*100+MONTH([.$G4]));&quot;X&quot;;&quot;&quot;)" table:style-name="ce61"/>
          <table:table-cell office:value-type="string" office:string-value="" table:formula="of:=IF(AND([.K$1]&gt;=YEAR([.$F4])*100+MONTH([.$F4]);[.K$1]&lt;=YEAR([.$G4])*100+MONTH([.$G4]));&quot;X&quot;;&quot;&quot;)" table:style-name="ce61"/>
          <table:table-cell office:value-type="string" office:string-value="" table:formula="of:=IF(AND([.L$1]&gt;=YEAR([.$F4])*100+MONTH([.$F4]);[.L$1]&lt;=YEAR([.$G4])*100+MONTH([.$G4]));&quot;X&quot;;&quot;&quot;)" table:style-name="ce61"/>
          <table:table-cell office:value-type="string" office:string-value="" table:formula="of:=IF(AND([.M$1]&gt;=YEAR([.$F4])*100+MONTH([.$F4]);[.M$1]&lt;=YEAR([.$G4])*100+MONTH([.$G4]));&quot;X&quot;;&quot;&quot;)" table:style-name="ce61"/>
          <table:table-cell office:value-type="string" office:string-value="" table:formula="of:=IF(AND([.N$1]&gt;=YEAR([.$F4])*100+MONTH([.$F4]);[.N$1]&lt;=YEAR([.$G4])*100+MONTH([.$G4]));&quot;X&quot;;&quot;&quot;)" table:style-name="ce61"/>
          <table:table-cell office:value-type="string" office:string-value="" table:formula="of:=IF(AND([.O$1]&gt;=YEAR([.$F4])*100+MONTH([.$F4]);[.O$1]&lt;=YEAR([.$G4])*100+MONTH([.$G4]));&quot;X&quot;;&quot;&quot;)" table:style-name="ce61"/>
          <table:table-cell office:value-type="string" office:string-value="" table:formula="of:=IF(AND([.P$1]&gt;=YEAR([.$F4])*100+MONTH([.$F4]);[.P$1]&lt;=YEAR([.$G4])*100+MONTH([.$G4]));&quot;X&quot;;&quot;&quot;)" table:style-name="ce61"/>
          <table:table-cell office:value-type="string" office:string-value="" table:formula="of:=IF(AND([.Q$1]&gt;=YEAR([.$F4])*100+MONTH([.$F4]);[.Q$1]&lt;=YEAR([.$G4])*100+MONTH([.$G4]));&quot;X&quot;;&quot;&quot;)" table:style-name="ce61"/>
          <table:table-cell office:value-type="string" office:string-value="" table:formula="of:=IF(AND([.R$1]&gt;=YEAR([.$F4])*100+MONTH([.$F4]);[.R$1]&lt;=YEAR([.$G4])*100+MONTH([.$G4]));&quot;X&quot;;&quot;&quot;)" table:style-name="ce61"/>
          <table:table-cell office:value-type="string" office:string-value="" table:formula="of:=IF(AND([.S$1]&gt;=YEAR([.$F4])*100+MONTH([.$F4]);[.S$1]&lt;=YEAR([.$G4])*100+MONTH([.$G4]));&quot;X&quot;;&quot;&quot;)"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23"/>
          <table:table-cell table:style-name="ce24"/>
          <table:table-cell office:value-type="string" table:style-name="ce56">
            <text:p>Resp. Servizio</text:p>
          </table:table-cell>
          <table:table-cell office:value-type="float" office:value="1" table:style-name="ce56">
            <text:p>1</text:p>
          </table:table-cell>
          <table:table-cell office:value-type="float" office:value="16" table:style-name="ce57">
            <text:p>16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1.1</text:p>
          </table:table-cell>
          <table:table-cell office:value-type="string" table:style-name="ce26">
            <text:p>materiale kickoff di Progetto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2"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1.2</text:p>
          </table:table-cell>
          <table:table-cell office:value-type="string" table:style-name="ce26">
            <text:p>matrice RACI per tutte le azioni ed attività del Progetto, con assegnazione di Ruoli e Responsabilità nel gruppo di lavoro e Comitato Scientifico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2"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1.3</text:p>
          </table:table-cell>
          <table:table-cell office:value-type="string" table:style-name="ce26">
            <text:p>pianificazione di massima del Progetto, delle azioni ed attività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2"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1.4</text:p>
          </table:table-cell>
          <table:table-cell office:value-type="string" table:style-name="ce26">
            <text:p>definizione dei prossimi passi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2"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5">
          <table:table-cell office:value-type="string" table:style-name="ce18">
            <text:p>A1.2</text:p>
          </table:table-cell>
          <table:table-cell office:value-type="string" table:style-name="ce27">
            <text:p>Definizione di metodologia di Direzione, Coordinamento e Monitoraggio del Progetto da parte del Comitato Scientifico, inclusa la gestione dei rischi di progetto e la metodologia di raccolta e condivisione dei documenti di Progetto e la strategia di comunicazione</text:p>
          </table:table-cell>
          <table:table-cell office:value-type="float" office:value="2" table:style-name="ce19">
            <text:p>2</text:p>
          </table:table-cell>
          <table:table-cell office:value-type="date" office:date-value="2017-10-09T00:00:00" table:style-name="ce20">
            <text:p>09/10/2017</text:p>
          </table:table-cell>
          <table:table-cell office:value-type="date" office:date-value="2017-10-13T00:00:00" table:style-name="ce20">
            <text:p>13/10/2017</text:p>
          </table:table-cell>
          <table:table-cell office:value-type="date" office:date-value="2018-05-09T00:00:00" table:formula="of:=[.D9]+[.$F$1]" table:style-name="ce20">
            <text:p>09/05/2018</text:p>
          </table:table-cell>
          <table:table-cell office:value-type="date" office:date-value="2018-05-13T00:00:00" table:formula="of:=[.E9]+[.$F$1]" table:style-name="ce20">
            <text:p>13/05/2018</text:p>
          </table:table-cell>
          <table:table-cell office:value-type="string" office:string-value="X" table:formula="of:=IF(AND([.H$1]&gt;=YEAR([.$F9])*100+MONTH([.$F9]);[.H$1]&lt;=YEAR([.$G9])*100+MONTH([.$G9]));&quot;X&quot;;&quot;&quot;)" table:style-name="ce61">
            <text:p>X</text:p>
          </table:table-cell>
          <table:table-cell office:value-type="string" office:string-value="" table:formula="of:=IF(AND([.I$1]&gt;=YEAR([.$F9])*100+MONTH([.$F9]);[.I$1]&lt;=YEAR([.$G9])*100+MONTH([.$G9]));&quot;X&quot;;&quot;&quot;)" table:style-name="ce61"/>
          <table:table-cell office:value-type="string" office:string-value="" table:formula="of:=IF(AND([.J$1]&gt;=YEAR([.$F9])*100+MONTH([.$F9]);[.J$1]&lt;=YEAR([.$G9])*100+MONTH([.$G9]));&quot;X&quot;;&quot;&quot;)" table:style-name="ce61"/>
          <table:table-cell office:value-type="string" office:string-value="" table:formula="of:=IF(AND([.K$1]&gt;=YEAR([.$F9])*100+MONTH([.$F9]);[.K$1]&lt;=YEAR([.$G9])*100+MONTH([.$G9]));&quot;X&quot;;&quot;&quot;)" table:style-name="ce61"/>
          <table:table-cell office:value-type="string" office:string-value="" table:formula="of:=IF(AND([.L$1]&gt;=YEAR([.$F9])*100+MONTH([.$F9]);[.L$1]&lt;=YEAR([.$G9])*100+MONTH([.$G9]));&quot;X&quot;;&quot;&quot;)" table:style-name="ce61"/>
          <table:table-cell office:value-type="string" office:string-value="" table:formula="of:=IF(AND([.M$1]&gt;=YEAR([.$F9])*100+MONTH([.$F9]);[.M$1]&lt;=YEAR([.$G9])*100+MONTH([.$G9]));&quot;X&quot;;&quot;&quot;)" table:style-name="ce61"/>
          <table:table-cell office:value-type="string" office:string-value="" table:formula="of:=IF(AND([.N$1]&gt;=YEAR([.$F9])*100+MONTH([.$F9]);[.N$1]&lt;=YEAR([.$G9])*100+MONTH([.$G9]));&quot;X&quot;;&quot;&quot;)" table:style-name="ce61"/>
          <table:table-cell office:value-type="string" office:string-value="" table:formula="of:=IF(AND([.O$1]&gt;=YEAR([.$F9])*100+MONTH([.$F9]);[.O$1]&lt;=YEAR([.$G9])*100+MONTH([.$G9]));&quot;X&quot;;&quot;&quot;)" table:style-name="ce61"/>
          <table:table-cell office:value-type="string" office:string-value="" table:formula="of:=IF(AND([.P$1]&gt;=YEAR([.$F9])*100+MONTH([.$F9]);[.P$1]&lt;=YEAR([.$G9])*100+MONTH([.$G9]));&quot;X&quot;;&quot;&quot;)" table:style-name="ce61"/>
          <table:table-cell office:value-type="string" office:string-value="" table:formula="of:=IF(AND([.Q$1]&gt;=YEAR([.$F9])*100+MONTH([.$F9]);[.Q$1]&lt;=YEAR([.$G9])*100+MONTH([.$G9]));&quot;X&quot;;&quot;&quot;)" table:style-name="ce61"/>
          <table:table-cell office:value-type="string" office:string-value="" table:formula="of:=IF(AND([.R$1]&gt;=YEAR([.$F9])*100+MONTH([.$F9]);[.R$1]&lt;=YEAR([.$G9])*100+MONTH([.$G9]));&quot;X&quot;;&quot;&quot;)" table:style-name="ce61"/>
          <table:table-cell office:value-type="string" office:string-value="" table:formula="of:=IF(AND([.S$1]&gt;=YEAR([.$F9])*100+MONTH([.$F9]);[.S$1]&lt;=YEAR([.$G9])*100+MONTH([.$G9]));&quot;X&quot;;&quot;&quot;)"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6">
            <text:p>Resp. Servizio</text:p>
          </table:table-cell>
          <table:table-cell office:value-type="float" office:value="1" table:style-name="ce56">
            <text:p>1</text:p>
          </table:table-cell>
          <table:table-cell office:value-type="float" office:value="32" table:style-name="ce57">
            <text:p>32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2.1</text:p>
          </table:table-cell>
          <table:table-cell office:value-type="string" table:style-name="ce26">
            <text:p>metodologia progettuale per assicurare una gestione omnicomprensiva dei diversi aspetti da indirizzare e manutere durante l'intero ciclo di vita del progetto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2.2</text:p>
          </table:table-cell>
          <table:table-cell office:value-type="string" table:style-name="ce26">
            <text:p>strategia di comunicazione interna al gruppo di lavoro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>
          <table:table-cell office:value-type="string" table:style-name="ce18">
            <text:p>A1.3</text:p>
          </table:table-cell>
          <table:table-cell office:value-type="string" table:style-name="ce27">
            <text:p>Definizione del Piano di Lavoro annuale e del Programma di lavoro da parte del Comitato Scientifico,<text:span text:style-name="T2"><text:s/>con descrizione dei task progettuali e relativi obiettivi basati sulle azioni A1 - A5, indicatori e target</text:span></text:p>
          </table:table-cell>
          <table:table-cell office:value-type="float" office:value="3" table:style-name="ce19">
            <text:p>3</text:p>
          </table:table-cell>
          <table:table-cell office:value-type="date" office:date-value="2017-10-02T00:00:00" table:style-name="ce20">
            <text:p>02/10/2017</text:p>
          </table:table-cell>
          <table:table-cell office:value-type="date" office:date-value="2017-10-20T00:00:00" table:style-name="ce20">
            <text:p>20/10/2017</text:p>
          </table:table-cell>
          <table:table-cell office:value-type="date" office:date-value="2018-05-02T00:00:00" table:formula="of:=[.D12]+[.$F$1]" table:style-name="ce20">
            <text:p>02/05/2018</text:p>
          </table:table-cell>
          <table:table-cell office:value-type="date" office:date-value="2018-05-20T00:00:00" table:formula="of:=[.E12]+[.$F$1]" table:style-name="ce20">
            <text:p>20/05/2018</text:p>
          </table:table-cell>
          <table:table-cell office:value-type="string" office:string-value="X" table:formula="of:=IF(AND([.H$1]&gt;=YEAR([.$F12])*100+MONTH([.$F12]);[.H$1]&lt;=YEAR([.$G12])*100+MONTH([.$G12]));&quot;X&quot;;&quot;&quot;)" table:style-name="ce61">
            <text:p>X</text:p>
          </table:table-cell>
          <table:table-cell office:value-type="string" office:string-value="" table:formula="of:=IF(AND([.I$1]&gt;=YEAR([.$F12])*100+MONTH([.$F12]);[.I$1]&lt;=YEAR([.$G12])*100+MONTH([.$G12]));&quot;X&quot;;&quot;&quot;)" table:style-name="ce61"/>
          <table:table-cell office:value-type="string" office:string-value="" table:formula="of:=IF(AND([.J$1]&gt;=YEAR([.$F12])*100+MONTH([.$F12]);[.J$1]&lt;=YEAR([.$G12])*100+MONTH([.$G12]));&quot;X&quot;;&quot;&quot;)" table:style-name="ce61"/>
          <table:table-cell office:value-type="string" office:string-value="" table:formula="of:=IF(AND([.K$1]&gt;=YEAR([.$F12])*100+MONTH([.$F12]);[.K$1]&lt;=YEAR([.$G12])*100+MONTH([.$G12]));&quot;X&quot;;&quot;&quot;)" table:style-name="ce61"/>
          <table:table-cell office:value-type="string" office:string-value="" table:formula="of:=IF(AND([.L$1]&gt;=YEAR([.$F12])*100+MONTH([.$F12]);[.L$1]&lt;=YEAR([.$G12])*100+MONTH([.$G12]));&quot;X&quot;;&quot;&quot;)" table:style-name="ce61"/>
          <table:table-cell office:value-type="string" office:string-value="" table:formula="of:=IF(AND([.M$1]&gt;=YEAR([.$F12])*100+MONTH([.$F12]);[.M$1]&lt;=YEAR([.$G12])*100+MONTH([.$G12]));&quot;X&quot;;&quot;&quot;)" table:style-name="ce61"/>
          <table:table-cell office:value-type="string" office:string-value="" table:formula="of:=IF(AND([.N$1]&gt;=YEAR([.$F12])*100+MONTH([.$F12]);[.N$1]&lt;=YEAR([.$G12])*100+MONTH([.$G12]));&quot;X&quot;;&quot;&quot;)" table:style-name="ce61"/>
          <table:table-cell office:value-type="string" office:string-value="" table:formula="of:=IF(AND([.O$1]&gt;=YEAR([.$F12])*100+MONTH([.$F12]);[.O$1]&lt;=YEAR([.$G12])*100+MONTH([.$G12]));&quot;X&quot;;&quot;&quot;)" table:style-name="ce61"/>
          <table:table-cell office:value-type="string" office:string-value="" table:formula="of:=IF(AND([.P$1]&gt;=YEAR([.$F12])*100+MONTH([.$F12]);[.P$1]&lt;=YEAR([.$G12])*100+MONTH([.$G12]));&quot;X&quot;;&quot;&quot;)" table:style-name="ce61"/>
          <table:table-cell office:value-type="string" office:string-value="" table:formula="of:=IF(AND([.Q$1]&gt;=YEAR([.$F12])*100+MONTH([.$F12]);[.Q$1]&lt;=YEAR([.$G12])*100+MONTH([.$G12]));&quot;X&quot;;&quot;&quot;)" table:style-name="ce61"/>
          <table:table-cell office:value-type="string" office:string-value="" table:formula="of:=IF(AND([.R$1]&gt;=YEAR([.$F12])*100+MONTH([.$F12]);[.R$1]&lt;=YEAR([.$G12])*100+MONTH([.$G12]));&quot;X&quot;;&quot;&quot;)" table:style-name="ce61"/>
          <table:table-cell office:value-type="string" office:string-value="" table:formula="of:=IF(AND([.S$1]&gt;=YEAR([.$F12])*100+MONTH([.$F12]);[.S$1]&lt;=YEAR([.$G12])*100+MONTH([.$G12]));&quot;X&quot;;&quot;&quot;)"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6">
            <text:p>Resp. Servizio</text:p>
          </table:table-cell>
          <table:table-cell office:value-type="float" office:value="1" table:style-name="ce56">
            <text:p>1</text:p>
          </table:table-cell>
          <table:table-cell office:value-type="float" office:value="36" table:style-name="ce57">
            <text:p>36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3.1</text:p>
          </table:table-cell>
          <table:table-cell office:value-type="string" table:style-name="ce26">
            <text:p>Piano di Lavoro annuale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3.2</text:p>
          </table:table-cell>
          <table:table-cell office:value-type="string" table:style-name="ce26">
            <text:p>Programma di lavoro dettagliato dei task progettuali, con obiettivi, quick wins, risorse, prioritizzazione e dipendenze tra task, deliverable e tempistiche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3.3</text:p>
          </table:table-cell>
          <table:table-cell office:value-type="string" table:style-name="ce26">
            <text:p>indicatori e target progettuali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>
          <table:table-cell office:value-type="string" table:style-name="ce18">
            <text:p>A1.4</text:p>
          </table:table-cell>
          <table:table-cell office:value-type="string" table:style-name="ce27">
            <text:p>Esecuzione del Programma di lavoro con Direzione, Coordinamento e Monitoraggio del Comitato Scientifi<text:span text:style-name="T2">co</text:span></text:p>
          </table:table-cell>
          <table:table-cell office:value-type="float" office:value="4" table:style-name="ce19">
            <text:p>4</text:p>
          </table:table-cell>
          <table:table-cell office:value-type="date" office:date-value="2017-10-23T00:00:00" table:style-name="ce20">
            <text:p>23/10/2017</text:p>
          </table:table-cell>
          <table:table-cell office:value-type="date" office:date-value="2018-09-28T00:00:00" table:style-name="ce20">
            <text:p>28/09/2018</text:p>
          </table:table-cell>
          <table:table-cell office:value-type="date" office:date-value="2018-05-23T00:00:00" table:formula="of:=[.D16]+[.$F$1]" table:style-name="ce20">
            <text:p>23/05/2018</text:p>
          </table:table-cell>
          <table:table-cell office:value-type="date" office:date-value="2019-04-28T00:00:00" table:formula="of:=[.E16]+[.$F$1]" table:style-name="ce20">
            <text:p>28/04/2019</text:p>
          </table:table-cell>
          <table:table-cell office:value-type="string" office:string-value="X" table:formula="of:=IF(AND([.H$1]&gt;=YEAR([.$F16])*100+MONTH([.$F16]);[.H$1]&lt;=YEAR([.$G16])*100+MONTH([.$G16]));&quot;X&quot;;&quot;&quot;)" table:style-name="ce61">
            <text:p>X</text:p>
          </table:table-cell>
          <table:table-cell office:value-type="string" office:string-value="X" table:formula="of:=IF(AND([.I$1]&gt;=YEAR([.$F16])*100+MONTH([.$F16]);[.I$1]&lt;=YEAR([.$G16])*100+MONTH([.$G16]));&quot;X&quot;;&quot;&quot;)" table:style-name="ce61">
            <text:p>X</text:p>
          </table:table-cell>
          <table:table-cell office:value-type="string" office:string-value="X" table:formula="of:=IF(AND([.J$1]&gt;=YEAR([.$F16])*100+MONTH([.$F16]);[.J$1]&lt;=YEAR([.$G16])*100+MONTH([.$G16]));&quot;X&quot;;&quot;&quot;)" table:style-name="ce61">
            <text:p>X</text:p>
          </table:table-cell>
          <table:table-cell office:value-type="string" office:string-value="X" table:formula="of:=IF(AND([.K$1]&gt;=YEAR([.$F16])*100+MONTH([.$F16]);[.K$1]&lt;=YEAR([.$G16])*100+MONTH([.$G16]));&quot;X&quot;;&quot;&quot;)" table:style-name="ce61">
            <text:p>X</text:p>
          </table:table-cell>
          <table:table-cell office:value-type="string" office:string-value="X" table:formula="of:=IF(AND([.L$1]&gt;=YEAR([.$F16])*100+MONTH([.$F16]);[.L$1]&lt;=YEAR([.$G16])*100+MONTH([.$G16]));&quot;X&quot;;&quot;&quot;)" table:style-name="ce61">
            <text:p>X</text:p>
          </table:table-cell>
          <table:table-cell office:value-type="string" office:string-value="X" table:formula="of:=IF(AND([.M$1]&gt;=YEAR([.$F16])*100+MONTH([.$F16]);[.M$1]&lt;=YEAR([.$G16])*100+MONTH([.$G16]));&quot;X&quot;;&quot;&quot;)" table:style-name="ce61">
            <text:p>X</text:p>
          </table:table-cell>
          <table:table-cell office:value-type="string" office:string-value="X" table:formula="of:=IF(AND([.N$1]&gt;=YEAR([.$F16])*100+MONTH([.$F16]);[.N$1]&lt;=YEAR([.$G16])*100+MONTH([.$G16]));&quot;X&quot;;&quot;&quot;)" table:style-name="ce61">
            <text:p>X</text:p>
          </table:table-cell>
          <table:table-cell office:value-type="string" office:string-value="X" table:formula="of:=IF(AND([.O$1]&gt;=YEAR([.$F16])*100+MONTH([.$F16]);[.O$1]&lt;=YEAR([.$G16])*100+MONTH([.$G16]));&quot;X&quot;;&quot;&quot;)" table:style-name="ce61">
            <text:p>X</text:p>
          </table:table-cell>
          <table:table-cell office:value-type="string" office:string-value="X" table:formula="of:=IF(AND([.P$1]&gt;=YEAR([.$F16])*100+MONTH([.$F16]);[.P$1]&lt;=YEAR([.$G16])*100+MONTH([.$G16]));&quot;X&quot;;&quot;&quot;)" table:style-name="ce61">
            <text:p>X</text:p>
          </table:table-cell>
          <table:table-cell office:value-type="string" office:string-value="X" table:formula="of:=IF(AND([.Q$1]&gt;=YEAR([.$F16])*100+MONTH([.$F16]);[.Q$1]&lt;=YEAR([.$G16])*100+MONTH([.$G16]));&quot;X&quot;;&quot;&quot;)" table:style-name="ce61">
            <text:p>X</text:p>
          </table:table-cell>
          <table:table-cell office:value-type="string" office:string-value="X" table:formula="of:=IF(AND([.R$1]&gt;=YEAR([.$F16])*100+MONTH([.$F16]);[.R$1]&lt;=YEAR([.$G16])*100+MONTH([.$G16]));&quot;X&quot;;&quot;&quot;)" table:style-name="ce61">
            <text:p>X</text:p>
          </table:table-cell>
          <table:table-cell office:value-type="string" office:string-value="X" table:formula="of:=IF(AND([.S$1]&gt;=YEAR([.$F16])*100+MONTH([.$F16]);[.S$1]&lt;=YEAR([.$G16])*100+MONTH([.$G16]));&quot;X&quot;;&quot;&quot;)" table:style-name="ce61">
            <text:p>X</text:p>
          </table:table-cell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6">
            <text:p>Resp. Servizio</text:p>
          </table:table-cell>
          <table:table-cell office:value-type="float" office:value="1" table:style-name="ce56">
            <text:p>1</text:p>
          </table:table-cell>
          <table:table-cell office:value-type="float" office:value="160" table:style-name="ce57">
            <text:p>160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18">
            <text:p>1.4.1</text:p>
          </table:table-cell>
          <table:table-cell office:value-type="string" table:style-name="ce26">
            <text:p>SAL mensili degli obiettivi e dei task progettuali, con attenzione ai quick wins ed al monitoraggio dei rischi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4.2</text:p>
          </table:table-cell>
          <table:table-cell office:value-type="string" table:style-name="ce26">
            <text:p>misurazioni degli indicatori, con individuazione degli scostamenti e definizione di nuovi indicatori o nuovi targe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4.3</text:p>
          </table:table-cell>
          <table:table-cell office:value-type="string" table:style-name="ce26">
            <text:p>Programma di lavoro aggiornato con azioni correttive, ripianificazione di task, nuovi indicatori o nuovi target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4.4</text:p>
          </table:table-cell>
          <table:table-cell office:value-type="string" table:style-name="ce26">
            <text:p>comunicazioni ai partner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>
          <table:table-cell office:value-type="string" table:style-name="ce18">
            <text:p>A1.5</text:p>
          </table:table-cell>
          <table:table-cell office:value-type="string" table:style-name="ce27">
            <text:p>Monitoraggio amministrativo mensile dei costi di Progetto nel rispetto dell'intervento finanziato e delle tipologi<text:span text:style-name="T2">e di spesa ritenute ammissibili</text:span></text:p>
          </table:table-cell>
          <table:table-cell office:value-type="float" office:value="4" table:style-name="ce19">
            <text:p>4</text:p>
          </table:table-cell>
          <table:table-cell office:value-type="date" office:date-value="2017-10-02T00:00:00" table:style-name="ce20">
            <text:p>02/10/2017</text:p>
          </table:table-cell>
          <table:table-cell office:value-type="date" office:date-value="2018-09-28T00:00:00" table:style-name="ce20">
            <text:p>28/09/2018</text:p>
          </table:table-cell>
          <table:table-cell office:value-type="date" office:date-value="2018-05-02T00:00:00" table:formula="of:=[.D21]+[.$F$1]" table:style-name="ce20">
            <text:p>02/05/2018</text:p>
          </table:table-cell>
          <table:table-cell office:value-type="date" office:date-value="2019-04-28T00:00:00" table:formula="of:=[.E21]+[.$F$1]" table:style-name="ce20">
            <text:p>28/04/2019</text:p>
          </table:table-cell>
          <table:table-cell office:value-type="string" office:string-value="X" table:formula="of:=IF(AND([.H$1]&gt;=YEAR([.$F21])*100+MONTH([.$F21]);[.H$1]&lt;=YEAR([.$G21])*100+MONTH([.$G21]));&quot;X&quot;;&quot;&quot;)" table:style-name="ce61">
            <text:p>X</text:p>
          </table:table-cell>
          <table:table-cell office:value-type="string" office:string-value="X" table:formula="of:=IF(AND([.I$1]&gt;=YEAR([.$F21])*100+MONTH([.$F21]);[.I$1]&lt;=YEAR([.$G21])*100+MONTH([.$G21]));&quot;X&quot;;&quot;&quot;)" table:style-name="ce61">
            <text:p>X</text:p>
          </table:table-cell>
          <table:table-cell office:value-type="string" office:string-value="X" table:formula="of:=IF(AND([.J$1]&gt;=YEAR([.$F21])*100+MONTH([.$F21]);[.J$1]&lt;=YEAR([.$G21])*100+MONTH([.$G21]));&quot;X&quot;;&quot;&quot;)" table:style-name="ce61">
            <text:p>X</text:p>
          </table:table-cell>
          <table:table-cell office:value-type="string" office:string-value="X" table:formula="of:=IF(AND([.K$1]&gt;=YEAR([.$F21])*100+MONTH([.$F21]);[.K$1]&lt;=YEAR([.$G21])*100+MONTH([.$G21]));&quot;X&quot;;&quot;&quot;)" table:style-name="ce61">
            <text:p>X</text:p>
          </table:table-cell>
          <table:table-cell office:value-type="string" office:string-value="X" table:formula="of:=IF(AND([.L$1]&gt;=YEAR([.$F21])*100+MONTH([.$F21]);[.L$1]&lt;=YEAR([.$G21])*100+MONTH([.$G21]));&quot;X&quot;;&quot;&quot;)" table:style-name="ce61">
            <text:p>X</text:p>
          </table:table-cell>
          <table:table-cell office:value-type="string" office:string-value="X" table:formula="of:=IF(AND([.M$1]&gt;=YEAR([.$F21])*100+MONTH([.$F21]);[.M$1]&lt;=YEAR([.$G21])*100+MONTH([.$G21]));&quot;X&quot;;&quot;&quot;)" table:style-name="ce61">
            <text:p>X</text:p>
          </table:table-cell>
          <table:table-cell office:value-type="string" office:string-value="X" table:formula="of:=IF(AND([.N$1]&gt;=YEAR([.$F21])*100+MONTH([.$F21]);[.N$1]&lt;=YEAR([.$G21])*100+MONTH([.$G21]));&quot;X&quot;;&quot;&quot;)" table:style-name="ce61">
            <text:p>X</text:p>
          </table:table-cell>
          <table:table-cell office:value-type="string" office:string-value="X" table:formula="of:=IF(AND([.O$1]&gt;=YEAR([.$F21])*100+MONTH([.$F21]);[.O$1]&lt;=YEAR([.$G21])*100+MONTH([.$G21]));&quot;X&quot;;&quot;&quot;)" table:style-name="ce61">
            <text:p>X</text:p>
          </table:table-cell>
          <table:table-cell office:value-type="string" office:string-value="X" table:formula="of:=IF(AND([.P$1]&gt;=YEAR([.$F21])*100+MONTH([.$F21]);[.P$1]&lt;=YEAR([.$G21])*100+MONTH([.$G21]));&quot;X&quot;;&quot;&quot;)" table:style-name="ce61">
            <text:p>X</text:p>
          </table:table-cell>
          <table:table-cell office:value-type="string" office:string-value="X" table:formula="of:=IF(AND([.Q$1]&gt;=YEAR([.$F21])*100+MONTH([.$F21]);[.Q$1]&lt;=YEAR([.$G21])*100+MONTH([.$G21]));&quot;X&quot;;&quot;&quot;)" table:style-name="ce61">
            <text:p>X</text:p>
          </table:table-cell>
          <table:table-cell office:value-type="string" office:string-value="X" table:formula="of:=IF(AND([.R$1]&gt;=YEAR([.$F21])*100+MONTH([.$F21]);[.R$1]&lt;=YEAR([.$G21])*100+MONTH([.$G21]));&quot;X&quot;;&quot;&quot;)" table:style-name="ce61">
            <text:p>X</text:p>
          </table:table-cell>
          <table:table-cell office:value-type="string" office:string-value="X" table:formula="of:=IF(AND([.S$1]&gt;=YEAR([.$F21])*100+MONTH([.$F21]);[.S$1]&lt;=YEAR([.$G21])*100+MONTH([.$G21]));&quot;X&quot;;&quot;&quot;)" table:style-name="ce61">
            <text:p>X</text:p>
          </table:table-cell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6">
            <text:p>Resp. Servizio</text:p>
          </table:table-cell>
          <table:table-cell office:value-type="float" office:value="1" table:style-name="ce56">
            <text:p>1</text:p>
          </table:table-cell>
          <table:table-cell office:value-type="float" office:value="48" table:style-name="ce57">
            <text:p>48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5.1</text:p>
          </table:table-cell>
          <table:table-cell office:value-type="string" table:style-name="ce26">
            <text:p>stati avanzamento amministrativi periodici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5.2</text:p>
          </table:table-cell>
          <table:table-cell office:value-type="string" table:style-name="ce26">
            <text:p>misurazione degli indicatori amministrativi, con individuazione degli scostamenti rispetto ai target definiti ed azioni di miglioramento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5.3</text:p>
          </table:table-cell>
          <table:table-cell office:value-type="string" table:style-name="ce26">
            <text:p>comunicazioni ai partner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office:value-type="string" table:style-name="ce56">
            <text:p>Resp. Servizio</text:p>
          </table:table-cell>
          <table:table-cell table:style-name="ce56"/>
          <table:table-cell table:style-name="ce57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>
          <table:table-cell office:value-type="string" table:style-name="ce18">
            <text:p>A1.6</text:p>
          </table:table-cell>
          <table:table-cell office:value-type="string" table:style-name="ce27">
            <text:p>Chiusura del Progetto, con verifica complessiva degli obiettivi delle azioni e focus su quelli rivolt<text:span text:style-name="T2">i a evoluzione, promozione, comunicazione e disseminazione della buona pratica e "lessons learned" per assicurare l'evoluzione della buona pratica</text:span></text:p>
          </table:table-cell>
          <table:table-cell office:value-type="string" table:style-name="ce19">
            <text:p>da inserire alla fine</text:p>
          </table:table-cell>
          <table:table-cell office:value-type="date" office:date-value="2018-09-03T00:00:00" table:style-name="ce20">
            <text:p>03/09/2018</text:p>
          </table:table-cell>
          <table:table-cell office:value-type="date" office:date-value="2018-09-28T00:00:00" table:style-name="ce20">
            <text:p>28/09/2018</text:p>
          </table:table-cell>
          <table:table-cell office:value-type="date" office:date-value="2019-04-03T00:00:00" table:formula="of:=[.D25]+[.$F$1]" table:style-name="ce20">
            <text:p>03/04/2019</text:p>
          </table:table-cell>
          <table:table-cell office:value-type="date" office:date-value="2019-04-28T00:00:00" table:formula="of:=[.E25]+[.$F$1]" table:style-name="ce20">
            <text:p>28/04/2019</text:p>
          </table:table-cell>
          <table:table-cell office:value-type="string" office:string-value="" table:formula="of:=IF(AND([.H$1]&gt;=YEAR([.$F25])*100+MONTH([.$F25]);[.H$1]&lt;=YEAR([.$G25])*100+MONTH([.$G25]));&quot;X&quot;;&quot;&quot;)" table:style-name="ce61"/>
          <table:table-cell office:value-type="string" office:string-value="" table:formula="of:=IF(AND([.I$1]&gt;=YEAR([.$F25])*100+MONTH([.$F25]);[.I$1]&lt;=YEAR([.$G25])*100+MONTH([.$G25]));&quot;X&quot;;&quot;&quot;)" table:style-name="ce61"/>
          <table:table-cell office:value-type="string" office:string-value="" table:formula="of:=IF(AND([.J$1]&gt;=YEAR([.$F25])*100+MONTH([.$F25]);[.J$1]&lt;=YEAR([.$G25])*100+MONTH([.$G25]));&quot;X&quot;;&quot;&quot;)" table:style-name="ce61"/>
          <table:table-cell office:value-type="string" office:string-value="" table:formula="of:=IF(AND([.K$1]&gt;=YEAR([.$F25])*100+MONTH([.$F25]);[.K$1]&lt;=YEAR([.$G25])*100+MONTH([.$G25]));&quot;X&quot;;&quot;&quot;)" table:style-name="ce61"/>
          <table:table-cell office:value-type="string" office:string-value="" table:formula="of:=IF(AND([.L$1]&gt;=YEAR([.$F25])*100+MONTH([.$F25]);[.L$1]&lt;=YEAR([.$G25])*100+MONTH([.$G25]));&quot;X&quot;;&quot;&quot;)" table:style-name="ce61"/>
          <table:table-cell office:value-type="string" office:string-value="" table:formula="of:=IF(AND([.M$1]&gt;=YEAR([.$F25])*100+MONTH([.$F25]);[.M$1]&lt;=YEAR([.$G25])*100+MONTH([.$G25]));&quot;X&quot;;&quot;&quot;)" table:style-name="ce61"/>
          <table:table-cell office:value-type="string" office:string-value="" table:formula="of:=IF(AND([.N$1]&gt;=YEAR([.$F25])*100+MONTH([.$F25]);[.N$1]&lt;=YEAR([.$G25])*100+MONTH([.$G25]));&quot;X&quot;;&quot;&quot;)" table:style-name="ce61"/>
          <table:table-cell office:value-type="string" office:string-value="" table:formula="of:=IF(AND([.O$1]&gt;=YEAR([.$F25])*100+MONTH([.$F25]);[.O$1]&lt;=YEAR([.$G25])*100+MONTH([.$G25]));&quot;X&quot;;&quot;&quot;)" table:style-name="ce61"/>
          <table:table-cell office:value-type="string" office:string-value="" table:formula="of:=IF(AND([.P$1]&gt;=YEAR([.$F25])*100+MONTH([.$F25]);[.P$1]&lt;=YEAR([.$G25])*100+MONTH([.$G25]));&quot;X&quot;;&quot;&quot;)" table:style-name="ce61"/>
          <table:table-cell office:value-type="string" office:string-value="" table:formula="of:=IF(AND([.Q$1]&gt;=YEAR([.$F25])*100+MONTH([.$F25]);[.Q$1]&lt;=YEAR([.$G25])*100+MONTH([.$G25]));&quot;X&quot;;&quot;&quot;)" table:style-name="ce61"/>
          <table:table-cell office:value-type="string" office:string-value="" table:formula="of:=IF(AND([.R$1]&gt;=YEAR([.$F25])*100+MONTH([.$F25]);[.R$1]&lt;=YEAR([.$G25])*100+MONTH([.$G25]));&quot;X&quot;;&quot;&quot;)" table:style-name="ce61"/>
          <table:table-cell office:value-type="string" office:string-value="X" table:formula="of:=IF(AND([.S$1]&gt;=YEAR([.$F25])*100+MONTH([.$F25]);[.S$1]&lt;=YEAR([.$G25])*100+MONTH([.$G25]));&quot;X&quot;;&quot;&quot;)" table:style-name="ce61">
            <text:p>X</text:p>
          </table:table-cell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6">
            <text:p>Resp. Servizio</text:p>
          </table:table-cell>
          <table:table-cell office:value-type="float" office:value="1" table:style-name="ce56">
            <text:p>1</text:p>
          </table:table-cell>
          <table:table-cell office:value-type="float" office:value="20" table:style-name="ce57">
            <text:p>20</text:p>
          </table:table-cell>
          <table:table-cell table:number-columns-repeated="2" table:style-name="ce14"/>
          <table:table-cell table:style-name="ce25"/>
          <table:table-cell table:style-name="ce1"/>
          <table:table-cell table:style-name="ce53"/>
          <table:table-cell table:number-columns-repeated="16352"/>
        </table:table-row>
        <table:table-row table:style-name="ro4" table:visibility="collapse">
          <table:table-cell office:value-type="string" table:style-name="ce18">
            <text:p>1.6.1</text:p>
          </table:table-cell>
          <table:table-cell office:value-type="string" table:style-name="ce26">
            <text:p>raccolta di tutti i documenti di progetto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6.2</text:p>
          </table:table-cell>
          <table:table-cell office:value-type="string" table:style-name="ce26">
            <text:p>versione definitiva del kit di riuso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6.3</text:p>
          </table:table-cell>
          <table:table-cell office:value-type="string" table:style-name="ce26">
            <text:p>indicatori e target finali per l'attuazione della buona pratica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18">
            <text:p>1.6.4</text:p>
          </table:table-cell>
          <table:table-cell office:value-type="string" table:style-name="ce26">
            <text:p>raccomandazioni per future attuazioni della buona pratica</text:p>
          </table:table-cell>
          <table:table-cell table:number-columns-repeated="5" table:style-name="ce19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6">
          <table:table-cell office:value-type="string" table:style-name="ce29">
            <text:p>A2.1</text:p>
          </table:table-cell>
          <table:table-cell office:value-type="string" table:style-name="ce27">
            <text:p>Definizione e Descrizione dei fattori amministrativi, normativi o regolamentari interni ed esterni, quali ad esempio normativa sulla conservazione, standard di riferimento nazionali ed internazionali, accreditamento e certificazioni conservatori, piani strategici, accordi d'intesa, convenzione enti, ecc.</text:p>
          </table:table-cell>
          <table:table-cell table:style-name="ce19"/>
          <table:table-cell office:value-type="date" office:date-value="2017-10-23T00:00:00" table:style-name="ce20">
            <text:p>23/10/2017</text:p>
          </table:table-cell>
          <table:table-cell office:value-type="date" office:date-value="2017-11-03T00:00:00" table:style-name="ce20">
            <text:p>03/11/2017</text:p>
          </table:table-cell>
          <table:table-cell office:value-type="date" office:date-value="2018-05-23T00:00:00" table:formula="of:=[.D30]+[.$F$1]" table:style-name="ce20">
            <text:p>23/05/2018</text:p>
          </table:table-cell>
          <table:table-cell office:value-type="date" office:date-value="2018-06-03T00:00:00" table:formula="of:=[.E30]+[.$F$1]" table:style-name="ce20">
            <text:p>03/06/2018</text:p>
          </table:table-cell>
          <table:table-cell office:value-type="string" office:string-value="X" table:formula="of:=IF(AND([.H$1]&gt;=YEAR([.$F30])*100+MONTH([.$F30]);[.H$1]&lt;=YEAR([.$G30])*100+MONTH([.$G30]));&quot;X&quot;;&quot;&quot;)" table:style-name="ce64">
            <text:p>X</text:p>
          </table:table-cell>
          <table:table-cell office:value-type="string" office:string-value="X" table:formula="of:=IF(AND([.I$1]&gt;=YEAR([.$F30])*100+MONTH([.$F30]);[.I$1]&lt;=YEAR([.$G30])*100+MONTH([.$G30]));&quot;X&quot;;&quot;&quot;)" table:style-name="ce64">
            <text:p>X</text:p>
          </table:table-cell>
          <table:table-cell office:value-type="string" office:string-value="" table:formula="of:=IF(AND([.J$1]&gt;=YEAR([.$F30])*100+MONTH([.$F30]);[.J$1]&lt;=YEAR([.$G30])*100+MONTH([.$G30]));&quot;X&quot;;&quot;&quot;)" table:style-name="ce64"/>
          <table:table-cell office:value-type="string" office:string-value="" table:formula="of:=IF(AND([.K$1]&gt;=YEAR([.$F30])*100+MONTH([.$F30]);[.K$1]&lt;=YEAR([.$G30])*100+MONTH([.$G30]));&quot;X&quot;;&quot;&quot;)" table:style-name="ce64"/>
          <table:table-cell office:value-type="string" office:string-value="" table:formula="of:=IF(AND([.L$1]&gt;=YEAR([.$F30])*100+MONTH([.$F30]);[.L$1]&lt;=YEAR([.$G30])*100+MONTH([.$G30]));&quot;X&quot;;&quot;&quot;)" table:style-name="ce64"/>
          <table:table-cell office:value-type="string" office:string-value="" table:formula="of:=IF(AND([.M$1]&gt;=YEAR([.$F30])*100+MONTH([.$F30]);[.M$1]&lt;=YEAR([.$G30])*100+MONTH([.$G30]));&quot;X&quot;;&quot;&quot;)" table:style-name="ce64"/>
          <table:table-cell office:value-type="string" office:string-value="" table:formula="of:=IF(AND([.N$1]&gt;=YEAR([.$F30])*100+MONTH([.$F30]);[.N$1]&lt;=YEAR([.$G30])*100+MONTH([.$G30]));&quot;X&quot;;&quot;&quot;)" table:style-name="ce64"/>
          <table:table-cell office:value-type="string" office:string-value="" table:formula="of:=IF(AND([.O$1]&gt;=YEAR([.$F30])*100+MONTH([.$F30]);[.O$1]&lt;=YEAR([.$G30])*100+MONTH([.$G30]));&quot;X&quot;;&quot;&quot;)" table:style-name="ce64"/>
          <table:table-cell office:value-type="string" office:string-value="" table:formula="of:=IF(AND([.P$1]&gt;=YEAR([.$F30])*100+MONTH([.$F30]);[.P$1]&lt;=YEAR([.$G30])*100+MONTH([.$G30]));&quot;X&quot;;&quot;&quot;)" table:style-name="ce64"/>
          <table:table-cell office:value-type="string" office:string-value="" table:formula="of:=IF(AND([.Q$1]&gt;=YEAR([.$F30])*100+MONTH([.$F30]);[.Q$1]&lt;=YEAR([.$G30])*100+MONTH([.$G30]));&quot;X&quot;;&quot;&quot;)" table:style-name="ce64"/>
          <table:table-cell office:value-type="string" office:string-value="" table:formula="of:=IF(AND([.R$1]&gt;=YEAR([.$F30])*100+MONTH([.$F30]);[.R$1]&lt;=YEAR([.$G30])*100+MONTH([.$G30]));&quot;X&quot;;&quot;&quot;)" table:style-name="ce64"/>
          <table:table-cell office:value-type="string" office:string-value="" table:formula="of:=IF(AND([.S$1]&gt;=YEAR([.$F30])*100+MONTH([.$F30]);[.S$1]&lt;=YEAR([.$G30])*100+MONTH([.$G30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>1</text:p>
            <text:p/>
          </table:table-cell>
          <table:table-cell office:value-type="string" table:style-name="ce56">
            <text:p>24</text:p>
            <text:p>24</text:p>
            <text:p>24</text:p>
            <text:p>24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2" table:visibility="collapse">
          <table:table-cell office:value-type="string" table:style-name="ce29">
            <text:p>2.1.1</text:p>
          </table:table-cell>
          <table:table-cell office:value-type="string" table:style-name="ce26">
            <text:p><text:s/>Capitoli 1-4 del modello di Manuale di Conservazione di scenario 1 e 3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7">
          <table:table-cell office:value-type="string" table:style-name="ce29">
            <text:p>A2.2</text:p>
          </table:table-cell>
          <table:table-cell office:value-type="string" table:style-name="ce27">
            <text:p>Caratterizzazione di 6 scenari:</text:p>
            <text:p>- funzionalità, criticità, contributo al miglioramento nell’efficienza operati<text:span text:style-name="T2">va e/o efficacia amministrativa interna e/o esterna degli Enti;</text:span></text:p>
            <text:p><text:span text:style-name="T2">- descrizione dei fattori organizzativi e tecnologici interni ed esterni che possono influenzare positivamente o negativamente il riuso</text:span></text:p>
            <text:p><text:span text:style-name="T2">- requisiti e rischi per l'implementazione</text:span></text:p>
          </table:table-cell>
          <table:table-cell table:style-name="ce19"/>
          <table:table-cell office:value-type="date" office:date-value="2017-10-23T00:00:00" table:style-name="ce20">
            <text:p>23/10/2017</text:p>
          </table:table-cell>
          <table:table-cell office:value-type="date" office:date-value="2017-11-03T00:00:00" table:style-name="ce20">
            <text:p>03/11/2017</text:p>
          </table:table-cell>
          <table:table-cell office:value-type="date" office:date-value="2018-05-23T00:00:00" table:formula="of:=[.D32]+[.$F$1]" table:style-name="ce20">
            <text:p>23/05/2018</text:p>
          </table:table-cell>
          <table:table-cell office:value-type="date" office:date-value="2018-06-03T00:00:00" table:formula="of:=[.E32]+[.$F$1]" table:style-name="ce20">
            <text:p>03/06/2018</text:p>
          </table:table-cell>
          <table:table-cell office:value-type="string" office:string-value="X" table:formula="of:=IF(AND([.H$1]&gt;=YEAR([.$F32])*100+MONTH([.$F32]);[.H$1]&lt;=YEAR([.$G32])*100+MONTH([.$G32]));&quot;X&quot;;&quot;&quot;)" table:style-name="ce64">
            <text:p>X</text:p>
          </table:table-cell>
          <table:table-cell office:value-type="string" office:string-value="X" table:formula="of:=IF(AND([.I$1]&gt;=YEAR([.$F32])*100+MONTH([.$F32]);[.I$1]&lt;=YEAR([.$G32])*100+MONTH([.$G32]));&quot;X&quot;;&quot;&quot;)" table:style-name="ce64">
            <text:p>X</text:p>
          </table:table-cell>
          <table:table-cell office:value-type="string" office:string-value="" table:formula="of:=IF(AND([.J$1]&gt;=YEAR([.$F32])*100+MONTH([.$F32]);[.J$1]&lt;=YEAR([.$G32])*100+MONTH([.$G32]));&quot;X&quot;;&quot;&quot;)" table:style-name="ce64"/>
          <table:table-cell office:value-type="string" office:string-value="" table:formula="of:=IF(AND([.K$1]&gt;=YEAR([.$F32])*100+MONTH([.$F32]);[.K$1]&lt;=YEAR([.$G32])*100+MONTH([.$G32]));&quot;X&quot;;&quot;&quot;)" table:style-name="ce64"/>
          <table:table-cell office:value-type="string" office:string-value="" table:formula="of:=IF(AND([.L$1]&gt;=YEAR([.$F32])*100+MONTH([.$F32]);[.L$1]&lt;=YEAR([.$G32])*100+MONTH([.$G32]));&quot;X&quot;;&quot;&quot;)" table:style-name="ce64"/>
          <table:table-cell office:value-type="string" office:string-value="" table:formula="of:=IF(AND([.M$1]&gt;=YEAR([.$F32])*100+MONTH([.$F32]);[.M$1]&lt;=YEAR([.$G32])*100+MONTH([.$G32]));&quot;X&quot;;&quot;&quot;)" table:style-name="ce64"/>
          <table:table-cell office:value-type="string" office:string-value="" table:formula="of:=IF(AND([.N$1]&gt;=YEAR([.$F32])*100+MONTH([.$F32]);[.N$1]&lt;=YEAR([.$G32])*100+MONTH([.$G32]));&quot;X&quot;;&quot;&quot;)" table:style-name="ce64"/>
          <table:table-cell office:value-type="string" office:string-value="" table:formula="of:=IF(AND([.O$1]&gt;=YEAR([.$F32])*100+MONTH([.$F32]);[.O$1]&lt;=YEAR([.$G32])*100+MONTH([.$G32]));&quot;X&quot;;&quot;&quot;)" table:style-name="ce64"/>
          <table:table-cell office:value-type="string" office:string-value="" table:formula="of:=IF(AND([.P$1]&gt;=YEAR([.$F32])*100+MONTH([.$F32]);[.P$1]&lt;=YEAR([.$G32])*100+MONTH([.$G32]));&quot;X&quot;;&quot;&quot;)" table:style-name="ce64"/>
          <table:table-cell office:value-type="string" office:string-value="" table:formula="of:=IF(AND([.Q$1]&gt;=YEAR([.$F32])*100+MONTH([.$F32]);[.Q$1]&lt;=YEAR([.$G32])*100+MONTH([.$G32]));&quot;X&quot;;&quot;&quot;)" table:style-name="ce64"/>
          <table:table-cell office:value-type="string" office:string-value="" table:formula="of:=IF(AND([.R$1]&gt;=YEAR([.$F32])*100+MONTH([.$F32]);[.R$1]&lt;=YEAR([.$G32])*100+MONTH([.$G32]));&quot;X&quot;;&quot;&quot;)" table:style-name="ce64"/>
          <table:table-cell office:value-type="string" office:string-value="" table:formula="of:=IF(AND([.S$1]&gt;=YEAR([.$F32])*100+MONTH([.$F32]);[.S$1]&lt;=YEAR([.$G32])*100+MONTH([.$G32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Conservazione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office:value-type="string" table:style-name="ce56">
            <text:p>16</text:p>
            <text:p>32</text:p>
            <text:p>32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6" table:visibility="collapse">
          <table:table-cell office:value-type="string" table:style-name="ce29">
            <text:p>2.2.1</text:p>
          </table:table-cell>
          <table:table-cell office:value-type="string" table:style-name="ce26">
            <text:p>Quadro sinottico degli scenari di rius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2.2</text:p>
          </table:table-cell>
          <table:table-cell office:value-type="string" table:style-name="ce26">
            <text:p>Sintesi del singolo scenario di rius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2.3</text:p>
          </table:table-cell>
          <table:table-cell office:value-type="string" table:style-name="ce26">
            <text:p>Modelli di analisi dei rischi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8">
          <table:table-cell office:value-type="string" table:style-name="ce29">
            <text:p>A2.3</text:p>
          </table:table-cell>
          <table:table-cell office:value-type="string" table:style-name="ce27">
            <text:p>Elenco delle Amministrazioni che hanno riusato la buona pratica, con il dettaglio delle funzionalità<text:span text:style-name="T2"><text:s/>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/text:p>
          </table:table-cell>
          <table:table-cell table:style-name="ce19"/>
          <table:table-cell office:value-type="date" office:date-value="2017-10-23T00:00:00" table:style-name="ce20">
            <text:p>23/10/2017</text:p>
          </table:table-cell>
          <table:table-cell office:value-type="date" office:date-value="2017-10-25T00:00:00" table:style-name="ce20">
            <text:p>25/10/2017</text:p>
          </table:table-cell>
          <table:table-cell office:value-type="date" office:date-value="2018-05-23T00:00:00" table:formula="of:=[.D36]+[.$F$1]" table:style-name="ce20">
            <text:p>23/05/2018</text:p>
          </table:table-cell>
          <table:table-cell office:value-type="date" office:date-value="2018-05-25T00:00:00" table:formula="of:=[.E36]+[.$F$1]" table:style-name="ce20">
            <text:p>25/05/2018</text:p>
          </table:table-cell>
          <table:table-cell office:value-type="string" office:string-value="X" table:formula="of:=IF(AND([.H$1]&gt;=YEAR([.$F36])*100+MONTH([.$F36]);[.H$1]&lt;=YEAR([.$G36])*100+MONTH([.$G36]));&quot;X&quot;;&quot;&quot;)" table:style-name="ce64">
            <text:p>X</text:p>
          </table:table-cell>
          <table:table-cell office:value-type="string" office:string-value="" table:formula="of:=IF(AND([.I$1]&gt;=YEAR([.$F36])*100+MONTH([.$F36]);[.I$1]&lt;=YEAR([.$G36])*100+MONTH([.$G36]));&quot;X&quot;;&quot;&quot;)" table:style-name="ce64"/>
          <table:table-cell office:value-type="string" office:string-value="" table:formula="of:=IF(AND([.J$1]&gt;=YEAR([.$F36])*100+MONTH([.$F36]);[.J$1]&lt;=YEAR([.$G36])*100+MONTH([.$G36]));&quot;X&quot;;&quot;&quot;)" table:style-name="ce64"/>
          <table:table-cell office:value-type="string" office:string-value="" table:formula="of:=IF(AND([.K$1]&gt;=YEAR([.$F36])*100+MONTH([.$F36]);[.K$1]&lt;=YEAR([.$G36])*100+MONTH([.$G36]));&quot;X&quot;;&quot;&quot;)" table:style-name="ce64"/>
          <table:table-cell office:value-type="string" office:string-value="" table:formula="of:=IF(AND([.L$1]&gt;=YEAR([.$F36])*100+MONTH([.$F36]);[.L$1]&lt;=YEAR([.$G36])*100+MONTH([.$G36]));&quot;X&quot;;&quot;&quot;)" table:style-name="ce64"/>
          <table:table-cell office:value-type="string" office:string-value="" table:formula="of:=IF(AND([.M$1]&gt;=YEAR([.$F36])*100+MONTH([.$F36]);[.M$1]&lt;=YEAR([.$G36])*100+MONTH([.$G36]));&quot;X&quot;;&quot;&quot;)" table:style-name="ce64"/>
          <table:table-cell office:value-type="string" office:string-value="" table:formula="of:=IF(AND([.N$1]&gt;=YEAR([.$F36])*100+MONTH([.$F36]);[.N$1]&lt;=YEAR([.$G36])*100+MONTH([.$G36]));&quot;X&quot;;&quot;&quot;)" table:style-name="ce64"/>
          <table:table-cell office:value-type="string" office:string-value="" table:formula="of:=IF(AND([.O$1]&gt;=YEAR([.$F36])*100+MONTH([.$F36]);[.O$1]&lt;=YEAR([.$G36])*100+MONTH([.$G36]));&quot;X&quot;;&quot;&quot;)" table:style-name="ce64"/>
          <table:table-cell office:value-type="string" office:string-value="" table:formula="of:=IF(AND([.P$1]&gt;=YEAR([.$F36])*100+MONTH([.$F36]);[.P$1]&lt;=YEAR([.$G36])*100+MONTH([.$G36]));&quot;X&quot;;&quot;&quot;)" table:style-name="ce64"/>
          <table:table-cell office:value-type="string" office:string-value="" table:formula="of:=IF(AND([.Q$1]&gt;=YEAR([.$F36])*100+MONTH([.$F36]);[.Q$1]&lt;=YEAR([.$G36])*100+MONTH([.$G36]));&quot;X&quot;;&quot;&quot;)" table:style-name="ce64"/>
          <table:table-cell office:value-type="string" office:string-value="" table:formula="of:=IF(AND([.R$1]&gt;=YEAR([.$F36])*100+MONTH([.$F36]);[.R$1]&lt;=YEAR([.$G36])*100+MONTH([.$G36]));&quot;X&quot;;&quot;&quot;)" table:style-name="ce64"/>
          <table:table-cell office:value-type="string" office:string-value="" table:formula="of:=IF(AND([.S$1]&gt;=YEAR([.$F36])*100+MONTH([.$F36]);[.S$1]&lt;=YEAR([.$G36])*100+MONTH([.$G36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Esercizio Archivistico</text:p>
          </table:table-cell>
          <table:table-cell office:value-type="string" table:style-name="ce56">
            <text:p>1</text:p>
            <text:p>1</text:p>
          </table:table-cell>
          <table:table-cell office:value-type="string" table:style-name="ce57">
            <text:p>16</text:p>
            <text:p>16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3.1</text:p>
          </table:table-cell>
          <table:table-cell office:value-type="string" table:style-name="ce26">
            <text:p>Liste di Esempi di Referenze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9">
          <table:table-cell office:value-type="string" table:style-name="ce29">
            <text:p>A2.4</text:p>
          </table:table-cell>
          <table:table-cell office:value-type="string" table:style-name="ce27">
            <text:p>Indicazione di tempi e costi per l’adozione e per la gestione a regime della buona pratica, con evidenza dei f<text:span text:style-name="T2">attori che ne determinano la variabilità sulla base dell'applicazione dei diversi scenari di conservazione</text:span></text:p>
          </table:table-cell>
          <table:table-cell table:style-name="ce19"/>
          <table:table-cell office:value-type="date" office:date-value="2017-11-01T00:00:00" table:style-name="ce20">
            <text:p>01/11/2017</text:p>
          </table:table-cell>
          <table:table-cell office:value-type="date" office:date-value="2017-11-10T00:00:00" table:style-name="ce20">
            <text:p>10/11/2017</text:p>
          </table:table-cell>
          <table:table-cell office:value-type="date" office:date-value="2018-06-01T00:00:00" table:formula="of:=[.D38]+[.$F$1]" table:style-name="ce20">
            <text:p>01/06/2018</text:p>
          </table:table-cell>
          <table:table-cell office:value-type="date" office:date-value="2018-06-10T00:00:00" table:formula="of:=[.E38]+[.$F$1]" table:style-name="ce20">
            <text:p>10/06/2018</text:p>
          </table:table-cell>
          <table:table-cell office:value-type="string" office:string-value="" table:formula="of:=IF(AND([.H$1]&gt;=YEAR([.$F38])*100+MONTH([.$F38]);[.H$1]&lt;=YEAR([.$G38])*100+MONTH([.$G38]));&quot;X&quot;;&quot;&quot;)" table:style-name="ce64"/>
          <table:table-cell office:value-type="string" office:string-value="X" table:formula="of:=IF(AND([.I$1]&gt;=YEAR([.$F38])*100+MONTH([.$F38]);[.I$1]&lt;=YEAR([.$G38])*100+MONTH([.$G38]));&quot;X&quot;;&quot;&quot;)" table:style-name="ce64">
            <text:p>X</text:p>
          </table:table-cell>
          <table:table-cell office:value-type="string" office:string-value="" table:formula="of:=IF(AND([.J$1]&gt;=YEAR([.$F38])*100+MONTH([.$F38]);[.J$1]&lt;=YEAR([.$G38])*100+MONTH([.$G38]));&quot;X&quot;;&quot;&quot;)" table:style-name="ce64"/>
          <table:table-cell office:value-type="string" office:string-value="" table:formula="of:=IF(AND([.K$1]&gt;=YEAR([.$F38])*100+MONTH([.$F38]);[.K$1]&lt;=YEAR([.$G38])*100+MONTH([.$G38]));&quot;X&quot;;&quot;&quot;)" table:style-name="ce64"/>
          <table:table-cell office:value-type="string" office:string-value="" table:formula="of:=IF(AND([.L$1]&gt;=YEAR([.$F38])*100+MONTH([.$F38]);[.L$1]&lt;=YEAR([.$G38])*100+MONTH([.$G38]));&quot;X&quot;;&quot;&quot;)" table:style-name="ce64"/>
          <table:table-cell office:value-type="string" office:string-value="" table:formula="of:=IF(AND([.M$1]&gt;=YEAR([.$F38])*100+MONTH([.$F38]);[.M$1]&lt;=YEAR([.$G38])*100+MONTH([.$G38]));&quot;X&quot;;&quot;&quot;)" table:style-name="ce64"/>
          <table:table-cell office:value-type="string" office:string-value="" table:formula="of:=IF(AND([.N$1]&gt;=YEAR([.$F38])*100+MONTH([.$F38]);[.N$1]&lt;=YEAR([.$G38])*100+MONTH([.$G38]));&quot;X&quot;;&quot;&quot;)" table:style-name="ce64"/>
          <table:table-cell office:value-type="string" office:string-value="" table:formula="of:=IF(AND([.O$1]&gt;=YEAR([.$F38])*100+MONTH([.$F38]);[.O$1]&lt;=YEAR([.$G38])*100+MONTH([.$G38]));&quot;X&quot;;&quot;&quot;)" table:style-name="ce64"/>
          <table:table-cell office:value-type="string" office:string-value="" table:formula="of:=IF(AND([.P$1]&gt;=YEAR([.$F38])*100+MONTH([.$F38]);[.P$1]&lt;=YEAR([.$G38])*100+MONTH([.$G38]));&quot;X&quot;;&quot;&quot;)" table:style-name="ce64"/>
          <table:table-cell office:value-type="string" office:string-value="" table:formula="of:=IF(AND([.Q$1]&gt;=YEAR([.$F38])*100+MONTH([.$F38]);[.Q$1]&lt;=YEAR([.$G38])*100+MONTH([.$G38]));&quot;X&quot;;&quot;&quot;)" table:style-name="ce64"/>
          <table:table-cell office:value-type="string" office:string-value="" table:formula="of:=IF(AND([.R$1]&gt;=YEAR([.$F38])*100+MONTH([.$F38]);[.R$1]&lt;=YEAR([.$G38])*100+MONTH([.$G38]));&quot;X&quot;;&quot;&quot;)" table:style-name="ce64"/>
          <table:table-cell office:value-type="string" office:string-value="" table:formula="of:=IF(AND([.S$1]&gt;=YEAR([.$F38])*100+MONTH([.$F38]);[.S$1]&lt;=YEAR([.$G38])*100+MONTH([.$G38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Analista</text:p>
          </table:table-cell>
          <table:table-cell office:value-type="string" table:style-name="ce56">
            <text:p>1</text:p>
            <text:p>1</text:p>
            <text:p/>
          </table:table-cell>
          <table:table-cell office:value-type="string" table:style-name="ce56">
            <text:p>32</text:p>
            <text:p>40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4.1</text:p>
          </table:table-cell>
          <table:table-cell office:value-type="string" table:style-name="ce26">
            <text:p><text:s/>Modello di calcolo di tempi e costi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8">
          <table:table-cell office:value-type="string" table:style-name="ce29">
            <text:p>A2.5</text:p>
          </table:table-cell>
          <table:table-cell office:value-type="string" table:style-name="ce27">
            <text:p>Formalizzazione del Piano di adozione della Buona Pratica in base allo scenario in tutte le sue c<text:span text:style-name="T2">omponenti Gestionali, Organizzative, Tecnologiche, Amministrative, Informative/formative, con indicazione di ruoli e responsabilità, fasi e attività del processo di trasferimento con il dettaglio di tempi, costi e altre risorse necessarie (competenze, personale)</text:span>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1-17T00:00:00" table:style-name="ce20">
            <text:p>17/11/2017</text:p>
          </table:table-cell>
          <table:table-cell office:value-type="date" office:date-value="2018-06-06T00:00:00" table:formula="of:=[.D40]+[.$F$1]" table:style-name="ce20">
            <text:p>06/06/2018</text:p>
          </table:table-cell>
          <table:table-cell office:value-type="date" office:date-value="2018-06-17T00:00:00" table:formula="of:=[.E40]+[.$F$1]" table:style-name="ce20">
            <text:p>17/06/2018</text:p>
          </table:table-cell>
          <table:table-cell office:value-type="string" office:string-value="" table:formula="of:=IF(AND([.H$1]&gt;=YEAR([.$F40])*100+MONTH([.$F40]);[.H$1]&lt;=YEAR([.$G40])*100+MONTH([.$G40]));&quot;X&quot;;&quot;&quot;)" table:style-name="ce64"/>
          <table:table-cell office:value-type="string" office:string-value="X" table:formula="of:=IF(AND([.I$1]&gt;=YEAR([.$F40])*100+MONTH([.$F40]);[.I$1]&lt;=YEAR([.$G40])*100+MONTH([.$G40]));&quot;X&quot;;&quot;&quot;)" table:style-name="ce64">
            <text:p>X</text:p>
          </table:table-cell>
          <table:table-cell office:value-type="string" office:string-value="" table:formula="of:=IF(AND([.J$1]&gt;=YEAR([.$F40])*100+MONTH([.$F40]);[.J$1]&lt;=YEAR([.$G40])*100+MONTH([.$G40]));&quot;X&quot;;&quot;&quot;)" table:style-name="ce64"/>
          <table:table-cell office:value-type="string" office:string-value="" table:formula="of:=IF(AND([.K$1]&gt;=YEAR([.$F40])*100+MONTH([.$F40]);[.K$1]&lt;=YEAR([.$G40])*100+MONTH([.$G40]));&quot;X&quot;;&quot;&quot;)" table:style-name="ce64"/>
          <table:table-cell office:value-type="string" office:string-value="" table:formula="of:=IF(AND([.L$1]&gt;=YEAR([.$F40])*100+MONTH([.$F40]);[.L$1]&lt;=YEAR([.$G40])*100+MONTH([.$G40]));&quot;X&quot;;&quot;&quot;)" table:style-name="ce64"/>
          <table:table-cell office:value-type="string" office:string-value="" table:formula="of:=IF(AND([.M$1]&gt;=YEAR([.$F40])*100+MONTH([.$F40]);[.M$1]&lt;=YEAR([.$G40])*100+MONTH([.$G40]));&quot;X&quot;;&quot;&quot;)" table:style-name="ce64"/>
          <table:table-cell office:value-type="string" office:string-value="" table:formula="of:=IF(AND([.N$1]&gt;=YEAR([.$F40])*100+MONTH([.$F40]);[.N$1]&lt;=YEAR([.$G40])*100+MONTH([.$G40]));&quot;X&quot;;&quot;&quot;)" table:style-name="ce64"/>
          <table:table-cell office:value-type="string" office:string-value="" table:formula="of:=IF(AND([.O$1]&gt;=YEAR([.$F40])*100+MONTH([.$F40]);[.O$1]&lt;=YEAR([.$G40])*100+MONTH([.$G40]));&quot;X&quot;;&quot;&quot;)" table:style-name="ce64"/>
          <table:table-cell office:value-type="string" office:string-value="" table:formula="of:=IF(AND([.P$1]&gt;=YEAR([.$F40])*100+MONTH([.$F40]);[.P$1]&lt;=YEAR([.$G40])*100+MONTH([.$G40]));&quot;X&quot;;&quot;&quot;)" table:style-name="ce64"/>
          <table:table-cell office:value-type="string" office:string-value="" table:formula="of:=IF(AND([.Q$1]&gt;=YEAR([.$F40])*100+MONTH([.$F40]);[.Q$1]&lt;=YEAR([.$G40])*100+MONTH([.$G40]));&quot;X&quot;;&quot;&quot;)" table:style-name="ce64"/>
          <table:table-cell office:value-type="string" office:string-value="" table:formula="of:=IF(AND([.R$1]&gt;=YEAR([.$F40])*100+MONTH([.$F40]);[.R$1]&lt;=YEAR([.$G40])*100+MONTH([.$G40]));&quot;X&quot;;&quot;&quot;)" table:style-name="ce64"/>
          <table:table-cell office:value-type="string" office:string-value="" table:formula="of:=IF(AND([.S$1]&gt;=YEAR([.$F40])*100+MONTH([.$F40]);[.S$1]&lt;=YEAR([.$G40])*100+MONTH([.$G40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</table:table-cell>
          <table:table-cell office:value-type="string" table:style-name="ce56">
            <text:p>16</text:p>
            <text:p>21</text:p>
            <text:p>32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5.1</text:p>
          </table:table-cell>
          <table:table-cell office:value-type="string" table:style-name="ce30">
            <text:p>Modello di Piano di adozione della Buona Pratica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5.2</text:p>
          </table:table-cell>
          <table:table-cell office:value-type="string" table:style-name="ce30">
            <text:p>Matrice dei Fattori che determinano la variabilità del Pian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10">
          <table:table-cell office:value-type="string" table:style-name="ce29">
            <text:p>A2.6</text:p>
          </table:table-cell>
          <table:table-cell office:value-type="string" table:style-name="ce27">
            <text:p>Descrizione dei processi e delle procedure amministrativi e operativi oggetto dell’intervento del<text:span text:style-name="T2">la buona pratica e delle attività, dei ruoli e delle mansioni che dovranno essere svolti dal personale impattato dalla buona pratica</text:span>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1-17T00:00:00" table:style-name="ce20">
            <text:p>17/11/2017</text:p>
          </table:table-cell>
          <table:table-cell office:value-type="date" office:date-value="2018-06-06T00:00:00" table:formula="of:=[.D43]+[.$F$1]" table:style-name="ce20">
            <text:p>06/06/2018</text:p>
          </table:table-cell>
          <table:table-cell office:value-type="date" office:date-value="2018-06-17T00:00:00" table:formula="of:=[.E43]+[.$F$1]" table:style-name="ce20">
            <text:p>17/06/2018</text:p>
          </table:table-cell>
          <table:table-cell office:value-type="string" office:string-value="" table:formula="of:=IF(AND([.H$1]&gt;=YEAR([.$F43])*100+MONTH([.$F43]);[.H$1]&lt;=YEAR([.$G43])*100+MONTH([.$G43]));&quot;X&quot;;&quot;&quot;)" table:style-name="ce64"/>
          <table:table-cell office:value-type="string" office:string-value="X" table:formula="of:=IF(AND([.I$1]&gt;=YEAR([.$F43])*100+MONTH([.$F43]);[.I$1]&lt;=YEAR([.$G43])*100+MONTH([.$G43]));&quot;X&quot;;&quot;&quot;)" table:style-name="ce64">
            <text:p>X</text:p>
          </table:table-cell>
          <table:table-cell office:value-type="string" office:string-value="" table:formula="of:=IF(AND([.J$1]&gt;=YEAR([.$F43])*100+MONTH([.$F43]);[.J$1]&lt;=YEAR([.$G43])*100+MONTH([.$G43]));&quot;X&quot;;&quot;&quot;)" table:style-name="ce64"/>
          <table:table-cell office:value-type="string" office:string-value="" table:formula="of:=IF(AND([.K$1]&gt;=YEAR([.$F43])*100+MONTH([.$F43]);[.K$1]&lt;=YEAR([.$G43])*100+MONTH([.$G43]));&quot;X&quot;;&quot;&quot;)" table:style-name="ce64"/>
          <table:table-cell office:value-type="string" office:string-value="" table:formula="of:=IF(AND([.L$1]&gt;=YEAR([.$F43])*100+MONTH([.$F43]);[.L$1]&lt;=YEAR([.$G43])*100+MONTH([.$G43]));&quot;X&quot;;&quot;&quot;)" table:style-name="ce64"/>
          <table:table-cell office:value-type="string" office:string-value="" table:formula="of:=IF(AND([.M$1]&gt;=YEAR([.$F43])*100+MONTH([.$F43]);[.M$1]&lt;=YEAR([.$G43])*100+MONTH([.$G43]));&quot;X&quot;;&quot;&quot;)" table:style-name="ce64"/>
          <table:table-cell office:value-type="string" office:string-value="" table:formula="of:=IF(AND([.N$1]&gt;=YEAR([.$F43])*100+MONTH([.$F43]);[.N$1]&lt;=YEAR([.$G43])*100+MONTH([.$G43]));&quot;X&quot;;&quot;&quot;)" table:style-name="ce64"/>
          <table:table-cell office:value-type="string" office:string-value="" table:formula="of:=IF(AND([.O$1]&gt;=YEAR([.$F43])*100+MONTH([.$F43]);[.O$1]&lt;=YEAR([.$G43])*100+MONTH([.$G43]));&quot;X&quot;;&quot;&quot;)" table:style-name="ce64"/>
          <table:table-cell office:value-type="string" office:string-value="" table:formula="of:=IF(AND([.P$1]&gt;=YEAR([.$F43])*100+MONTH([.$F43]);[.P$1]&lt;=YEAR([.$G43])*100+MONTH([.$G43]));&quot;X&quot;;&quot;&quot;)" table:style-name="ce64"/>
          <table:table-cell office:value-type="string" office:string-value="" table:formula="of:=IF(AND([.Q$1]&gt;=YEAR([.$F43])*100+MONTH([.$F43]);[.Q$1]&lt;=YEAR([.$G43])*100+MONTH([.$G43]));&quot;X&quot;;&quot;&quot;)" table:style-name="ce64"/>
          <table:table-cell office:value-type="string" office:string-value="" table:formula="of:=IF(AND([.R$1]&gt;=YEAR([.$F43])*100+MONTH([.$F43]);[.R$1]&lt;=YEAR([.$G43])*100+MONTH([.$G43]));&quot;X&quot;;&quot;&quot;)" table:style-name="ce64"/>
          <table:table-cell office:value-type="string" office:string-value="" table:formula="of:=IF(AND([.S$1]&gt;=YEAR([.$F43])*100+MONTH([.$F43]);[.S$1]&lt;=YEAR([.$G43])*100+MONTH([.$G43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>1</text:p>
          </table:table-cell>
          <table:table-cell office:value-type="string" table:style-name="ce56">
            <text:p>16</text:p>
            <text:p>56</text:p>
            <text:p>40</text:p>
            <text:p>16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6.1</text:p>
          </table:table-cell>
          <table:table-cell office:value-type="string" table:style-name="ce26">
            <text:p>Capitoli 4,5,7 e 9 del modello di Manuale di Conservazione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6.2</text:p>
          </table:table-cell>
          <table:table-cell office:value-type="string" table:style-name="ce26">
            <text:p>Modelli dei Processi e delle Procedure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6.3</text:p>
          </table:table-cell>
          <table:table-cell office:value-type="string" table:style-name="ce26">
            <text:p>Modelli dei Processi e delle Procedure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6.4</text:p>
          </table:table-cell>
          <table:table-cell office:value-type="string" table:style-name="ce26">
            <text:p>Modelli dei Processi e delle Procedure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6.5</text:p>
          </table:table-cell>
          <table:table-cell office:value-type="string" table:style-name="ce26">
            <text:p>Manuale d'esercizio tecnic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10">
          <table:table-cell office:value-type="string" table:style-name="ce29">
            <text:p>A2.7</text:p>
          </table:table-cell>
          <table:table-cell office:value-type="string" table:style-name="ce27">
            <text:p>Messa a disposizione del software e della do<text:span text:style-name="T2">cumentazione tecnica (scenari 1 e 2) e della documentazione utente (tutti gli scenari)</text:span></text:p>
          </table:table-cell>
          <table:table-cell table:style-name="ce19"/>
          <table:table-cell office:value-type="date" office:date-value="2017-10-23T00:00:00" table:style-name="ce20">
            <text:p>23/10/2017</text:p>
          </table:table-cell>
          <table:table-cell office:value-type="date" office:date-value="2017-11-24T00:00:00" table:style-name="ce20">
            <text:p>24/11/2017</text:p>
          </table:table-cell>
          <table:table-cell office:value-type="date" office:date-value="2018-05-23T00:00:00" table:formula="of:=[.D49]+[.$F$1]" table:style-name="ce20">
            <text:p>23/05/2018</text:p>
          </table:table-cell>
          <table:table-cell office:value-type="date" office:date-value="2018-06-24T00:00:00" table:formula="of:=[.E49]+[.$F$1]" table:style-name="ce20">
            <text:p>24/06/2018</text:p>
          </table:table-cell>
          <table:table-cell office:value-type="string" office:string-value="X" table:formula="of:=IF(AND([.H$1]&gt;=YEAR([.$F49])*100+MONTH([.$F49]);[.H$1]&lt;=YEAR([.$G49])*100+MONTH([.$G49]));&quot;X&quot;;&quot;&quot;)" table:style-name="ce64">
            <text:p>X</text:p>
          </table:table-cell>
          <table:table-cell office:value-type="string" office:string-value="X" table:formula="of:=IF(AND([.I$1]&gt;=YEAR([.$F49])*100+MONTH([.$F49]);[.I$1]&lt;=YEAR([.$G49])*100+MONTH([.$G49]));&quot;X&quot;;&quot;&quot;)" table:style-name="ce64">
            <text:p>X</text:p>
          </table:table-cell>
          <table:table-cell office:value-type="string" office:string-value="" table:formula="of:=IF(AND([.J$1]&gt;=YEAR([.$F49])*100+MONTH([.$F49]);[.J$1]&lt;=YEAR([.$G49])*100+MONTH([.$G49]));&quot;X&quot;;&quot;&quot;)" table:style-name="ce64"/>
          <table:table-cell office:value-type="string" office:string-value="" table:formula="of:=IF(AND([.K$1]&gt;=YEAR([.$F49])*100+MONTH([.$F49]);[.K$1]&lt;=YEAR([.$G49])*100+MONTH([.$G49]));&quot;X&quot;;&quot;&quot;)" table:style-name="ce64"/>
          <table:table-cell office:value-type="string" office:string-value="" table:formula="of:=IF(AND([.L$1]&gt;=YEAR([.$F49])*100+MONTH([.$F49]);[.L$1]&lt;=YEAR([.$G49])*100+MONTH([.$G49]));&quot;X&quot;;&quot;&quot;)" table:style-name="ce64"/>
          <table:table-cell office:value-type="string" office:string-value="" table:formula="of:=IF(AND([.M$1]&gt;=YEAR([.$F49])*100+MONTH([.$F49]);[.M$1]&lt;=YEAR([.$G49])*100+MONTH([.$G49]));&quot;X&quot;;&quot;&quot;)" table:style-name="ce64"/>
          <table:table-cell office:value-type="string" office:string-value="" table:formula="of:=IF(AND([.N$1]&gt;=YEAR([.$F49])*100+MONTH([.$F49]);[.N$1]&lt;=YEAR([.$G49])*100+MONTH([.$G49]));&quot;X&quot;;&quot;&quot;)" table:style-name="ce64"/>
          <table:table-cell office:value-type="string" office:string-value="" table:formula="of:=IF(AND([.O$1]&gt;=YEAR([.$F49])*100+MONTH([.$F49]);[.O$1]&lt;=YEAR([.$G49])*100+MONTH([.$G49]));&quot;X&quot;;&quot;&quot;)" table:style-name="ce64"/>
          <table:table-cell office:value-type="string" office:string-value="" table:formula="of:=IF(AND([.P$1]&gt;=YEAR([.$F49])*100+MONTH([.$F49]);[.P$1]&lt;=YEAR([.$G49])*100+MONTH([.$G49]));&quot;X&quot;;&quot;&quot;)" table:style-name="ce64"/>
          <table:table-cell office:value-type="string" office:string-value="" table:formula="of:=IF(AND([.Q$1]&gt;=YEAR([.$F49])*100+MONTH([.$F49]);[.Q$1]&lt;=YEAR([.$G49])*100+MONTH([.$G49]));&quot;X&quot;;&quot;&quot;)" table:style-name="ce64"/>
          <table:table-cell office:value-type="string" office:string-value="" table:formula="of:=IF(AND([.R$1]&gt;=YEAR([.$F49])*100+MONTH([.$F49]);[.R$1]&lt;=YEAR([.$G49])*100+MONTH([.$G49]));&quot;X&quot;;&quot;&quot;)" table:style-name="ce64"/>
          <table:table-cell office:value-type="string" office:string-value="" table:formula="of:=IF(AND([.S$1]&gt;=YEAR([.$F49])*100+MONTH([.$F49]);[.S$1]&lt;=YEAR([.$G49])*100+MONTH([.$G49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vilupp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office:value-type="string" table:style-name="ce56">
            <text:p>120</text:p>
            <text:p>16</text:p>
            <text:p>120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1</text:p>
          </table:table-cell>
          <table:table-cell office:value-type="string" table:style-name="ce30">
            <text:p>Disegno dell'architettura hw e sw del sistema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2</text:p>
          </table:table-cell>
          <table:table-cell office:value-type="string" table:style-name="ce30">
            <text:p>Manuale di installazione del sw di infrastruttura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3</text:p>
          </table:table-cell>
          <table:table-cell office:value-type="string" table:style-name="ce30">
            <text:p>Manuale di installazione <text:s/>e attivazione del sw applicativ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4</text:p>
          </table:table-cell>
          <table:table-cell office:value-type="string" table:style-name="ce30">
            <text:p>Pacchetti software da installare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5</text:p>
          </table:table-cell>
          <table:table-cell office:value-type="string" table:style-name="ce30">
            <text:p>Licenza d'us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6</text:p>
          </table:table-cell>
          <table:table-cell office:value-type="string" table:style-name="ce30">
            <text:p>Specifiche funzionali dell'applicativ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7</text:p>
          </table:table-cell>
          <table:table-cell office:value-type="string" table:style-name="ce30">
            <text:p>Specifiche tecniche dell'applicativ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8</text:p>
          </table:table-cell>
          <table:table-cell office:value-type="string" table:style-name="ce30">
            <text:p>Manuali tecnico di interfaccia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7.9</text:p>
          </table:table-cell>
          <table:table-cell office:value-type="string" table:style-name="ce30">
            <text:p>Manuali utente specifici per profilo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>
          <table:table-cell office:value-type="string" table:style-name="ce29">
            <text:p>A2.8</text:p>
          </table:table-cell>
          <table:table-cell office:value-type="string" table:style-name="ce27">
            <text:p>Standardizzazione dei Modelli di Atti amministrativi a supporto del trasferimento della buona pratica e di att<text:span text:style-name="T2">i utili per l’acquisizione di beni e servizi necessari per supportare adeguatamente il trasferimento e l’adozione della buona pratica</text:span>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1-10T00:00:00" table:style-name="ce20">
            <text:p>10/11/2017</text:p>
          </table:table-cell>
          <table:table-cell office:value-type="date" office:date-value="2018-06-06T00:00:00" table:formula="of:=[.D59]+[.$F$1]" table:style-name="ce20">
            <text:p>06/06/2018</text:p>
          </table:table-cell>
          <table:table-cell office:value-type="date" office:date-value="2018-06-10T00:00:00" table:formula="of:=[.E59]+[.$F$1]" table:style-name="ce20">
            <text:p>10/06/2018</text:p>
          </table:table-cell>
          <table:table-cell office:value-type="string" office:string-value="" table:formula="of:=IF(AND([.H$1]&gt;=YEAR([.$F59])*100+MONTH([.$F59]);[.H$1]&lt;=YEAR([.$G59])*100+MONTH([.$G59]));&quot;X&quot;;&quot;&quot;)" table:style-name="ce64"/>
          <table:table-cell office:value-type="string" office:string-value="X" table:formula="of:=IF(AND([.I$1]&gt;=YEAR([.$F59])*100+MONTH([.$F59]);[.I$1]&lt;=YEAR([.$G59])*100+MONTH([.$G59]));&quot;X&quot;;&quot;&quot;)" table:style-name="ce64">
            <text:p>X</text:p>
          </table:table-cell>
          <table:table-cell office:value-type="string" office:string-value="" table:formula="of:=IF(AND([.J$1]&gt;=YEAR([.$F59])*100+MONTH([.$F59]);[.J$1]&lt;=YEAR([.$G59])*100+MONTH([.$G59]));&quot;X&quot;;&quot;&quot;)" table:style-name="ce64"/>
          <table:table-cell office:value-type="string" office:string-value="" table:formula="of:=IF(AND([.K$1]&gt;=YEAR([.$F59])*100+MONTH([.$F59]);[.K$1]&lt;=YEAR([.$G59])*100+MONTH([.$G59]));&quot;X&quot;;&quot;&quot;)" table:style-name="ce64"/>
          <table:table-cell office:value-type="string" office:string-value="" table:formula="of:=IF(AND([.L$1]&gt;=YEAR([.$F59])*100+MONTH([.$F59]);[.L$1]&lt;=YEAR([.$G59])*100+MONTH([.$G59]));&quot;X&quot;;&quot;&quot;)" table:style-name="ce64"/>
          <table:table-cell office:value-type="string" office:string-value="" table:formula="of:=IF(AND([.M$1]&gt;=YEAR([.$F59])*100+MONTH([.$F59]);[.M$1]&lt;=YEAR([.$G59])*100+MONTH([.$G59]));&quot;X&quot;;&quot;&quot;)" table:style-name="ce64"/>
          <table:table-cell office:value-type="string" office:string-value="" table:formula="of:=IF(AND([.N$1]&gt;=YEAR([.$F59])*100+MONTH([.$F59]);[.N$1]&lt;=YEAR([.$G59])*100+MONTH([.$G59]));&quot;X&quot;;&quot;&quot;)" table:style-name="ce64"/>
          <table:table-cell office:value-type="string" office:string-value="" table:formula="of:=IF(AND([.O$1]&gt;=YEAR([.$F59])*100+MONTH([.$F59]);[.O$1]&lt;=YEAR([.$G59])*100+MONTH([.$G59]));&quot;X&quot;;&quot;&quot;)" table:style-name="ce64"/>
          <table:table-cell office:value-type="string" office:string-value="" table:formula="of:=IF(AND([.P$1]&gt;=YEAR([.$F59])*100+MONTH([.$F59]);[.P$1]&lt;=YEAR([.$G59])*100+MONTH([.$G59]));&quot;X&quot;;&quot;&quot;)" table:style-name="ce64"/>
          <table:table-cell office:value-type="string" office:string-value="" table:formula="of:=IF(AND([.Q$1]&gt;=YEAR([.$F59])*100+MONTH([.$F59]);[.Q$1]&lt;=YEAR([.$G59])*100+MONTH([.$G59]));&quot;X&quot;;&quot;&quot;)" table:style-name="ce64"/>
          <table:table-cell office:value-type="string" office:string-value="" table:formula="of:=IF(AND([.R$1]&gt;=YEAR([.$F59])*100+MONTH([.$F59]);[.R$1]&lt;=YEAR([.$G59])*100+MONTH([.$G59]));&quot;X&quot;;&quot;&quot;)" table:style-name="ce64"/>
          <table:table-cell office:value-type="string" office:string-value="" table:formula="of:=IF(AND([.S$1]&gt;=YEAR([.$F59])*100+MONTH([.$F59]);[.S$1]&lt;=YEAR([.$G59])*100+MONTH([.$G59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>1</text:p>
          </table:table-cell>
          <table:table-cell office:value-type="string" table:style-name="ce56">
            <text:p>16</text:p>
            <text:p>32</text:p>
            <text:p>16</text:p>
            <text:p>16</text:p>
            <text:p/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8.1</text:p>
          </table:table-cell>
          <table:table-cell office:value-type="string" table:style-name="ce30">
            <text:p><text:s/>Modelli di documentazione per il trasferimento della buona pratica (Richiesta di informazione, di adesione, Convenzione <text:s/>e relativi allegati, Accordo di servizio, ecc.)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8.2</text:p>
          </table:table-cell>
          <table:table-cell office:value-type="string" table:style-name="ce30">
            <text:p>Elenco dei sistemi documentali già interfacciati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11">
          <table:table-cell office:value-type="string" table:style-name="ce29">
            <text:p>A2.9</text:p>
          </table:table-cell>
          <table:table-cell office:value-type="string" table:style-name="ce27">
            <text:p>Predisposizione dell'Elenco dei Soggetti Pubblici e Privati che hanno operato sulla buona pratica nell’ambito del<text:s/><text:span text:style-name="T2">progetto finanziato, con indicazione della conoscenza specifica circa modelli, strumenti e processi, e dettaglio degli interventi effettuati</text:span>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1-08T00:00:00" table:style-name="ce20">
            <text:p>08/11/2017</text:p>
          </table:table-cell>
          <table:table-cell office:value-type="date" office:date-value="2018-06-06T00:00:00" table:formula="of:=[.D62]+[.$F$1]" table:style-name="ce20">
            <text:p>06/06/2018</text:p>
          </table:table-cell>
          <table:table-cell office:value-type="date" office:date-value="2018-06-08T00:00:00" table:formula="of:=[.E62]+[.$F$1]" table:style-name="ce20">
            <text:p>08/06/2018</text:p>
          </table:table-cell>
          <table:table-cell office:value-type="string" office:string-value="" table:formula="of:=IF(AND([.H$1]&gt;=YEAR([.$F62])*100+MONTH([.$F62]);[.H$1]&lt;=YEAR([.$G62])*100+MONTH([.$G62]));&quot;X&quot;;&quot;&quot;)" table:style-name="ce64"/>
          <table:table-cell office:value-type="string" office:string-value="X" table:formula="of:=IF(AND([.I$1]&gt;=YEAR([.$F62])*100+MONTH([.$F62]);[.I$1]&lt;=YEAR([.$G62])*100+MONTH([.$G62]));&quot;X&quot;;&quot;&quot;)" table:style-name="ce64">
            <text:p>X</text:p>
          </table:table-cell>
          <table:table-cell office:value-type="string" office:string-value="" table:formula="of:=IF(AND([.J$1]&gt;=YEAR([.$F62])*100+MONTH([.$F62]);[.J$1]&lt;=YEAR([.$G62])*100+MONTH([.$G62]));&quot;X&quot;;&quot;&quot;)" table:style-name="ce64"/>
          <table:table-cell office:value-type="string" office:string-value="" table:formula="of:=IF(AND([.K$1]&gt;=YEAR([.$F62])*100+MONTH([.$F62]);[.K$1]&lt;=YEAR([.$G62])*100+MONTH([.$G62]));&quot;X&quot;;&quot;&quot;)" table:style-name="ce64"/>
          <table:table-cell office:value-type="string" office:string-value="" table:formula="of:=IF(AND([.L$1]&gt;=YEAR([.$F62])*100+MONTH([.$F62]);[.L$1]&lt;=YEAR([.$G62])*100+MONTH([.$G62]));&quot;X&quot;;&quot;&quot;)" table:style-name="ce64"/>
          <table:table-cell office:value-type="string" office:string-value="" table:formula="of:=IF(AND([.M$1]&gt;=YEAR([.$F62])*100+MONTH([.$F62]);[.M$1]&lt;=YEAR([.$G62])*100+MONTH([.$G62]));&quot;X&quot;;&quot;&quot;)" table:style-name="ce64"/>
          <table:table-cell office:value-type="string" office:string-value="" table:formula="of:=IF(AND([.N$1]&gt;=YEAR([.$F62])*100+MONTH([.$F62]);[.N$1]&lt;=YEAR([.$G62])*100+MONTH([.$G62]));&quot;X&quot;;&quot;&quot;)" table:style-name="ce64"/>
          <table:table-cell office:value-type="string" office:string-value="" table:formula="of:=IF(AND([.O$1]&gt;=YEAR([.$F62])*100+MONTH([.$F62]);[.O$1]&lt;=YEAR([.$G62])*100+MONTH([.$G62]));&quot;X&quot;;&quot;&quot;)" table:style-name="ce64"/>
          <table:table-cell office:value-type="string" office:string-value="" table:formula="of:=IF(AND([.P$1]&gt;=YEAR([.$F62])*100+MONTH([.$F62]);[.P$1]&lt;=YEAR([.$G62])*100+MONTH([.$G62]));&quot;X&quot;;&quot;&quot;)" table:style-name="ce64"/>
          <table:table-cell office:value-type="string" office:string-value="" table:formula="of:=IF(AND([.Q$1]&gt;=YEAR([.$F62])*100+MONTH([.$F62]);[.Q$1]&lt;=YEAR([.$G62])*100+MONTH([.$G62]));&quot;X&quot;;&quot;&quot;)" table:style-name="ce64"/>
          <table:table-cell office:value-type="string" office:string-value="" table:formula="of:=IF(AND([.R$1]&gt;=YEAR([.$F62])*100+MONTH([.$F62]);[.R$1]&lt;=YEAR([.$G62])*100+MONTH([.$G62]));&quot;X&quot;;&quot;&quot;)" table:style-name="ce64"/>
          <table:table-cell office:value-type="string" office:string-value="" table:formula="of:=IF(AND([.S$1]&gt;=YEAR([.$F62])*100+MONTH([.$F62]);[.S$1]&lt;=YEAR([.$G62])*100+MONTH([.$G62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/>
          </table:table-cell>
          <table:table-cell office:value-type="string" table:style-name="ce56">
            <text:p>1</text:p>
            <text:p/>
          </table:table-cell>
          <table:table-cell office:value-type="float" office:value="8" table:style-name="ce57">
            <text:p>8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6" table:visibility="collapse">
          <table:table-cell office:value-type="string" table:style-name="ce29">
            <text:p>2.9.1</text:p>
          </table:table-cell>
          <table:table-cell office:value-type="string" table:style-name="ce30">
            <text:p>Elenco soggetti contributori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10">
          <table:table-cell office:value-type="string" table:style-name="ce29">
            <text:p>A2.10</text:p>
          </table:table-cell>
          <table:table-cell office:value-type="string" table:style-name="ce27">
            <text:p>Messa a disposizione del materiale di formazione e dei corsi di e-learning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2-05T00:00:00" table:style-name="ce20">
            <text:p>05/12/2017</text:p>
          </table:table-cell>
          <table:table-cell office:value-type="date" office:date-value="2018-06-06T00:00:00" table:formula="of:=[.D64]+[.$F$1]" table:style-name="ce20">
            <text:p>06/06/2018</text:p>
          </table:table-cell>
          <table:table-cell office:value-type="date" office:date-value="2018-07-05T00:00:00" table:formula="of:=[.E64]+[.$F$1]" table:style-name="ce20">
            <text:p>05/07/2018</text:p>
          </table:table-cell>
          <table:table-cell office:value-type="string" office:string-value="" table:formula="of:=IF(AND([.H$1]&gt;=YEAR([.$F64])*100+MONTH([.$F64]);[.H$1]&lt;=YEAR([.$G64])*100+MONTH([.$G64]));&quot;X&quot;;&quot;&quot;)" table:style-name="ce64"/>
          <table:table-cell office:value-type="string" office:string-value="X" table:formula="of:=IF(AND([.I$1]&gt;=YEAR([.$F64])*100+MONTH([.$F64]);[.I$1]&lt;=YEAR([.$G64])*100+MONTH([.$G64]));&quot;X&quot;;&quot;&quot;)" table:style-name="ce64">
            <text:p>X</text:p>
          </table:table-cell>
          <table:table-cell office:value-type="string" office:string-value="X" table:formula="of:=IF(AND([.J$1]&gt;=YEAR([.$F64])*100+MONTH([.$F64]);[.J$1]&lt;=YEAR([.$G64])*100+MONTH([.$G64]));&quot;X&quot;;&quot;&quot;)" table:style-name="ce64">
            <text:p>X</text:p>
          </table:table-cell>
          <table:table-cell office:value-type="string" office:string-value="" table:formula="of:=IF(AND([.K$1]&gt;=YEAR([.$F64])*100+MONTH([.$F64]);[.K$1]&lt;=YEAR([.$G64])*100+MONTH([.$G64]));&quot;X&quot;;&quot;&quot;)" table:style-name="ce64"/>
          <table:table-cell office:value-type="string" office:string-value="" table:formula="of:=IF(AND([.L$1]&gt;=YEAR([.$F64])*100+MONTH([.$F64]);[.L$1]&lt;=YEAR([.$G64])*100+MONTH([.$G64]));&quot;X&quot;;&quot;&quot;)" table:style-name="ce64"/>
          <table:table-cell office:value-type="string" office:string-value="" table:formula="of:=IF(AND([.M$1]&gt;=YEAR([.$F64])*100+MONTH([.$F64]);[.M$1]&lt;=YEAR([.$G64])*100+MONTH([.$G64]));&quot;X&quot;;&quot;&quot;)" table:style-name="ce64"/>
          <table:table-cell office:value-type="string" office:string-value="" table:formula="of:=IF(AND([.N$1]&gt;=YEAR([.$F64])*100+MONTH([.$F64]);[.N$1]&lt;=YEAR([.$G64])*100+MONTH([.$G64]));&quot;X&quot;;&quot;&quot;)" table:style-name="ce64"/>
          <table:table-cell office:value-type="string" office:string-value="" table:formula="of:=IF(AND([.O$1]&gt;=YEAR([.$F64])*100+MONTH([.$F64]);[.O$1]&lt;=YEAR([.$G64])*100+MONTH([.$G64]));&quot;X&quot;;&quot;&quot;)" table:style-name="ce64"/>
          <table:table-cell office:value-type="string" office:string-value="" table:formula="of:=IF(AND([.P$1]&gt;=YEAR([.$F64])*100+MONTH([.$F64]);[.P$1]&lt;=YEAR([.$G64])*100+MONTH([.$G64]));&quot;X&quot;;&quot;&quot;)" table:style-name="ce64"/>
          <table:table-cell office:value-type="string" office:string-value="" table:formula="of:=IF(AND([.Q$1]&gt;=YEAR([.$F64])*100+MONTH([.$F64]);[.Q$1]&lt;=YEAR([.$G64])*100+MONTH([.$G64]));&quot;X&quot;;&quot;&quot;)" table:style-name="ce64"/>
          <table:table-cell office:value-type="string" office:string-value="" table:formula="of:=IF(AND([.R$1]&gt;=YEAR([.$F64])*100+MONTH([.$F64]);[.R$1]&lt;=YEAR([.$G64])*100+MONTH([.$G64]));&quot;X&quot;;&quot;&quot;)" table:style-name="ce64"/>
          <table:table-cell office:value-type="string" office:string-value="" table:formula="of:=IF(AND([.S$1]&gt;=YEAR([.$F64])*100+MONTH([.$F64]);[.S$1]&lt;=YEAR([.$G64])*100+MONTH([.$G64]));&quot;X&quot;;&quot;&quot;)"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office:value-type="string" table:style-name="ce56">
            <text:p>24</text:p>
            <text:p>16</text:p>
            <text:p>16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10.1</text:p>
          </table:table-cell>
          <table:table-cell office:value-type="string" table:style-name="ce26">
            <text:p>Corsi di e-learning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29">
            <text:p>2.10.2</text:p>
          </table:table-cell>
          <table:table-cell office:value-type="string" table:style-name="ce26">
            <text:p>Materiale a supporto dei corsi</text:p>
          </table:table-cell>
          <table:table-cell table:number-columns-repeated="5" table:style-name="ce19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table:style-name="ce64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12">
          <table:table-cell office:value-type="string" table:style-name="ce31">
            <text:p>A3.1</text:p>
          </table:table-cell>
          <table:table-cell office:value-type="string" table:style-name="ce27">
            <text:p><text:span text:style-name="T1">Applicazione dei requisiti e Gestione dei rischi (tutti gli scenari)</text:span></text:p>
            <text:p><text:span text:style-name="T1">- Enti e Tipologie di Unità Documentarie da configuare</text:span></text:p>
            <text:p><text:span text:style-name="T1">- Volumi e dimensioni medie dei documenti</text:span></text:p>
            <text:p><text:span text:style-name="T1">- Tempistiche</text:span></text:p>
            <text:p><text:span text:style-name="T1">- Responsabilità degli Enti produttori e dell'Ente conservatore</text:span></text:p>
            <text:p><text:span text:style-name="T1">- Processi</text:span></text:p>
            <text:p><text:span text:style-name="T1">- Procedure operative a supporto</text:span></text:p>
            <text:p><text:span text:style-name="T1">- Organizzazione del supporto del cedente post-avviamento.</text:span></text:p>
          </table:table-cell>
          <table:table-cell table:style-name="ce19"/>
          <table:table-cell office:value-type="date" office:date-value="2017-12-04T00:00:00" table:style-name="ce20">
            <text:p>04/12/2017</text:p>
          </table:table-cell>
          <table:table-cell office:value-type="date" office:date-value="2018-03-30T00:00:00" table:style-name="ce20">
            <text:p>30/03/2018</text:p>
          </table:table-cell>
          <table:table-cell office:value-type="date" office:date-value="2018-07-04T00:00:00" table:formula="of:=[.D67]+[.$F$1]" table:style-name="ce20">
            <text:p>04/07/2018</text:p>
          </table:table-cell>
          <table:table-cell office:value-type="date" office:date-value="2018-10-28T00:00:00" table:formula="of:=[.E67]+[.$F$1]" table:style-name="ce20">
            <text:p>28/10/2018</text:p>
          </table:table-cell>
          <table:table-cell office:value-type="string" office:string-value="" table:formula="of:=IF(AND([.H$1]&gt;=YEAR([.$F67])*100+MONTH([.$F67]);[.H$1]&lt;=YEAR([.$G67])*100+MONTH([.$G67]));&quot;X&quot;;&quot;&quot;)" table:style-name="ce66"/>
          <table:table-cell office:value-type="string" office:string-value="" table:formula="of:=IF(AND([.I$1]&gt;=YEAR([.$F67])*100+MONTH([.$F67]);[.I$1]&lt;=YEAR([.$G67])*100+MONTH([.$G67]));&quot;X&quot;;&quot;&quot;)" table:style-name="ce66"/>
          <table:table-cell office:value-type="string" office:string-value="X" table:formula="of:=IF(AND([.J$1]&gt;=YEAR([.$F67])*100+MONTH([.$F67]);[.J$1]&lt;=YEAR([.$G67])*100+MONTH([.$G67]));&quot;X&quot;;&quot;&quot;)" table:style-name="ce66">
            <text:p>X</text:p>
          </table:table-cell>
          <table:table-cell office:value-type="string" office:string-value="X" table:formula="of:=IF(AND([.K$1]&gt;=YEAR([.$F67])*100+MONTH([.$F67]);[.K$1]&lt;=YEAR([.$G67])*100+MONTH([.$G67]));&quot;X&quot;;&quot;&quot;)" table:style-name="ce66">
            <text:p>X</text:p>
          </table:table-cell>
          <table:table-cell office:value-type="string" office:string-value="X" table:formula="of:=IF(AND([.L$1]&gt;=YEAR([.$F67])*100+MONTH([.$F67]);[.L$1]&lt;=YEAR([.$G67])*100+MONTH([.$G67]));&quot;X&quot;;&quot;&quot;)" table:style-name="ce66">
            <text:p>X</text:p>
          </table:table-cell>
          <table:table-cell office:value-type="string" office:string-value="X" table:formula="of:=IF(AND([.M$1]&gt;=YEAR([.$F67])*100+MONTH([.$F67]);[.M$1]&lt;=YEAR([.$G67])*100+MONTH([.$G67]));&quot;X&quot;;&quot;&quot;)" table:style-name="ce66">
            <text:p>X</text:p>
          </table:table-cell>
          <table:table-cell office:value-type="string" office:string-value="" table:formula="of:=IF(AND([.N$1]&gt;=YEAR([.$F67])*100+MONTH([.$F67]);[.N$1]&lt;=YEAR([.$G67])*100+MONTH([.$G67]));&quot;X&quot;;&quot;&quot;)" table:style-name="ce66"/>
          <table:table-cell office:value-type="string" office:string-value="" table:formula="of:=IF(AND([.O$1]&gt;=YEAR([.$F67])*100+MONTH([.$F67]);[.O$1]&lt;=YEAR([.$G67])*100+MONTH([.$G67]));&quot;X&quot;;&quot;&quot;)" table:style-name="ce66"/>
          <table:table-cell office:value-type="string" office:string-value="" table:formula="of:=IF(AND([.P$1]&gt;=YEAR([.$F67])*100+MONTH([.$F67]);[.P$1]&lt;=YEAR([.$G67])*100+MONTH([.$G67]));&quot;X&quot;;&quot;&quot;)" table:style-name="ce66"/>
          <table:table-cell office:value-type="string" office:string-value="" table:formula="of:=IF(AND([.Q$1]&gt;=YEAR([.$F67])*100+MONTH([.$F67]);[.Q$1]&lt;=YEAR([.$G67])*100+MONTH([.$G67]));&quot;X&quot;;&quot;&quot;)" table:style-name="ce66"/>
          <table:table-cell office:value-type="string" office:string-value="" table:formula="of:=IF(AND([.R$1]&gt;=YEAR([.$F67])*100+MONTH([.$F67]);[.R$1]&lt;=YEAR([.$G67])*100+MONTH([.$G67]));&quot;X&quot;;&quot;&quot;)" table:style-name="ce66"/>
          <table:table-cell office:value-type="string" office:string-value="" table:formula="of:=IF(AND([.S$1]&gt;=YEAR([.$F67])*100+MONTH([.$F67]);[.S$1]&lt;=YEAR([.$G67])*100+MONTH([.$G67]));&quot;X&quot;;&quot;&quot;)"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Conservazione</text:p>
            <text:p>Resp. Esercizio Archivistico</text:p>
            <text:p>Resp. Esercizio Tecnologico</text:p>
            <text:p>Resp. Sviluppo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office:value-type="string" table:style-name="ce56">
            <text:p>80</text:p>
            <text:p>24</text:p>
            <text:p>24</text:p>
            <text:p>24</text:p>
            <text:p>24</text:p>
          </table:table-cell>
          <table:table-cell table:number-columns-repeated="2" table:style-name="ce14"/>
          <table:table-cell table:style-name="ce25"/>
          <table:table-cell table:style-name="ce1"/>
          <table:table-cell table:style-name="ce53"/>
          <table:table-cell table:number-columns-repeated="16352"/>
        </table:table-row>
        <table:table-row table:style-name="ro4" table:visibility="collapse">
          <table:table-cell office:value-type="string" table:style-name="ce31">
            <text:p>3.1.1</text:p>
          </table:table-cell>
          <table:table-cell office:value-type="string" table:style-name="ce26">
            <text:p>Analisi dei rischi e Piano dei trattamenti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1.2</text:p>
          </table:table-cell>
          <table:table-cell office:value-type="string" table:style-name="ce26">
            <text:p>Accordi di servizio e Allegati Disciplinari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1.3</text:p>
          </table:table-cell>
          <table:table-cell office:value-type="string" table:style-name="ce26">
            <text:p>Disegno dei Processi e delle Procedure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13">
          <table:table-cell office:value-type="string" table:style-name="ce31">
            <text:p>A3.2</text:p>
          </table:table-cell>
          <table:table-cell office:value-type="string" table:style-name="ce27">
            <text:p>Realizzazione dell'infrastruttura HW e SW (scenari 1 e 2)</text:p>
            <text:p>- Infrastruttura necessaria per la realizzazione del<text:s/><text:span text:style-name="T2">pilota</text:span></text:p>
            <text:p><text:span text:style-name="T2">- Infrastrutture necessarie per il sistema di test e per il sistema di produzione</text:span></text:p>
            <text:p><text:span text:style-name="T2">- Caratteristiche del client di versamento sincrono che il riutilizzatore deve sviluppare per effettuare versamenti automatici.</text:span></text:p>
          </table:table-cell>
          <table:table-cell table:style-name="ce19"/>
          <table:table-cell office:value-type="date" office:date-value="2017-12-11T00:00:00" table:style-name="ce20">
            <text:p>11/12/2017</text:p>
          </table:table-cell>
          <table:table-cell office:value-type="date" office:date-value="2018-01-26T00:00:00" table:style-name="ce20">
            <text:p>26/01/2018</text:p>
          </table:table-cell>
          <table:table-cell office:value-type="date" office:date-value="2018-07-11T00:00:00" table:formula="of:=[.D71]+[.$F$1]" table:style-name="ce20">
            <text:p>11/07/2018</text:p>
          </table:table-cell>
          <table:table-cell office:value-type="date" office:date-value="2018-08-26T00:00:00" table:formula="of:=[.E71]+[.$F$1]" table:style-name="ce20">
            <text:p>26/08/2018</text:p>
          </table:table-cell>
          <table:table-cell office:value-type="string" office:string-value="" table:formula="of:=IF(AND([.H$1]&gt;=YEAR([.$F71])*100+MONTH([.$F71]);[.H$1]&lt;=YEAR([.$G71])*100+MONTH([.$G71]));&quot;X&quot;;&quot;&quot;)" table:style-name="ce66"/>
          <table:table-cell office:value-type="string" office:string-value="" table:formula="of:=IF(AND([.I$1]&gt;=YEAR([.$F71])*100+MONTH([.$F71]);[.I$1]&lt;=YEAR([.$G71])*100+MONTH([.$G71]));&quot;X&quot;;&quot;&quot;)" table:style-name="ce66"/>
          <table:table-cell office:value-type="string" office:string-value="X" table:formula="of:=IF(AND([.J$1]&gt;=YEAR([.$F71])*100+MONTH([.$F71]);[.J$1]&lt;=YEAR([.$G71])*100+MONTH([.$G71]));&quot;X&quot;;&quot;&quot;)" table:style-name="ce66">
            <text:p>X</text:p>
          </table:table-cell>
          <table:table-cell office:value-type="string" office:string-value="X" table:formula="of:=IF(AND([.K$1]&gt;=YEAR([.$F71])*100+MONTH([.$F71]);[.K$1]&lt;=YEAR([.$G71])*100+MONTH([.$G71]));&quot;X&quot;;&quot;&quot;)" table:style-name="ce66">
            <text:p>X</text:p>
          </table:table-cell>
          <table:table-cell office:value-type="string" office:string-value="" table:formula="of:=IF(AND([.L$1]&gt;=YEAR([.$F71])*100+MONTH([.$F71]);[.L$1]&lt;=YEAR([.$G71])*100+MONTH([.$G71]));&quot;X&quot;;&quot;&quot;)" table:style-name="ce66"/>
          <table:table-cell office:value-type="string" office:string-value="" table:formula="of:=IF(AND([.M$1]&gt;=YEAR([.$F71])*100+MONTH([.$F71]);[.M$1]&lt;=YEAR([.$G71])*100+MONTH([.$G71]));&quot;X&quot;;&quot;&quot;)" table:style-name="ce66"/>
          <table:table-cell office:value-type="string" office:string-value="" table:formula="of:=IF(AND([.N$1]&gt;=YEAR([.$F71])*100+MONTH([.$F71]);[.N$1]&lt;=YEAR([.$G71])*100+MONTH([.$G71]));&quot;X&quot;;&quot;&quot;)" table:style-name="ce66"/>
          <table:table-cell office:value-type="string" office:string-value="" table:formula="of:=IF(AND([.O$1]&gt;=YEAR([.$F71])*100+MONTH([.$F71]);[.O$1]&lt;=YEAR([.$G71])*100+MONTH([.$G71]));&quot;X&quot;;&quot;&quot;)" table:style-name="ce66"/>
          <table:table-cell office:value-type="string" office:string-value="" table:formula="of:=IF(AND([.P$1]&gt;=YEAR([.$F71])*100+MONTH([.$F71]);[.P$1]&lt;=YEAR([.$G71])*100+MONTH([.$G71]));&quot;X&quot;;&quot;&quot;)" table:style-name="ce66"/>
          <table:table-cell office:value-type="string" office:string-value="" table:formula="of:=IF(AND([.Q$1]&gt;=YEAR([.$F71])*100+MONTH([.$F71]);[.Q$1]&lt;=YEAR([.$G71])*100+MONTH([.$G71]));&quot;X&quot;;&quot;&quot;)" table:style-name="ce66"/>
          <table:table-cell office:value-type="string" office:string-value="" table:formula="of:=IF(AND([.R$1]&gt;=YEAR([.$F71])*100+MONTH([.$F71]);[.R$1]&lt;=YEAR([.$G71])*100+MONTH([.$G71]));&quot;X&quot;;&quot;&quot;)" table:style-name="ce66"/>
          <table:table-cell office:value-type="string" office:string-value="" table:formula="of:=IF(AND([.S$1]&gt;=YEAR([.$F71])*100+MONTH([.$F71]);[.S$1]&lt;=YEAR([.$G71])*100+MONTH([.$G71]));&quot;X&quot;;&quot;&quot;)"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Sviluppo</text:p>
            <text:p>Resp. Esercizio Tecnologico</text:p>
            <text:p>Analista</text:p>
            <text:p>Resp. Conservazione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office:value-type="string" table:style-name="ce56">
            <text:p>40</text:p>
            <text:p>80</text:p>
            <text:p>120</text:p>
            <text:p>80</text:p>
            <text:p>40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2.1</text:p>
          </table:table-cell>
          <table:table-cell office:value-type="string" table:style-name="ce26">
            <text:p>Disegno dell'Architettura e Progetto del Client di versamento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14">
          <table:table-cell office:value-type="string" table:style-name="ce31">
            <text:p>A3.3</text:p>
          </table:table-cell>
          <table:table-cell office:value-type="string" table:style-name="ce27">
            <text:p>Addestramento del personale arch<text:span text:style-name="T2">ivistico (tutti gli scenari) attraverso formazione in aula ed e-learning su:</text:span></text:p>
            <text:p><text:span text:style-name="T2">- Conservazione digitale</text:span></text:p>
            <text:p><text:span text:style-name="T2">- Conservazione tramite SacER</text:span></text:p>
            <text:p><text:span text:style-name="T2">- Illustrazione di SacER, con prove pratiche nell’ambiente di test</text:span></text:p>
            <text:p><text:span text:style-name="T2">Training on the job tramite supporto remoto durante il pilota</text:span></text:p>
          </table:table-cell>
          <table:table-cell table:style-name="ce19"/>
          <table:table-cell office:value-type="date" office:date-value="2018-01-09T00:00:00" table:style-name="ce20">
            <text:p>09/01/2018</text:p>
          </table:table-cell>
          <table:table-cell office:value-type="date" office:date-value="2018-01-26T00:00:00" table:style-name="ce20">
            <text:p>26/01/2018</text:p>
          </table:table-cell>
          <table:table-cell office:value-type="date" office:date-value="2018-08-09T00:00:00" table:formula="of:=[.D73]+[.$F$1]" table:style-name="ce20">
            <text:p>09/08/2018</text:p>
          </table:table-cell>
          <table:table-cell office:value-type="date" office:date-value="2018-08-26T00:00:00" table:formula="of:=[.E73]+[.$F$1]" table:style-name="ce20">
            <text:p>26/08/2018</text:p>
          </table:table-cell>
          <table:table-cell office:value-type="string" office:string-value="" table:formula="of:=IF(AND([.H$1]&gt;=YEAR([.$F73])*100+MONTH([.$F73]);[.H$1]&lt;=YEAR([.$G73])*100+MONTH([.$G73]));&quot;X&quot;;&quot;&quot;)" table:style-name="ce66"/>
          <table:table-cell office:value-type="string" office:string-value="" table:formula="of:=IF(AND([.I$1]&gt;=YEAR([.$F73])*100+MONTH([.$F73]);[.I$1]&lt;=YEAR([.$G73])*100+MONTH([.$G73]));&quot;X&quot;;&quot;&quot;)" table:style-name="ce66"/>
          <table:table-cell office:value-type="string" office:string-value="" table:formula="of:=IF(AND([.J$1]&gt;=YEAR([.$F73])*100+MONTH([.$F73]);[.J$1]&lt;=YEAR([.$G73])*100+MONTH([.$G73]));&quot;X&quot;;&quot;&quot;)" table:style-name="ce66"/>
          <table:table-cell office:value-type="string" office:string-value="X" table:formula="of:=IF(AND([.K$1]&gt;=YEAR([.$F73])*100+MONTH([.$F73]);[.K$1]&lt;=YEAR([.$G73])*100+MONTH([.$G73]));&quot;X&quot;;&quot;&quot;)" table:style-name="ce66">
            <text:p>X</text:p>
          </table:table-cell>
          <table:table-cell office:value-type="string" office:string-value="" table:formula="of:=IF(AND([.L$1]&gt;=YEAR([.$F73])*100+MONTH([.$F73]);[.L$1]&lt;=YEAR([.$G73])*100+MONTH([.$G73]));&quot;X&quot;;&quot;&quot;)" table:style-name="ce66"/>
          <table:table-cell office:value-type="string" office:string-value="" table:formula="of:=IF(AND([.M$1]&gt;=YEAR([.$F73])*100+MONTH([.$F73]);[.M$1]&lt;=YEAR([.$G73])*100+MONTH([.$G73]));&quot;X&quot;;&quot;&quot;)" table:style-name="ce66"/>
          <table:table-cell office:value-type="string" office:string-value="" table:formula="of:=IF(AND([.N$1]&gt;=YEAR([.$F73])*100+MONTH([.$F73]);[.N$1]&lt;=YEAR([.$G73])*100+MONTH([.$G73]));&quot;X&quot;;&quot;&quot;)" table:style-name="ce66"/>
          <table:table-cell office:value-type="string" office:string-value="" table:formula="of:=IF(AND([.O$1]&gt;=YEAR([.$F73])*100+MONTH([.$F73]);[.O$1]&lt;=YEAR([.$G73])*100+MONTH([.$G73]));&quot;X&quot;;&quot;&quot;)" table:style-name="ce66"/>
          <table:table-cell office:value-type="string" office:string-value="" table:formula="of:=IF(AND([.P$1]&gt;=YEAR([.$F73])*100+MONTH([.$F73]);[.P$1]&lt;=YEAR([.$G73])*100+MONTH([.$G73]));&quot;X&quot;;&quot;&quot;)" table:style-name="ce66"/>
          <table:table-cell office:value-type="string" office:string-value="" table:formula="of:=IF(AND([.Q$1]&gt;=YEAR([.$F73])*100+MONTH([.$F73]);[.Q$1]&lt;=YEAR([.$G73])*100+MONTH([.$G73]));&quot;X&quot;;&quot;&quot;)" table:style-name="ce66"/>
          <table:table-cell office:value-type="string" office:string-value="" table:formula="of:=IF(AND([.R$1]&gt;=YEAR([.$F73])*100+MONTH([.$F73]);[.R$1]&lt;=YEAR([.$G73])*100+MONTH([.$G73]));&quot;X&quot;;&quot;&quot;)" table:style-name="ce66"/>
          <table:table-cell office:value-type="string" office:string-value="" table:formula="of:=IF(AND([.S$1]&gt;=YEAR([.$F73])*100+MONTH([.$F73]);[.S$1]&lt;=YEAR([.$G73])*100+MONTH([.$G73]));&quot;X&quot;;&quot;&quot;)"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Conservazione</text:p>
            <text:p>Resp. Esercizio Archivist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office:value-type="string" table:style-name="ce56">
            <text:p>32</text:p>
            <text:p>60</text:p>
            <text:p>60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3.1</text:p>
          </table:table-cell>
          <table:table-cell office:value-type="string" table:style-name="ce26">
            <text:p>Verbali formazione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15">
          <table:table-cell office:value-type="string" table:style-name="ce31">
            <text:p>A3.4</text:p>
          </table:table-cell>
          <table:table-cell office:value-type="string" table:style-name="ce27">
            <text:p>Addestramento del personale tecnico (scenario 1 e 2) attraverso presentazione del sistema in aula e training on the<text:s/><text:span text:style-name="T2">job su:</text:span></text:p>
            <text:p><text:span text:style-name="T2">- Ambienti di test e di produzione</text:span></text:p>
            <text:p><text:span text:style-name="T2">- Configurazioni del sistema</text:span></text:p>
            <text:p><text:span text:style-name="T2">- Componenti sw</text:span></text:p>
            <text:p><text:span text:style-name="T2">- Sicurezza</text:span></text:p>
            <text:p><text:span text:style-name="T2">- Monitoraggio di attività e job</text:span></text:p>
            <text:p><text:span text:style-name="T2">- Analisi e risoluzione degli errori</text:span></text:p>
            <text:p><text:span text:style-name="T2">- Requisiti tecnici per i client</text:span></text:p>
            <text:p><text:span text:style-name="T2">- Gestione delle release</text:span></text:p>
          </table:table-cell>
          <table:table-cell table:style-name="ce19"/>
          <table:table-cell office:value-type="date" office:date-value="2017-12-04T00:00:00" table:style-name="ce20">
            <text:p>04/12/2017</text:p>
          </table:table-cell>
          <table:table-cell office:value-type="date" office:date-value="2017-12-29T00:00:00" table:style-name="ce20">
            <text:p>29/12/2017</text:p>
          </table:table-cell>
          <table:table-cell office:value-type="date" office:date-value="2018-07-04T00:00:00" table:formula="of:=[.D75]+[.$F$1]" table:style-name="ce20">
            <text:p>04/07/2018</text:p>
          </table:table-cell>
          <table:table-cell office:value-type="date" office:date-value="2018-07-29T00:00:00" table:formula="of:=[.E75]+[.$F$1]" table:style-name="ce20">
            <text:p>29/07/2018</text:p>
          </table:table-cell>
          <table:table-cell office:value-type="string" office:string-value="" table:formula="of:=IF(AND([.H$1]&gt;=YEAR([.$F75])*100+MONTH([.$F75]);[.H$1]&lt;=YEAR([.$G75])*100+MONTH([.$G75]));&quot;X&quot;;&quot;&quot;)" table:style-name="ce66"/>
          <table:table-cell office:value-type="string" office:string-value="" table:formula="of:=IF(AND([.I$1]&gt;=YEAR([.$F75])*100+MONTH([.$F75]);[.I$1]&lt;=YEAR([.$G75])*100+MONTH([.$G75]));&quot;X&quot;;&quot;&quot;)" table:style-name="ce66"/>
          <table:table-cell office:value-type="string" office:string-value="X" table:formula="of:=IF(AND([.J$1]&gt;=YEAR([.$F75])*100+MONTH([.$F75]);[.J$1]&lt;=YEAR([.$G75])*100+MONTH([.$G75]));&quot;X&quot;;&quot;&quot;)" table:style-name="ce66">
            <text:p>X</text:p>
          </table:table-cell>
          <table:table-cell office:value-type="string" office:string-value="" table:formula="of:=IF(AND([.K$1]&gt;=YEAR([.$F75])*100+MONTH([.$F75]);[.K$1]&lt;=YEAR([.$G75])*100+MONTH([.$G75]));&quot;X&quot;;&quot;&quot;)" table:style-name="ce66"/>
          <table:table-cell office:value-type="string" office:string-value="" table:formula="of:=IF(AND([.L$1]&gt;=YEAR([.$F75])*100+MONTH([.$F75]);[.L$1]&lt;=YEAR([.$G75])*100+MONTH([.$G75]));&quot;X&quot;;&quot;&quot;)" table:style-name="ce66"/>
          <table:table-cell office:value-type="string" office:string-value="" table:formula="of:=IF(AND([.M$1]&gt;=YEAR([.$F75])*100+MONTH([.$F75]);[.M$1]&lt;=YEAR([.$G75])*100+MONTH([.$G75]));&quot;X&quot;;&quot;&quot;)" table:style-name="ce66"/>
          <table:table-cell office:value-type="string" office:string-value="" table:formula="of:=IF(AND([.N$1]&gt;=YEAR([.$F75])*100+MONTH([.$F75]);[.N$1]&lt;=YEAR([.$G75])*100+MONTH([.$G75]));&quot;X&quot;;&quot;&quot;)" table:style-name="ce66"/>
          <table:table-cell office:value-type="string" office:string-value="" table:formula="of:=IF(AND([.O$1]&gt;=YEAR([.$F75])*100+MONTH([.$F75]);[.O$1]&lt;=YEAR([.$G75])*100+MONTH([.$G75]));&quot;X&quot;;&quot;&quot;)" table:style-name="ce66"/>
          <table:table-cell office:value-type="string" office:string-value="" table:formula="of:=IF(AND([.P$1]&gt;=YEAR([.$F75])*100+MONTH([.$F75]);[.P$1]&lt;=YEAR([.$G75])*100+MONTH([.$G75]));&quot;X&quot;;&quot;&quot;)" table:style-name="ce66"/>
          <table:table-cell office:value-type="string" office:string-value="" table:formula="of:=IF(AND([.Q$1]&gt;=YEAR([.$F75])*100+MONTH([.$F75]);[.Q$1]&lt;=YEAR([.$G75])*100+MONTH([.$G75]));&quot;X&quot;;&quot;&quot;)" table:style-name="ce66"/>
          <table:table-cell office:value-type="string" office:string-value="" table:formula="of:=IF(AND([.R$1]&gt;=YEAR([.$F75])*100+MONTH([.$F75]);[.R$1]&lt;=YEAR([.$G75])*100+MONTH([.$G75]));&quot;X&quot;;&quot;&quot;)" table:style-name="ce66"/>
          <table:table-cell office:value-type="string" office:string-value="" table:formula="of:=IF(AND([.S$1]&gt;=YEAR([.$F75])*100+MONTH([.$F75]);[.S$1]&lt;=YEAR([.$G75])*100+MONTH([.$G75]));&quot;X&quot;;&quot;&quot;)"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Sviluppo</text:p>
            <text:p>Resp. Esercizio Tecnologico</text:p>
            <text:p>Analista</text:p>
            <text:p>Resp. Conservazione</text:p>
            <text:p>Resp. Esercizio Archivistico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  <text:p>1</text:p>
          </table:table-cell>
          <table:table-cell office:value-type="string" table:style-name="ce56">
            <text:p>32</text:p>
            <text:p>60</text:p>
            <text:p>60</text:p>
            <text:p>60</text:p>
            <text:p>60</text:p>
            <text:p>16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4.1</text:p>
          </table:table-cell>
          <table:table-cell office:value-type="string" table:style-name="ce26">
            <text:p><text:s/>Verbali formazione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16">
          <table:table-cell office:value-type="string" table:style-name="ce31">
            <text:p>A3.5</text:p>
          </table:table-cell>
          <table:table-cell office:value-type="string" table:style-name="ce27">
            <text:p>Predisposizione del sistema (scenari 1 e 2)</text:p>
            <text:p>- Installazione</text:p>
            <text:p>- Creazione e popolazione iniziale del data base</text:p>
            <text:p>- Int<text:span text:style-name="T2">egrazione dell’IDP del riusante</text:span></text:p>
            <text:p><text:span text:style-name="T2">- Parametrazione</text:span></text:p>
            <text:p><text:span text:style-name="T2">- Funzionamento del client di versamento</text:span></text:p>
            <text:p><text:span text:style-name="T2">- Test del sistema</text:span></text:p>
          </table:table-cell>
          <table:table-cell table:style-name="ce19"/>
          <table:table-cell office:value-type="date" office:date-value="2018-02-05T00:00:00" table:style-name="ce20">
            <text:p>05/02/2018</text:p>
          </table:table-cell>
          <table:table-cell office:value-type="date" office:date-value="2018-03-30T00:00:00" table:style-name="ce20">
            <text:p>30/03/2018</text:p>
          </table:table-cell>
          <table:table-cell office:value-type="date" office:date-value="2018-09-05T00:00:00" table:formula="of:=[.D77]+[.$F$1]" table:style-name="ce20">
            <text:p>05/09/2018</text:p>
          </table:table-cell>
          <table:table-cell office:value-type="date" office:date-value="2018-10-28T00:00:00" table:formula="of:=[.E77]+[.$F$1]" table:style-name="ce20">
            <text:p>28/10/2018</text:p>
          </table:table-cell>
          <table:table-cell office:value-type="string" office:string-value="" table:formula="of:=IF(AND([.H$1]&gt;=YEAR([.$F77])*100+MONTH([.$F77]);[.H$1]&lt;=YEAR([.$G77])*100+MONTH([.$G77]));&quot;X&quot;;&quot;&quot;)" table:style-name="ce66"/>
          <table:table-cell office:value-type="string" office:string-value="" table:formula="of:=IF(AND([.I$1]&gt;=YEAR([.$F77])*100+MONTH([.$F77]);[.I$1]&lt;=YEAR([.$G77])*100+MONTH([.$G77]));&quot;X&quot;;&quot;&quot;)" table:style-name="ce66"/>
          <table:table-cell office:value-type="string" office:string-value="" table:formula="of:=IF(AND([.J$1]&gt;=YEAR([.$F77])*100+MONTH([.$F77]);[.J$1]&lt;=YEAR([.$G77])*100+MONTH([.$G77]));&quot;X&quot;;&quot;&quot;)" table:style-name="ce66"/>
          <table:table-cell office:value-type="string" office:string-value="" table:formula="of:=IF(AND([.K$1]&gt;=YEAR([.$F77])*100+MONTH([.$F77]);[.K$1]&lt;=YEAR([.$G77])*100+MONTH([.$G77]));&quot;X&quot;;&quot;&quot;)" table:style-name="ce66"/>
          <table:table-cell office:value-type="string" office:string-value="X" table:formula="of:=IF(AND([.L$1]&gt;=YEAR([.$F77])*100+MONTH([.$F77]);[.L$1]&lt;=YEAR([.$G77])*100+MONTH([.$G77]));&quot;X&quot;;&quot;&quot;)" table:style-name="ce66">
            <text:p>X</text:p>
          </table:table-cell>
          <table:table-cell office:value-type="string" office:string-value="X" table:formula="of:=IF(AND([.M$1]&gt;=YEAR([.$F77])*100+MONTH([.$F77]);[.M$1]&lt;=YEAR([.$G77])*100+MONTH([.$G77]));&quot;X&quot;;&quot;&quot;)" table:style-name="ce66">
            <text:p>X</text:p>
          </table:table-cell>
          <table:table-cell office:value-type="string" office:string-value="" table:formula="of:=IF(AND([.N$1]&gt;=YEAR([.$F77])*100+MONTH([.$F77]);[.N$1]&lt;=YEAR([.$G77])*100+MONTH([.$G77]));&quot;X&quot;;&quot;&quot;)" table:style-name="ce66"/>
          <table:table-cell office:value-type="string" office:string-value="" table:formula="of:=IF(AND([.O$1]&gt;=YEAR([.$F77])*100+MONTH([.$F77]);[.O$1]&lt;=YEAR([.$G77])*100+MONTH([.$G77]));&quot;X&quot;;&quot;&quot;)" table:style-name="ce66"/>
          <table:table-cell office:value-type="string" office:string-value="" table:formula="of:=IF(AND([.P$1]&gt;=YEAR([.$F77])*100+MONTH([.$F77]);[.P$1]&lt;=YEAR([.$G77])*100+MONTH([.$G77]));&quot;X&quot;;&quot;&quot;)" table:style-name="ce66"/>
          <table:table-cell office:value-type="string" office:string-value="" table:formula="of:=IF(AND([.Q$1]&gt;=YEAR([.$F77])*100+MONTH([.$F77]);[.Q$1]&lt;=YEAR([.$G77])*100+MONTH([.$G77]));&quot;X&quot;;&quot;&quot;)" table:style-name="ce66"/>
          <table:table-cell office:value-type="string" office:string-value="" table:formula="of:=IF(AND([.R$1]&gt;=YEAR([.$F77])*100+MONTH([.$F77]);[.R$1]&lt;=YEAR([.$G77])*100+MONTH([.$G77]));&quot;X&quot;;&quot;&quot;)" table:style-name="ce66"/>
          <table:table-cell office:value-type="string" office:string-value="" table:formula="of:=IF(AND([.S$1]&gt;=YEAR([.$F77])*100+MONTH([.$F77]);[.S$1]&lt;=YEAR([.$G77])*100+MONTH([.$G77]));&quot;X&quot;;&quot;&quot;)"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viluppo</text:p>
            <text:p>Resp. Servizio Archivistico</text:p>
            <text:p>Resp. Esercizio Tecnologico</text:p>
            <text:p>Analista</text:p>
            <text:p>Resp. Conservazione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</table:table-cell>
          <table:table-cell office:value-type="string" table:style-name="ce56">
            <text:p>96</text:p>
            <text:p>60</text:p>
            <text:p>50</text:p>
            <text:p>40</text:p>
            <text:p>16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5.1</text:p>
          </table:table-cell>
          <table:table-cell office:value-type="string" table:style-name="ce26">
            <text:p><text:s/>Sistema installato e funzionante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5.2</text:p>
          </table:table-cell>
          <table:table-cell office:value-type="string" table:style-name="ce26">
            <text:p>Verbali di collaudo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17">
          <table:table-cell office:value-type="string" table:style-name="ce31">
            <text:p>A3.6</text:p>
          </table:table-cell>
          <table:table-cell office:value-type="string" table:style-name="ce27">
            <text:p>Pilota e avvio in produzione (tutti gli scenari)</text:p>
            <text:p>- Test del servizio</text:p>
            <text:p>- Parametrazione iniziale del sistema di produzione</text:p>
            <text:p>- Versamento effettivo di Unità Documentarie</text:p>
            <text:p>- Supporto archivistico e tecnico.</text:p>
          </table:table-cell>
          <table:table-cell table:style-name="ce19"/>
          <table:table-cell office:value-type="date" office:date-value="2018-04-02T00:00:00" table:style-name="ce20">
            <text:p>02/04/2018</text:p>
          </table:table-cell>
          <table:table-cell office:value-type="date" office:date-value="2018-05-31T00:00:00" table:style-name="ce20">
            <text:p>31/05/2018</text:p>
          </table:table-cell>
          <table:table-cell office:value-type="date" office:date-value="2018-10-31T00:00:00" table:formula="of:=[.D80]+[.$F$1]" table:style-name="ce20">
            <text:p>31/10/2018</text:p>
          </table:table-cell>
          <table:table-cell office:value-type="date" office:date-value="2018-12-29T00:00:00" table:formula="of:=[.E80]+[.$F$1]" table:style-name="ce20">
            <text:p>29/12/2018</text:p>
          </table:table-cell>
          <table:table-cell office:value-type="string" office:string-value="" table:formula="of:=IF(AND([.H$1]&gt;=YEAR([.$F80])*100+MONTH([.$F80]);[.H$1]&lt;=YEAR([.$G80])*100+MONTH([.$G80]));&quot;X&quot;;&quot;&quot;)" table:style-name="ce66"/>
          <table:table-cell office:value-type="string" office:string-value="" table:formula="of:=IF(AND([.I$1]&gt;=YEAR([.$F80])*100+MONTH([.$F80]);[.I$1]&lt;=YEAR([.$G80])*100+MONTH([.$G80]));&quot;X&quot;;&quot;&quot;)" table:style-name="ce66"/>
          <table:table-cell office:value-type="string" office:string-value="" table:formula="of:=IF(AND([.J$1]&gt;=YEAR([.$F80])*100+MONTH([.$F80]);[.J$1]&lt;=YEAR([.$G80])*100+MONTH([.$G80]));&quot;X&quot;;&quot;&quot;)" table:style-name="ce66"/>
          <table:table-cell office:value-type="string" office:string-value="" table:formula="of:=IF(AND([.K$1]&gt;=YEAR([.$F80])*100+MONTH([.$F80]);[.K$1]&lt;=YEAR([.$G80])*100+MONTH([.$G80]));&quot;X&quot;;&quot;&quot;)" table:style-name="ce66"/>
          <table:table-cell office:value-type="string" office:string-value="" table:formula="of:=IF(AND([.L$1]&gt;=YEAR([.$F80])*100+MONTH([.$F80]);[.L$1]&lt;=YEAR([.$G80])*100+MONTH([.$G80]));&quot;X&quot;;&quot;&quot;)" table:style-name="ce66"/>
          <table:table-cell office:value-type="string" office:string-value="X" table:formula="of:=IF(AND([.M$1]&gt;=YEAR([.$F80])*100+MONTH([.$F80]);[.M$1]&lt;=YEAR([.$G80])*100+MONTH([.$G80]));&quot;X&quot;;&quot;&quot;)" table:style-name="ce66">
            <text:p>X</text:p>
          </table:table-cell>
          <table:table-cell office:value-type="string" office:string-value="X" table:formula="of:=IF(AND([.N$1]&gt;=YEAR([.$F80])*100+MONTH([.$F80]);[.N$1]&lt;=YEAR([.$G80])*100+MONTH([.$G80]));&quot;X&quot;;&quot;&quot;)" table:style-name="ce66">
            <text:p>X</text:p>
          </table:table-cell>
          <table:table-cell office:value-type="string" office:string-value="X" table:formula="of:=IF(AND([.O$1]&gt;=YEAR([.$F80])*100+MONTH([.$F80]);[.O$1]&lt;=YEAR([.$G80])*100+MONTH([.$G80]));&quot;X&quot;;&quot;&quot;)" table:style-name="ce66">
            <text:p>X</text:p>
          </table:table-cell>
          <table:table-cell office:value-type="string" office:string-value="" table:formula="of:=IF(AND([.P$1]&gt;=YEAR([.$F80])*100+MONTH([.$F80]);[.P$1]&lt;=YEAR([.$G80])*100+MONTH([.$G80]));&quot;X&quot;;&quot;&quot;)" table:style-name="ce66"/>
          <table:table-cell office:value-type="string" office:string-value="" table:formula="of:=IF(AND([.Q$1]&gt;=YEAR([.$F80])*100+MONTH([.$F80]);[.Q$1]&lt;=YEAR([.$G80])*100+MONTH([.$G80]));&quot;X&quot;;&quot;&quot;)" table:style-name="ce66"/>
          <table:table-cell office:value-type="string" office:string-value="" table:formula="of:=IF(AND([.R$1]&gt;=YEAR([.$F80])*100+MONTH([.$F80]);[.R$1]&lt;=YEAR([.$G80])*100+MONTH([.$G80]));&quot;X&quot;;&quot;&quot;)" table:style-name="ce66"/>
          <table:table-cell office:value-type="string" office:string-value="" table:formula="of:=IF(AND([.S$1]&gt;=YEAR([.$F80])*100+MONTH([.$F80]);[.S$1]&lt;=YEAR([.$G80])*100+MONTH([.$G80]));&quot;X&quot;;&quot;&quot;)"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Conservazione</text:p>
            <text:p>Resp. Sviluppo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  <text:p>1</text:p>
          </table:table-cell>
          <table:table-cell office:value-type="string" table:style-name="ce56">
            <text:p>160</text:p>
            <text:p>160</text:p>
            <text:p>160</text:p>
            <text:p>200</text:p>
            <text:p>160</text:p>
            <text:p>320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6.1</text:p>
          </table:table-cell>
          <table:table-cell office:value-type="string" table:style-name="ce26">
            <text:p>Verbale di avvio in produzione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6.2</text:p>
          </table:table-cell>
          <table:table-cell office:value-type="string" table:style-name="ce26">
            <text:p>Documenti versati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6.3</text:p>
          </table:table-cell>
          <table:table-cell office:value-type="string" table:style-name="ce26">
            <text:p>Anomalie di versamento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18" table:visibility="collapse">
          <table:table-cell office:value-type="string" table:style-name="ce31">
            <text:p>3.6.4</text:p>
          </table:table-cell>
          <table:table-cell office:value-type="string" table:style-name="ce26">
            <text:p>Manuale d'esercizio archivistico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/>
          </table:table-cell>
          <table:table-cell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19">
          <table:table-cell office:value-type="string" table:style-name="ce31">
            <text:p>A3.7</text:p>
          </table:table-cell>
          <table:table-cell office:value-type="string" table:style-name="ce27">
            <text:p>Supporto all'avvio dell'accreditamento AgID (scenari 1 e 3)</text:p>
            <text:p>- Pianificazione del processo di accreditamen<text:span text:style-name="T2">to</text:span></text:p>
            <text:p><text:span text:style-name="T2">- Compilazione della documentazione da inviare a AgID</text:span></text:p>
          </table:table-cell>
          <table:table-cell table:style-name="ce19"/>
          <table:table-cell office:value-type="date" office:date-value="2017-11-01T00:00:00" table:style-name="ce20">
            <text:p>01/11/2017</text:p>
          </table:table-cell>
          <table:table-cell office:value-type="date" office:date-value="2018-01-26T00:00:00" table:style-name="ce20">
            <text:p>26/01/2018</text:p>
          </table:table-cell>
          <table:table-cell office:value-type="date" office:date-value="2018-06-01T00:00:00" table:formula="of:=[.D85]+[.$F$1]" table:style-name="ce20">
            <text:p>01/06/2018</text:p>
          </table:table-cell>
          <table:table-cell office:value-type="date" office:date-value="2018-08-26T00:00:00" table:formula="of:=[.E85]+[.$F$1]" table:style-name="ce20">
            <text:p>26/08/2018</text:p>
          </table:table-cell>
          <table:table-cell office:value-type="string" office:string-value="" table:formula="of:=IF(AND([.H$1]&gt;=YEAR([.$F85])*100+MONTH([.$F85]);[.H$1]&lt;=YEAR([.$G85])*100+MONTH([.$G85]));&quot;X&quot;;&quot;&quot;)" table:style-name="ce66"/>
          <table:table-cell office:value-type="string" office:string-value="X" table:formula="of:=IF(AND([.I$1]&gt;=YEAR([.$F85])*100+MONTH([.$F85]);[.I$1]&lt;=YEAR([.$G85])*100+MONTH([.$G85]));&quot;X&quot;;&quot;&quot;)" table:style-name="ce66">
            <text:p>X</text:p>
          </table:table-cell>
          <table:table-cell office:value-type="string" office:string-value="X" table:formula="of:=IF(AND([.J$1]&gt;=YEAR([.$F85])*100+MONTH([.$F85]);[.J$1]&lt;=YEAR([.$G85])*100+MONTH([.$G85]));&quot;X&quot;;&quot;&quot;)" table:style-name="ce66">
            <text:p>X</text:p>
          </table:table-cell>
          <table:table-cell office:value-type="string" office:string-value="X" table:formula="of:=IF(AND([.K$1]&gt;=YEAR([.$F85])*100+MONTH([.$F85]);[.K$1]&lt;=YEAR([.$G85])*100+MONTH([.$G85]));&quot;X&quot;;&quot;&quot;)" table:style-name="ce66">
            <text:p>X</text:p>
          </table:table-cell>
          <table:table-cell office:value-type="string" office:string-value="" table:formula="of:=IF(AND([.L$1]&gt;=YEAR([.$F85])*100+MONTH([.$F85]);[.L$1]&lt;=YEAR([.$G85])*100+MONTH([.$G85]));&quot;X&quot;;&quot;&quot;)" table:style-name="ce66"/>
          <table:table-cell office:value-type="string" office:string-value="" table:formula="of:=IF(AND([.M$1]&gt;=YEAR([.$F85])*100+MONTH([.$F85]);[.M$1]&lt;=YEAR([.$G85])*100+MONTH([.$G85]));&quot;X&quot;;&quot;&quot;)" table:style-name="ce66"/>
          <table:table-cell office:value-type="string" office:string-value="" table:formula="of:=IF(AND([.N$1]&gt;=YEAR([.$F85])*100+MONTH([.$F85]);[.N$1]&lt;=YEAR([.$G85])*100+MONTH([.$G85]));&quot;X&quot;;&quot;&quot;)" table:style-name="ce66"/>
          <table:table-cell office:value-type="string" office:string-value="" table:formula="of:=IF(AND([.O$1]&gt;=YEAR([.$F85])*100+MONTH([.$F85]);[.O$1]&lt;=YEAR([.$G85])*100+MONTH([.$G85]));&quot;X&quot;;&quot;&quot;)" table:style-name="ce66"/>
          <table:table-cell office:value-type="string" office:string-value="" table:formula="of:=IF(AND([.P$1]&gt;=YEAR([.$F85])*100+MONTH([.$F85]);[.P$1]&lt;=YEAR([.$G85])*100+MONTH([.$G85]));&quot;X&quot;;&quot;&quot;)" table:style-name="ce66"/>
          <table:table-cell office:value-type="string" office:string-value="" table:formula="of:=IF(AND([.Q$1]&gt;=YEAR([.$F85])*100+MONTH([.$F85]);[.Q$1]&lt;=YEAR([.$G85])*100+MONTH([.$G85]));&quot;X&quot;;&quot;&quot;)" table:style-name="ce66"/>
          <table:table-cell office:value-type="string" office:string-value="" table:formula="of:=IF(AND([.R$1]&gt;=YEAR([.$F85])*100+MONTH([.$F85]);[.R$1]&lt;=YEAR([.$G85])*100+MONTH([.$G85]));&quot;X&quot;;&quot;&quot;)" table:style-name="ce66"/>
          <table:table-cell office:value-type="string" office:string-value="" table:formula="of:=IF(AND([.S$1]&gt;=YEAR([.$F85])*100+MONTH([.$F85]);[.S$1]&lt;=YEAR([.$G85])*100+MONTH([.$G85]));&quot;X&quot;;&quot;&quot;)"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28"/>
          <table:table-cell table:style-name="ce15"/>
          <table:table-cell office:value-type="string" table:style-name="ce58">
            <text:p>Resp. Servizio</text:p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  <text:p>1</text:p>
            <text:p/>
          </table:table-cell>
          <table:table-cell office:value-type="string" table:style-name="ce56">
            <text:p>104</text:p>
            <text:p>80</text:p>
            <text:p>80</text:p>
            <text:p>80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7.1</text:p>
          </table:table-cell>
          <table:table-cell office:value-type="string" table:style-name="ce26">
            <text:p>Manuale di Conservazione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1">
            <text:p>3.7.2</text:p>
          </table:table-cell>
          <table:table-cell office:value-type="string" table:style-name="ce26">
            <text:p>Piano della Sicurezza</text:p>
          </table:table-cell>
          <table:table-cell table:number-columns-repeated="5" table:style-name="ce19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office:value-type="string" table:style-name="ce65">
            <text:p>IBACN</text:p>
          </table:table-cell>
          <table:table-cell table:style-name="ce65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20">
          <table:table-cell office:value-type="string" table:style-name="ce32">
            <text:p>A4.1</text:p>
          </table:table-cell>
          <table:table-cell office:value-type="string" table:style-name="ce27">
            <text:p>Definizione delle linee guida di evoluzione della Buona Pratica nel periodo medio-lungo</text:p>
          </table:table-cell>
          <table:table-cell table:style-name="ce19"/>
          <table:table-cell office:value-type="date" office:date-value="2018-04-02T00:00:00" table:style-name="ce20">
            <text:p>02/04/2018</text:p>
          </table:table-cell>
          <table:table-cell office:value-type="date" office:date-value="2018-04-27T00:00:00" table:style-name="ce20">
            <text:p>27/04/2018</text:p>
          </table:table-cell>
          <table:table-cell office:value-type="date" office:date-value="2018-10-31T00:00:00" table:formula="of:=[.D88]+[.$F$1]" table:style-name="ce20">
            <text:p>31/10/2018</text:p>
          </table:table-cell>
          <table:table-cell office:value-type="date" office:date-value="2018-11-25T00:00:00" table:formula="of:=[.E88]+[.$F$1]" table:style-name="ce20">
            <text:p>25/11/2018</text:p>
          </table:table-cell>
          <table:table-cell office:value-type="string" office:string-value="" table:formula="of:=IF(AND([.H$1]&gt;=YEAR([.$F88])*100+MONTH([.$F88]);[.H$1]&lt;=YEAR([.$G88])*100+MONTH([.$G88]));&quot;X&quot;;&quot;&quot;)" table:style-name="ce67"/>
          <table:table-cell office:value-type="string" office:string-value="" table:formula="of:=IF(AND([.I$1]&gt;=YEAR([.$F88])*100+MONTH([.$F88]);[.I$1]&lt;=YEAR([.$G88])*100+MONTH([.$G88]));&quot;X&quot;;&quot;&quot;)" table:style-name="ce67"/>
          <table:table-cell office:value-type="string" office:string-value="" table:formula="of:=IF(AND([.J$1]&gt;=YEAR([.$F88])*100+MONTH([.$F88]);[.J$1]&lt;=YEAR([.$G88])*100+MONTH([.$G88]));&quot;X&quot;;&quot;&quot;)" table:style-name="ce67"/>
          <table:table-cell office:value-type="string" office:string-value="" table:formula="of:=IF(AND([.K$1]&gt;=YEAR([.$F88])*100+MONTH([.$F88]);[.K$1]&lt;=YEAR([.$G88])*100+MONTH([.$G88]));&quot;X&quot;;&quot;&quot;)" table:style-name="ce67"/>
          <table:table-cell office:value-type="string" office:string-value="" table:formula="of:=IF(AND([.L$1]&gt;=YEAR([.$F88])*100+MONTH([.$F88]);[.L$1]&lt;=YEAR([.$G88])*100+MONTH([.$G88]));&quot;X&quot;;&quot;&quot;)" table:style-name="ce67"/>
          <table:table-cell office:value-type="string" office:string-value="X" table:formula="of:=IF(AND([.M$1]&gt;=YEAR([.$F88])*100+MONTH([.$F88]);[.M$1]&lt;=YEAR([.$G88])*100+MONTH([.$G88]));&quot;X&quot;;&quot;&quot;)" table:style-name="ce67">
            <text:p>X</text:p>
          </table:table-cell>
          <table:table-cell office:value-type="string" office:string-value="X" table:formula="of:=IF(AND([.N$1]&gt;=YEAR([.$F88])*100+MONTH([.$F88]);[.N$1]&lt;=YEAR([.$G88])*100+MONTH([.$G88]));&quot;X&quot;;&quot;&quot;)" table:style-name="ce67">
            <text:p>X</text:p>
          </table:table-cell>
          <table:table-cell office:value-type="string" office:string-value="" table:formula="of:=IF(AND([.O$1]&gt;=YEAR([.$F88])*100+MONTH([.$F88]);[.O$1]&lt;=YEAR([.$G88])*100+MONTH([.$G88]));&quot;X&quot;;&quot;&quot;)" table:style-name="ce67"/>
          <table:table-cell office:value-type="string" office:string-value="" table:formula="of:=IF(AND([.P$1]&gt;=YEAR([.$F88])*100+MONTH([.$F88]);[.P$1]&lt;=YEAR([.$G88])*100+MONTH([.$G88]));&quot;X&quot;;&quot;&quot;)" table:style-name="ce67"/>
          <table:table-cell office:value-type="string" office:string-value="" table:formula="of:=IF(AND([.Q$1]&gt;=YEAR([.$F88])*100+MONTH([.$F88]);[.Q$1]&lt;=YEAR([.$G88])*100+MONTH([.$G88]));&quot;X&quot;;&quot;&quot;)" table:style-name="ce67"/>
          <table:table-cell office:value-type="string" office:string-value="" table:formula="of:=IF(AND([.R$1]&gt;=YEAR([.$F88])*100+MONTH([.$F88]);[.R$1]&lt;=YEAR([.$G88])*100+MONTH([.$G88]));&quot;X&quot;;&quot;&quot;)" table:style-name="ce67"/>
          <table:table-cell office:value-type="string" office:string-value="" table:formula="of:=IF(AND([.S$1]&gt;=YEAR([.$F88])*100+MONTH([.$F88]);[.S$1]&lt;=YEAR([.$G88])*100+MONTH([.$G88]));&quot;X&quot;;&quot;&quot;)" table:style-name="ce67"/>
          <table:table-cell table:style-name="ce67"/>
          <table:table-cell office:value-type="string" table:style-name="ce63">
            <text:p>Provincia autonoma di Trento</text:p>
          </table:table-cell>
          <table:table-cell table:style-name="ce63"/>
          <table:table-cell table:style-name="ce28"/>
          <table:table-cell table:style-name="ce15"/>
          <table:table-cell office:value-type="string" table:style-name="ce58">
            <text:p>Resp. Servizio</text:p>
          </table:table-cell>
          <table:table-cell office:value-type="float" office:value="1" table:style-name="ce57">
            <text:p>1</text:p>
          </table:table-cell>
          <table:table-cell office:value-type="float" office:value="24" table:style-name="ce57">
            <text:p>24</text:p>
          </table:table-cell>
          <table:table-cell table:number-columns-repeated="2" table:style-name="ce14"/>
          <table:table-cell table:style-name="ce25"/>
          <table:table-cell table:style-name="ce1"/>
          <table:table-cell table:style-name="ce53"/>
          <table:table-cell table:number-columns-repeated="16352"/>
        </table:table-row>
        <table:table-row table:style-name="ro4" table:visibility="collapse">
          <table:table-cell office:value-type="string" table:style-name="ce32">
            <text:p>4.1.1</text:p>
          </table:table-cell>
          <table:table-cell office:value-type="string" table:style-name="ce26">
            <text:p>Linee guida di evoluzione della Buona Pratica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2">
            <text:p>4.1.2</text:p>
          </table:table-cell>
          <table:table-cell office:value-type="string" table:style-name="ce26">
            <text:p>Strumenti per l'evoluzione collaborativa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21">
          <table:table-cell office:value-type="string" table:style-name="ce32">
            <text:p>A4.2</text:p>
          </table:table-cell>
          <table:table-cell office:value-type="string" table:style-name="ce27">
            <text:p>Generalizzazione dei meccanismi di interfaccia per ampliare il numero di sistemi alimentanti il sistema di conservazione</text:p>
          </table:table-cell>
          <table:table-cell table:style-name="ce19"/>
          <table:table-cell office:value-type="date" office:date-value="2018-04-02T00:00:00" table:style-name="ce20">
            <text:p>02/04/2018</text:p>
          </table:table-cell>
          <table:table-cell office:value-type="date" office:date-value="2018-08-31T00:00:00" table:style-name="ce20">
            <text:p>31/08/2018</text:p>
          </table:table-cell>
          <table:table-cell office:value-type="date" office:date-value="2018-10-31T00:00:00" table:formula="of:=[.D91]+[.$F$1]" table:style-name="ce20">
            <text:p>31/10/2018</text:p>
          </table:table-cell>
          <table:table-cell office:value-type="date" office:date-value="2019-03-31T00:00:00" table:formula="of:=[.E91]+[.$F$1]" table:style-name="ce20">
            <text:p>31/03/2019</text:p>
          </table:table-cell>
          <table:table-cell office:value-type="string" office:string-value="" table:formula="of:=IF(AND([.H$1]&gt;=YEAR([.$F91])*100+MONTH([.$F91]);[.H$1]&lt;=YEAR([.$G91])*100+MONTH([.$G91]));&quot;X&quot;;&quot;&quot;)" table:style-name="ce67"/>
          <table:table-cell office:value-type="string" office:string-value="" table:formula="of:=IF(AND([.I$1]&gt;=YEAR([.$F91])*100+MONTH([.$F91]);[.I$1]&lt;=YEAR([.$G91])*100+MONTH([.$G91]));&quot;X&quot;;&quot;&quot;)" table:style-name="ce67"/>
          <table:table-cell office:value-type="string" office:string-value="" table:formula="of:=IF(AND([.J$1]&gt;=YEAR([.$F91])*100+MONTH([.$F91]);[.J$1]&lt;=YEAR([.$G91])*100+MONTH([.$G91]));&quot;X&quot;;&quot;&quot;)" table:style-name="ce67"/>
          <table:table-cell office:value-type="string" office:string-value="" table:formula="of:=IF(AND([.K$1]&gt;=YEAR([.$F91])*100+MONTH([.$F91]);[.K$1]&lt;=YEAR([.$G91])*100+MONTH([.$G91]));&quot;X&quot;;&quot;&quot;)" table:style-name="ce67"/>
          <table:table-cell office:value-type="string" office:string-value="" table:formula="of:=IF(AND([.L$1]&gt;=YEAR([.$F91])*100+MONTH([.$F91]);[.L$1]&lt;=YEAR([.$G91])*100+MONTH([.$G91]));&quot;X&quot;;&quot;&quot;)" table:style-name="ce67"/>
          <table:table-cell office:value-type="string" office:string-value="X" table:formula="of:=IF(AND([.M$1]&gt;=YEAR([.$F91])*100+MONTH([.$F91]);[.M$1]&lt;=YEAR([.$G91])*100+MONTH([.$G91]));&quot;X&quot;;&quot;&quot;)" table:style-name="ce67">
            <text:p>X</text:p>
          </table:table-cell>
          <table:table-cell office:value-type="string" office:string-value="X" table:formula="of:=IF(AND([.N$1]&gt;=YEAR([.$F91])*100+MONTH([.$F91]);[.N$1]&lt;=YEAR([.$G91])*100+MONTH([.$G91]));&quot;X&quot;;&quot;&quot;)" table:style-name="ce67">
            <text:p>X</text:p>
          </table:table-cell>
          <table:table-cell office:value-type="string" office:string-value="X" table:formula="of:=IF(AND([.O$1]&gt;=YEAR([.$F91])*100+MONTH([.$F91]);[.O$1]&lt;=YEAR([.$G91])*100+MONTH([.$G91]));&quot;X&quot;;&quot;&quot;)" table:style-name="ce67">
            <text:p>X</text:p>
          </table:table-cell>
          <table:table-cell office:value-type="string" office:string-value="X" table:formula="of:=IF(AND([.P$1]&gt;=YEAR([.$F91])*100+MONTH([.$F91]);[.P$1]&lt;=YEAR([.$G91])*100+MONTH([.$G91]));&quot;X&quot;;&quot;&quot;)" table:style-name="ce67">
            <text:p>X</text:p>
          </table:table-cell>
          <table:table-cell office:value-type="string" office:string-value="X" table:formula="of:=IF(AND([.Q$1]&gt;=YEAR([.$F91])*100+MONTH([.$F91]);[.Q$1]&lt;=YEAR([.$G91])*100+MONTH([.$G91]));&quot;X&quot;;&quot;&quot;)" table:style-name="ce67">
            <text:p>X</text:p>
          </table:table-cell>
          <table:table-cell office:value-type="string" office:string-value="X" table:formula="of:=IF(AND([.R$1]&gt;=YEAR([.$F91])*100+MONTH([.$F91]);[.R$1]&lt;=YEAR([.$G91])*100+MONTH([.$G91]));&quot;X&quot;;&quot;&quot;)" table:style-name="ce67">
            <text:p>X</text:p>
          </table:table-cell>
          <table:table-cell office:value-type="string" office:string-value="" table:formula="of:=IF(AND([.S$1]&gt;=YEAR([.$F91])*100+MONTH([.$F91]);[.S$1]&lt;=YEAR([.$G91])*100+MONTH([.$G91]));&quot;X&quot;;&quot;&quot;)"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33"/>
          <table:table-cell table:style-name="ce22"/>
          <table:table-cell office:value-type="string" table:style-name="ce58">
            <text:p>Resp. Svilupp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</table:table-cell>
          <table:table-cell office:value-type="string" table:style-name="ce56">
            <text:p>24</text:p>
            <text:p>16</text:p>
            <text:p>40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2">
            <text:p>4.2.1</text:p>
          </table:table-cell>
          <table:table-cell office:value-type="string" table:style-name="ce26">
            <text:p>Specifiche di interfaccia generalizzate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number-columns-repeated="2" table:style-name="ce22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22">
          <table:table-cell office:value-type="string" table:style-name="ce32">
            <text:p>A4.3</text:p>
          </table:table-cell>
          <table:table-cell office:value-type="string" table:style-name="ce27">
            <text:p>Revisione dell'interfaccia uomo-macchina delle funzionalità di maggiore diffusione per facilitarne l'utilizzo</text:p>
          </table:table-cell>
          <table:table-cell table:style-name="ce19"/>
          <table:table-cell office:value-type="date" office:date-value="2018-04-02T00:00:00" table:style-name="ce20">
            <text:p>02/04/2018</text:p>
          </table:table-cell>
          <table:table-cell office:value-type="date" office:date-value="2018-08-31T00:00:00" table:style-name="ce20">
            <text:p>31/08/2018</text:p>
          </table:table-cell>
          <table:table-cell office:value-type="date" office:date-value="2018-10-31T00:00:00" table:formula="of:=[.D93]+[.$F$1]" table:style-name="ce20">
            <text:p>31/10/2018</text:p>
          </table:table-cell>
          <table:table-cell office:value-type="date" office:date-value="2019-03-31T00:00:00" table:formula="of:=[.E93]+[.$F$1]" table:style-name="ce20">
            <text:p>31/03/2019</text:p>
          </table:table-cell>
          <table:table-cell office:value-type="string" office:string-value="" table:formula="of:=IF(AND([.H$1]&gt;=YEAR([.$F93])*100+MONTH([.$F93]);[.H$1]&lt;=YEAR([.$G93])*100+MONTH([.$G93]));&quot;X&quot;;&quot;&quot;)" table:style-name="ce67"/>
          <table:table-cell office:value-type="string" office:string-value="" table:formula="of:=IF(AND([.I$1]&gt;=YEAR([.$F93])*100+MONTH([.$F93]);[.I$1]&lt;=YEAR([.$G93])*100+MONTH([.$G93]));&quot;X&quot;;&quot;&quot;)" table:style-name="ce67"/>
          <table:table-cell office:value-type="string" office:string-value="" table:formula="of:=IF(AND([.J$1]&gt;=YEAR([.$F93])*100+MONTH([.$F93]);[.J$1]&lt;=YEAR([.$G93])*100+MONTH([.$G93]));&quot;X&quot;;&quot;&quot;)" table:style-name="ce67"/>
          <table:table-cell office:value-type="string" office:string-value="" table:formula="of:=IF(AND([.K$1]&gt;=YEAR([.$F93])*100+MONTH([.$F93]);[.K$1]&lt;=YEAR([.$G93])*100+MONTH([.$G93]));&quot;X&quot;;&quot;&quot;)" table:style-name="ce67"/>
          <table:table-cell office:value-type="string" office:string-value="" table:formula="of:=IF(AND([.L$1]&gt;=YEAR([.$F93])*100+MONTH([.$F93]);[.L$1]&lt;=YEAR([.$G93])*100+MONTH([.$G93]));&quot;X&quot;;&quot;&quot;)" table:style-name="ce67"/>
          <table:table-cell office:value-type="string" office:string-value="X" table:formula="of:=IF(AND([.M$1]&gt;=YEAR([.$F93])*100+MONTH([.$F93]);[.M$1]&lt;=YEAR([.$G93])*100+MONTH([.$G93]));&quot;X&quot;;&quot;&quot;)" table:style-name="ce67">
            <text:p>X</text:p>
          </table:table-cell>
          <table:table-cell office:value-type="string" office:string-value="X" table:formula="of:=IF(AND([.N$1]&gt;=YEAR([.$F93])*100+MONTH([.$F93]);[.N$1]&lt;=YEAR([.$G93])*100+MONTH([.$G93]));&quot;X&quot;;&quot;&quot;)" table:style-name="ce67">
            <text:p>X</text:p>
          </table:table-cell>
          <table:table-cell office:value-type="string" office:string-value="X" table:formula="of:=IF(AND([.O$1]&gt;=YEAR([.$F93])*100+MONTH([.$F93]);[.O$1]&lt;=YEAR([.$G93])*100+MONTH([.$G93]));&quot;X&quot;;&quot;&quot;)" table:style-name="ce67">
            <text:p>X</text:p>
          </table:table-cell>
          <table:table-cell office:value-type="string" office:string-value="X" table:formula="of:=IF(AND([.P$1]&gt;=YEAR([.$F93])*100+MONTH([.$F93]);[.P$1]&lt;=YEAR([.$G93])*100+MONTH([.$G93]));&quot;X&quot;;&quot;&quot;)" table:style-name="ce67">
            <text:p>X</text:p>
          </table:table-cell>
          <table:table-cell office:value-type="string" office:string-value="X" table:formula="of:=IF(AND([.Q$1]&gt;=YEAR([.$F93])*100+MONTH([.$F93]);[.Q$1]&lt;=YEAR([.$G93])*100+MONTH([.$G93]));&quot;X&quot;;&quot;&quot;)" table:style-name="ce67">
            <text:p>X</text:p>
          </table:table-cell>
          <table:table-cell office:value-type="string" office:string-value="X" table:formula="of:=IF(AND([.R$1]&gt;=YEAR([.$F93])*100+MONTH([.$F93]);[.R$1]&lt;=YEAR([.$G93])*100+MONTH([.$G93]));&quot;X&quot;;&quot;&quot;)" table:style-name="ce67">
            <text:p>X</text:p>
          </table:table-cell>
          <table:table-cell office:value-type="string" office:string-value="" table:formula="of:=IF(AND([.S$1]&gt;=YEAR([.$F93])*100+MONTH([.$F93]);[.S$1]&lt;=YEAR([.$G93])*100+MONTH([.$G93]));&quot;X&quot;;&quot;&quot;)"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8">
            <text:p>Resp. Esercizio Archivistico</text:p>
            <text:p>Resp. Sviluppo</text:p>
            <text:p>Resp. Conservazione</text:p>
            <text:p>Analista</text:p>
          </table:table-cell>
          <table:table-cell office:value-type="string" table:style-name="ce56">
            <text:p>1</text:p>
            <text:p>1</text:p>
            <text:p>1</text:p>
          </table:table-cell>
          <table:table-cell office:value-type="string" table:style-name="ce56">
            <text:p>32</text:p>
            <text:p>40</text:p>
            <text:p>16</text:p>
            <text:p>40</text:p>
          </table:table-cell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2">
            <text:p>4.3.1</text:p>
          </table:table-cell>
          <table:table-cell office:value-type="string" table:style-name="ce26">
            <text:p><text:s/>Specifiche della nuova GUI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2">
            <text:p>4.3.2</text:p>
          </table:table-cell>
          <table:table-cell office:value-type="string" table:style-name="ce26">
            <text:p>Specifiche per il pluri-linguismo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 table:visibility="collapse">
          <table:table-cell office:value-type="string" table:style-name="ce32">
            <text:p>4.3.3</text:p>
          </table:table-cell>
          <table:table-cell office:value-type="string" table:style-name="ce26">
            <text:p>Prototipo della nuova interfaccia uomo-macchina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/>
        </table:table-row>
        <table:table-row table:style-name="ro4">
          <table:table-cell office:value-type="string" table:style-name="ce32">
            <text:p>A4.4</text:p>
          </table:table-cell>
          <table:table-cell office:value-type="string" table:style-name="ce27">
            <text:p>Revisione dell'architettura tecnica in funzione dell'affidabilità e della robustezza</text:p>
          </table:table-cell>
          <table:table-cell table:style-name="ce19"/>
          <table:table-cell office:value-type="date" office:date-value="2018-06-04T00:00:00" table:style-name="ce20">
            <text:p>04/06/2018</text:p>
          </table:table-cell>
          <table:table-cell office:value-type="date" office:date-value="2018-07-27T00:00:00" table:style-name="ce20">
            <text:p>27/07/2018</text:p>
          </table:table-cell>
          <table:table-cell office:value-type="date" office:date-value="2019-01-02T00:00:00" table:formula="of:=[.D97]+[.$F$1]" table:style-name="ce20">
            <text:p>02/01/2019</text:p>
          </table:table-cell>
          <table:table-cell office:value-type="date" office:date-value="2019-02-24T00:00:00" table:formula="of:=[.E97]+[.$F$1]" table:style-name="ce20">
            <text:p>24/02/2019</text:p>
          </table:table-cell>
          <table:table-cell office:value-type="string" office:string-value="" table:formula="of:=IF(AND([.H$1]&gt;=YEAR([.$F97])*100+MONTH([.$F97]);[.H$1]&lt;=YEAR([.$G97])*100+MONTH([.$G97]));&quot;X&quot;;&quot;&quot;)" table:style-name="ce67"/>
          <table:table-cell office:value-type="string" office:string-value="" table:formula="of:=IF(AND([.I$1]&gt;=YEAR([.$F97])*100+MONTH([.$F97]);[.I$1]&lt;=YEAR([.$G97])*100+MONTH([.$G97]));&quot;X&quot;;&quot;&quot;)" table:style-name="ce67"/>
          <table:table-cell office:value-type="string" office:string-value="" table:formula="of:=IF(AND([.J$1]&gt;=YEAR([.$F97])*100+MONTH([.$F97]);[.J$1]&lt;=YEAR([.$G97])*100+MONTH([.$G97]));&quot;X&quot;;&quot;&quot;)" table:style-name="ce67"/>
          <table:table-cell office:value-type="string" office:string-value="" table:formula="of:=IF(AND([.K$1]&gt;=YEAR([.$F97])*100+MONTH([.$F97]);[.K$1]&lt;=YEAR([.$G97])*100+MONTH([.$G97]));&quot;X&quot;;&quot;&quot;)" table:style-name="ce67"/>
          <table:table-cell office:value-type="string" office:string-value="" table:formula="of:=IF(AND([.L$1]&gt;=YEAR([.$F97])*100+MONTH([.$F97]);[.L$1]&lt;=YEAR([.$G97])*100+MONTH([.$G97]));&quot;X&quot;;&quot;&quot;)" table:style-name="ce67"/>
          <table:table-cell office:value-type="string" office:string-value="" table:formula="of:=IF(AND([.M$1]&gt;=YEAR([.$F97])*100+MONTH([.$F97]);[.M$1]&lt;=YEAR([.$G97])*100+MONTH([.$G97]));&quot;X&quot;;&quot;&quot;)" table:style-name="ce67"/>
          <table:table-cell office:value-type="string" office:string-value="" table:formula="of:=IF(AND([.N$1]&gt;=YEAR([.$F97])*100+MONTH([.$F97]);[.N$1]&lt;=YEAR([.$G97])*100+MONTH([.$G97]));&quot;X&quot;;&quot;&quot;)" table:style-name="ce67"/>
          <table:table-cell office:value-type="string" office:string-value="" table:formula="of:=IF(AND([.O$1]&gt;=YEAR([.$F97])*100+MONTH([.$F97]);[.O$1]&lt;=YEAR([.$G97])*100+MONTH([.$G97]));&quot;X&quot;;&quot;&quot;)" table:style-name="ce67"/>
          <table:table-cell office:value-type="string" office:string-value="X" table:formula="of:=IF(AND([.P$1]&gt;=YEAR([.$F97])*100+MONTH([.$F97]);[.P$1]&lt;=YEAR([.$G97])*100+MONTH([.$G97]));&quot;X&quot;;&quot;&quot;)" table:style-name="ce67">
            <text:p>X</text:p>
          </table:table-cell>
          <table:table-cell office:value-type="string" office:string-value="X" table:formula="of:=IF(AND([.Q$1]&gt;=YEAR([.$F97])*100+MONTH([.$F97]);[.Q$1]&lt;=YEAR([.$G97])*100+MONTH([.$G97]));&quot;X&quot;;&quot;&quot;)" table:style-name="ce67">
            <text:p>X</text:p>
          </table:table-cell>
          <table:table-cell office:value-type="string" office:string-value="" table:formula="of:=IF(AND([.R$1]&gt;=YEAR([.$F97])*100+MONTH([.$F97]);[.R$1]&lt;=YEAR([.$G97])*100+MONTH([.$G97]));&quot;X&quot;;&quot;&quot;)" table:style-name="ce67"/>
          <table:table-cell office:value-type="string" office:string-value="" table:formula="of:=IF(AND([.S$1]&gt;=YEAR([.$F97])*100+MONTH([.$F97]);[.S$1]&lt;=YEAR([.$G97])*100+MONTH([.$G97]));&quot;X&quot;;&quot;&quot;)"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8">
            <text:p>Resp. Esercizio Tecnologico</text:p>
            <text:p>Resp. Conservazione</text:p>
          </table:table-cell>
          <table:table-cell office:value-type="string" table:style-name="ce57">
            <text:p>1</text:p>
            <text:p>1</text:p>
          </table:table-cell>
          <table:table-cell office:value-type="string" table:style-name="ce57">
            <text:p>16</text:p>
            <text:p>16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4.1</text:p>
          </table:table-cell>
          <table:table-cell office:value-type="string" table:style-name="ce26">
            <text:p>Studio per l'evoluzione dell'architettura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7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32">
            <text:p>A4.5</text:p>
          </table:table-cell>
          <table:table-cell office:value-type="string" table:style-name="ce27">
            <text:p>Potenziamento dei servizi di e-learning</text:p>
          </table:table-cell>
          <table:table-cell table:style-name="ce19"/>
          <table:table-cell office:value-type="date" office:date-value="2018-06-04T00:00:00" table:style-name="ce20">
            <text:p>04/06/2018</text:p>
          </table:table-cell>
          <table:table-cell office:value-type="date" office:date-value="2018-07-27T00:00:00" table:style-name="ce20">
            <text:p>27/07/2018</text:p>
          </table:table-cell>
          <table:table-cell office:value-type="date" office:date-value="2019-01-02T00:00:00" table:formula="of:=[.D99]+[.$F$1]" table:style-name="ce20">
            <text:p>02/01/2019</text:p>
          </table:table-cell>
          <table:table-cell office:value-type="date" office:date-value="2019-02-24T00:00:00" table:formula="of:=[.E99]+[.$F$1]" table:style-name="ce20">
            <text:p>24/02/2019</text:p>
          </table:table-cell>
          <table:table-cell office:value-type="string" office:string-value="" table:formula="of:=IF(AND([.H$1]&gt;=YEAR([.$F99])*100+MONTH([.$F99]);[.H$1]&lt;=YEAR([.$G99])*100+MONTH([.$G99]));&quot;X&quot;;&quot;&quot;)" table:style-name="ce67"/>
          <table:table-cell office:value-type="string" office:string-value="" table:formula="of:=IF(AND([.I$1]&gt;=YEAR([.$F99])*100+MONTH([.$F99]);[.I$1]&lt;=YEAR([.$G99])*100+MONTH([.$G99]));&quot;X&quot;;&quot;&quot;)" table:style-name="ce67"/>
          <table:table-cell office:value-type="string" office:string-value="" table:formula="of:=IF(AND([.J$1]&gt;=YEAR([.$F99])*100+MONTH([.$F99]);[.J$1]&lt;=YEAR([.$G99])*100+MONTH([.$G99]));&quot;X&quot;;&quot;&quot;)" table:style-name="ce67"/>
          <table:table-cell office:value-type="string" office:string-value="" table:formula="of:=IF(AND([.K$1]&gt;=YEAR([.$F99])*100+MONTH([.$F99]);[.K$1]&lt;=YEAR([.$G99])*100+MONTH([.$G99]));&quot;X&quot;;&quot;&quot;)" table:style-name="ce67"/>
          <table:table-cell office:value-type="string" office:string-value="" table:formula="of:=IF(AND([.L$1]&gt;=YEAR([.$F99])*100+MONTH([.$F99]);[.L$1]&lt;=YEAR([.$G99])*100+MONTH([.$G99]));&quot;X&quot;;&quot;&quot;)" table:style-name="ce67"/>
          <table:table-cell office:value-type="string" office:string-value="" table:formula="of:=IF(AND([.M$1]&gt;=YEAR([.$F99])*100+MONTH([.$F99]);[.M$1]&lt;=YEAR([.$G99])*100+MONTH([.$G99]));&quot;X&quot;;&quot;&quot;)" table:style-name="ce67"/>
          <table:table-cell office:value-type="string" office:string-value="" table:formula="of:=IF(AND([.N$1]&gt;=YEAR([.$F99])*100+MONTH([.$F99]);[.N$1]&lt;=YEAR([.$G99])*100+MONTH([.$G99]));&quot;X&quot;;&quot;&quot;)" table:style-name="ce67"/>
          <table:table-cell office:value-type="string" office:string-value="" table:formula="of:=IF(AND([.O$1]&gt;=YEAR([.$F99])*100+MONTH([.$F99]);[.O$1]&lt;=YEAR([.$G99])*100+MONTH([.$G99]));&quot;X&quot;;&quot;&quot;)" table:style-name="ce67"/>
          <table:table-cell office:value-type="string" office:string-value="X" table:formula="of:=IF(AND([.P$1]&gt;=YEAR([.$F99])*100+MONTH([.$F99]);[.P$1]&lt;=YEAR([.$G99])*100+MONTH([.$G99]));&quot;X&quot;;&quot;&quot;)" table:style-name="ce67">
            <text:p>X</text:p>
          </table:table-cell>
          <table:table-cell office:value-type="string" office:string-value="X" table:formula="of:=IF(AND([.Q$1]&gt;=YEAR([.$F99])*100+MONTH([.$F99]);[.Q$1]&lt;=YEAR([.$G99])*100+MONTH([.$G99]));&quot;X&quot;;&quot;&quot;)" table:style-name="ce67">
            <text:p>X</text:p>
          </table:table-cell>
          <table:table-cell office:value-type="string" office:string-value="" table:formula="of:=IF(AND([.R$1]&gt;=YEAR([.$F99])*100+MONTH([.$F99]);[.R$1]&lt;=YEAR([.$G99])*100+MONTH([.$G99]));&quot;X&quot;;&quot;&quot;)" table:style-name="ce67"/>
          <table:table-cell office:value-type="string" office:string-value="" table:formula="of:=IF(AND([.S$1]&gt;=YEAR([.$F99])*100+MONTH([.$F99]);[.S$1]&lt;=YEAR([.$G99])*100+MONTH([.$G99]));&quot;X&quot;;&quot;&quot;)"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8">
            <text:p>Resp. Conservazione</text:p>
            <text:p>Resp. Esercizio Archivistico</text:p>
          </table:table-cell>
          <table:table-cell office:value-type="float" office:value="1" table:style-name="ce57">
            <text:p>1</text:p>
          </table:table-cell>
          <table:table-cell office:value-type="string" table:style-name="ce57">
            <text:p>40</text:p>
            <text:p>10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5.1</text:p>
          </table:table-cell>
          <table:table-cell office:value-type="string" table:style-name="ce26">
            <text:p>Nuovi oggetti formativi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23">
          <table:table-cell office:value-type="string" table:style-name="ce32">
            <text:p>A4.6</text:p>
          </table:table-cell>
          <table:table-cell office:value-type="string" table:style-name="ce27">
            <text:p>Affinamento delle linee guida per la conservazione per facilitare il trasferimento della Buona Pratica</text:p>
          </table:table-cell>
          <table:table-cell table:style-name="ce19"/>
          <table:table-cell office:value-type="date" office:date-value="2018-05-01T00:00:00" table:style-name="ce20">
            <text:p>01/05/2018</text:p>
          </table:table-cell>
          <table:table-cell office:value-type="date" office:date-value="2018-07-27T00:00:00" table:style-name="ce20">
            <text:p>27/07/2018</text:p>
          </table:table-cell>
          <table:table-cell office:value-type="date" office:date-value="2018-11-29T00:00:00" table:formula="of:=[.D101]+[.$F$1]" table:style-name="ce20">
            <text:p>29/11/2018</text:p>
          </table:table-cell>
          <table:table-cell office:value-type="date" office:date-value="2019-02-24T00:00:00" table:formula="of:=[.E101]+[.$F$1]" table:style-name="ce20">
            <text:p>24/02/2019</text:p>
          </table:table-cell>
          <table:table-cell office:value-type="string" office:string-value="" table:formula="of:=IF(AND([.H$1]&gt;=YEAR([.$F101])*100+MONTH([.$F101]);[.H$1]&lt;=YEAR([.$G101])*100+MONTH([.$G101]));&quot;X&quot;;&quot;&quot;)" table:style-name="ce67"/>
          <table:table-cell office:value-type="string" office:string-value="" table:formula="of:=IF(AND([.I$1]&gt;=YEAR([.$F101])*100+MONTH([.$F101]);[.I$1]&lt;=YEAR([.$G101])*100+MONTH([.$G101]));&quot;X&quot;;&quot;&quot;)" table:style-name="ce67"/>
          <table:table-cell office:value-type="string" office:string-value="" table:formula="of:=IF(AND([.J$1]&gt;=YEAR([.$F101])*100+MONTH([.$F101]);[.J$1]&lt;=YEAR([.$G101])*100+MONTH([.$G101]));&quot;X&quot;;&quot;&quot;)" table:style-name="ce67"/>
          <table:table-cell office:value-type="string" office:string-value="" table:formula="of:=IF(AND([.K$1]&gt;=YEAR([.$F101])*100+MONTH([.$F101]);[.K$1]&lt;=YEAR([.$G101])*100+MONTH([.$G101]));&quot;X&quot;;&quot;&quot;)" table:style-name="ce67"/>
          <table:table-cell office:value-type="string" office:string-value="" table:formula="of:=IF(AND([.L$1]&gt;=YEAR([.$F101])*100+MONTH([.$F101]);[.L$1]&lt;=YEAR([.$G101])*100+MONTH([.$G101]));&quot;X&quot;;&quot;&quot;)" table:style-name="ce67"/>
          <table:table-cell office:value-type="string" office:string-value="" table:formula="of:=IF(AND([.M$1]&gt;=YEAR([.$F101])*100+MONTH([.$F101]);[.M$1]&lt;=YEAR([.$G101])*100+MONTH([.$G101]));&quot;X&quot;;&quot;&quot;)" table:style-name="ce67"/>
          <table:table-cell office:value-type="string" office:string-value="X" table:formula="of:=IF(AND([.N$1]&gt;=YEAR([.$F101])*100+MONTH([.$F101]);[.N$1]&lt;=YEAR([.$G101])*100+MONTH([.$G101]));&quot;X&quot;;&quot;&quot;)" table:style-name="ce67">
            <text:p>X</text:p>
          </table:table-cell>
          <table:table-cell office:value-type="string" office:string-value="X" table:formula="of:=IF(AND([.O$1]&gt;=YEAR([.$F101])*100+MONTH([.$F101]);[.O$1]&lt;=YEAR([.$G101])*100+MONTH([.$G101]));&quot;X&quot;;&quot;&quot;)" table:style-name="ce67">
            <text:p>X</text:p>
          </table:table-cell>
          <table:table-cell office:value-type="string" office:string-value="X" table:formula="of:=IF(AND([.P$1]&gt;=YEAR([.$F101])*100+MONTH([.$F101]);[.P$1]&lt;=YEAR([.$G101])*100+MONTH([.$G101]));&quot;X&quot;;&quot;&quot;)" table:style-name="ce67">
            <text:p>X</text:p>
          </table:table-cell>
          <table:table-cell office:value-type="string" office:string-value="X" table:formula="of:=IF(AND([.Q$1]&gt;=YEAR([.$F101])*100+MONTH([.$F101]);[.Q$1]&lt;=YEAR([.$G101])*100+MONTH([.$G101]));&quot;X&quot;;&quot;&quot;)" table:style-name="ce67">
            <text:p>X</text:p>
          </table:table-cell>
          <table:table-cell office:value-type="string" office:string-value="" table:formula="of:=IF(AND([.R$1]&gt;=YEAR([.$F101])*100+MONTH([.$F101]);[.R$1]&lt;=YEAR([.$G101])*100+MONTH([.$G101]));&quot;X&quot;;&quot;&quot;)" table:style-name="ce67"/>
          <table:table-cell office:value-type="string" office:string-value="" table:formula="of:=IF(AND([.S$1]&gt;=YEAR([.$F101])*100+MONTH([.$F101]);[.S$1]&lt;=YEAR([.$G101])*100+MONTH([.$G101]));&quot;X&quot;;&quot;&quot;)"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8">
            <text:p>Resp. Servizio</text:p>
            <text:p>Resp. Sviluppo</text:p>
            <text:p>Resp. Conservazione</text:p>
            <text:p>Resp. Esercizio Archivistico</text:p>
            <text:p>Resp. Esercizio Tecnologico</text:p>
            <text:p>Analista</text:p>
          </table:table-cell>
          <table:table-cell office:value-type="string" table:style-name="ce56">
            <text:p>1</text:p>
            <text:p>1</text:p>
            <text:p>1</text:p>
            <text:p>1</text:p>
            <text:p>1</text:p>
            <text:p>1</text:p>
          </table:table-cell>
          <table:table-cell office:value-type="string" table:style-name="ce56">
            <text:p>16</text:p>
            <text:p>24</text:p>
            <text:p>24</text:p>
            <text:p>40</text:p>
            <text:p>24</text:p>
            <text:p>40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6.1</text:p>
          </table:table-cell>
          <table:table-cell office:value-type="string" table:style-name="ce26">
            <text:p><text:s/>Modelli aggiornati dei Processi e delle Procedure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6.2</text:p>
          </table:table-cell>
          <table:table-cell office:value-type="string" table:style-name="ce26">
            <text:p>Linee guida aggiornate per la conservazione delle diverse tipologie documentarie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8"/>
          <table:table-cell table:number-columns-repeated="2"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24">
          <table:table-cell office:value-type="string" table:style-name="ce32">
            <text:p>A4.7</text:p>
          </table:table-cell>
          <table:table-cell office:value-type="string" table:style-name="ce27">
            <text:p>Aggiornamento delle metodologie di trasferimento della Buona Pratica</text:p>
          </table:table-cell>
          <table:table-cell table:style-name="ce19"/>
          <table:table-cell office:value-type="date" office:date-value="2018-07-02T00:00:00" table:style-name="ce20">
            <text:p>02/07/2018</text:p>
          </table:table-cell>
          <table:table-cell office:value-type="date" office:date-value="2018-07-27T00:00:00" table:style-name="ce20">
            <text:p>27/07/2018</text:p>
          </table:table-cell>
          <table:table-cell office:value-type="date" office:date-value="2019-01-30T00:00:00" table:formula="of:=[.D104]+[.$F$1]" table:style-name="ce20">
            <text:p>30/01/2019</text:p>
          </table:table-cell>
          <table:table-cell office:value-type="date" office:date-value="2019-02-24T00:00:00" table:formula="of:=[.E104]+[.$F$1]" table:style-name="ce20">
            <text:p>24/02/2019</text:p>
          </table:table-cell>
          <table:table-cell office:value-type="string" office:string-value="" table:formula="of:=IF(AND([.H$1]&gt;=YEAR([.$F104])*100+MONTH([.$F104]);[.H$1]&lt;=YEAR([.$G104])*100+MONTH([.$G104]));&quot;X&quot;;&quot;&quot;)" table:style-name="ce67"/>
          <table:table-cell office:value-type="string" office:string-value="" table:formula="of:=IF(AND([.I$1]&gt;=YEAR([.$F104])*100+MONTH([.$F104]);[.I$1]&lt;=YEAR([.$G104])*100+MONTH([.$G104]));&quot;X&quot;;&quot;&quot;)" table:style-name="ce67"/>
          <table:table-cell office:value-type="string" office:string-value="" table:formula="of:=IF(AND([.J$1]&gt;=YEAR([.$F104])*100+MONTH([.$F104]);[.J$1]&lt;=YEAR([.$G104])*100+MONTH([.$G104]));&quot;X&quot;;&quot;&quot;)" table:style-name="ce67"/>
          <table:table-cell office:value-type="string" office:string-value="" table:formula="of:=IF(AND([.K$1]&gt;=YEAR([.$F104])*100+MONTH([.$F104]);[.K$1]&lt;=YEAR([.$G104])*100+MONTH([.$G104]));&quot;X&quot;;&quot;&quot;)" table:style-name="ce67"/>
          <table:table-cell office:value-type="string" office:string-value="" table:formula="of:=IF(AND([.L$1]&gt;=YEAR([.$F104])*100+MONTH([.$F104]);[.L$1]&lt;=YEAR([.$G104])*100+MONTH([.$G104]));&quot;X&quot;;&quot;&quot;)" table:style-name="ce67"/>
          <table:table-cell office:value-type="string" office:string-value="" table:formula="of:=IF(AND([.M$1]&gt;=YEAR([.$F104])*100+MONTH([.$F104]);[.M$1]&lt;=YEAR([.$G104])*100+MONTH([.$G104]));&quot;X&quot;;&quot;&quot;)" table:style-name="ce67"/>
          <table:table-cell office:value-type="string" office:string-value="" table:formula="of:=IF(AND([.N$1]&gt;=YEAR([.$F104])*100+MONTH([.$F104]);[.N$1]&lt;=YEAR([.$G104])*100+MONTH([.$G104]));&quot;X&quot;;&quot;&quot;)" table:style-name="ce67"/>
          <table:table-cell office:value-type="string" office:string-value="" table:formula="of:=IF(AND([.O$1]&gt;=YEAR([.$F104])*100+MONTH([.$F104]);[.O$1]&lt;=YEAR([.$G104])*100+MONTH([.$G104]));&quot;X&quot;;&quot;&quot;)" table:style-name="ce67"/>
          <table:table-cell office:value-type="string" office:string-value="X" table:formula="of:=IF(AND([.P$1]&gt;=YEAR([.$F104])*100+MONTH([.$F104]);[.P$1]&lt;=YEAR([.$G104])*100+MONTH([.$G104]));&quot;X&quot;;&quot;&quot;)" table:style-name="ce67">
            <text:p>X</text:p>
          </table:table-cell>
          <table:table-cell office:value-type="string" office:string-value="X" table:formula="of:=IF(AND([.Q$1]&gt;=YEAR([.$F104])*100+MONTH([.$F104]);[.Q$1]&lt;=YEAR([.$G104])*100+MONTH([.$G104]));&quot;X&quot;;&quot;&quot;)" table:style-name="ce67">
            <text:p>X</text:p>
          </table:table-cell>
          <table:table-cell office:value-type="string" office:string-value="" table:formula="of:=IF(AND([.R$1]&gt;=YEAR([.$F104])*100+MONTH([.$F104]);[.R$1]&lt;=YEAR([.$G104])*100+MONTH([.$G104]));&quot;X&quot;;&quot;&quot;)" table:style-name="ce67"/>
          <table:table-cell office:value-type="string" office:string-value="" table:formula="of:=IF(AND([.S$1]&gt;=YEAR([.$F104])*100+MONTH([.$F104]);[.S$1]&lt;=YEAR([.$G104])*100+MONTH([.$G104]));&quot;X&quot;;&quot;&quot;)"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8">
            <text:p>Resp. Conservazione</text:p>
            <text:p>Resp. Esercizio Archivistico</text:p>
            <text:p>Resp. Esercizio Tecnologico</text:p>
          </table:table-cell>
          <table:table-cell office:value-type="string" table:style-name="ce56">
            <text:p>1</text:p>
            <text:p>1</text:p>
            <text:p>1</text:p>
          </table:table-cell>
          <table:table-cell office:value-type="string" table:style-name="ce56">
            <text:p>8</text:p>
            <text:p>8</text:p>
            <text:p>8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7.1</text:p>
          </table:table-cell>
          <table:table-cell office:value-type="string" table:style-name="ce26">
            <text:p>Linee guida aggiornate per la migrazione di scenario</text:p>
          </table:table-cell>
          <table:table-cell table:number-columns-repeated="5" table:style-name="ce19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table:style-name="ce67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25">
          <table:table-cell office:value-type="string" table:style-name="ce34">
            <text:p>A5.1</text:p>
          </table:table-cell>
          <table:table-cell office:value-type="string" table:style-name="ce27">
            <text:p><text:span text:style-name="T1">Definizione del Piano di comunicazione della buona pratica per favorire promozione, comunicazione e disseminazione dell'intervento, coerentemente con la SEZIONE 3 PUNTO 5 allegato A2, con l'allegato D e nel rispetto della disciplina comunitaria di riferimento e delle successive prescrizioni che saranno fornite dall’AdG, definendo modalità e tempistiche per l'attuazione delle azioni previste verso gli Enti del partenariato ed altri Enti potenzialmente interessati</text:span></text:p>
          </table:table-cell>
          <table:table-cell office:value-type="float" office:value="1" table:style-name="ce19">
            <text:p>1</text:p>
          </table:table-cell>
          <table:table-cell office:value-type="date" office:date-value="2018-05-01T00:00:00" table:style-name="ce20">
            <text:p>01/05/2018</text:p>
          </table:table-cell>
          <table:table-cell office:value-type="date" office:date-value="2018-05-31T00:00:00" table:style-name="ce20">
            <text:p>31/05/2018</text:p>
          </table:table-cell>
          <table:table-cell office:value-type="date" office:date-value="2018-11-29T00:00:00" table:formula="of:=[.D106]+[.$F$1]" table:style-name="ce20">
            <text:p>29/11/2018</text:p>
          </table:table-cell>
          <table:table-cell office:value-type="date" office:date-value="2018-12-29T00:00:00" table:formula="of:=[.E106]+[.$F$1]" table:style-name="ce20">
            <text:p>29/12/2018</text:p>
          </table:table-cell>
          <table:table-cell office:value-type="string" office:string-value="" table:formula="of:=IF(AND([.H$1]&gt;=YEAR([.$F106])*100+MONTH([.$F106]);[.H$1]&lt;=YEAR([.$G106])*100+MONTH([.$G106]));&quot;X&quot;;&quot;&quot;)" table:style-name="ce68"/>
          <table:table-cell office:value-type="string" office:string-value="" table:formula="of:=IF(AND([.I$1]&gt;=YEAR([.$F106])*100+MONTH([.$F106]);[.I$1]&lt;=YEAR([.$G106])*100+MONTH([.$G106]));&quot;X&quot;;&quot;&quot;)" table:style-name="ce68"/>
          <table:table-cell office:value-type="string" office:string-value="" table:formula="of:=IF(AND([.J$1]&gt;=YEAR([.$F106])*100+MONTH([.$F106]);[.J$1]&lt;=YEAR([.$G106])*100+MONTH([.$G106]));&quot;X&quot;;&quot;&quot;)" table:style-name="ce68"/>
          <table:table-cell office:value-type="string" office:string-value="" table:formula="of:=IF(AND([.K$1]&gt;=YEAR([.$F106])*100+MONTH([.$F106]);[.K$1]&lt;=YEAR([.$G106])*100+MONTH([.$G106]));&quot;X&quot;;&quot;&quot;)" table:style-name="ce68"/>
          <table:table-cell office:value-type="string" office:string-value="" table:formula="of:=IF(AND([.L$1]&gt;=YEAR([.$F106])*100+MONTH([.$F106]);[.L$1]&lt;=YEAR([.$G106])*100+MONTH([.$G106]));&quot;X&quot;;&quot;&quot;)" table:style-name="ce68"/>
          <table:table-cell office:value-type="string" office:string-value="" table:formula="of:=IF(AND([.M$1]&gt;=YEAR([.$F106])*100+MONTH([.$F106]);[.M$1]&lt;=YEAR([.$G106])*100+MONTH([.$G106]));&quot;X&quot;;&quot;&quot;)" table:style-name="ce68"/>
          <table:table-cell office:value-type="string" office:string-value="X" table:formula="of:=IF(AND([.N$1]&gt;=YEAR([.$F106])*100+MONTH([.$F106]);[.N$1]&lt;=YEAR([.$G106])*100+MONTH([.$G106]));&quot;X&quot;;&quot;&quot;)" table:style-name="ce68">
            <text:p>X</text:p>
          </table:table-cell>
          <table:table-cell office:value-type="string" office:string-value="X" table:formula="of:=IF(AND([.O$1]&gt;=YEAR([.$F106])*100+MONTH([.$F106]);[.O$1]&lt;=YEAR([.$G106])*100+MONTH([.$G106]));&quot;X&quot;;&quot;&quot;)" table:style-name="ce68">
            <text:p>X</text:p>
          </table:table-cell>
          <table:table-cell office:value-type="string" office:string-value="" table:formula="of:=IF(AND([.P$1]&gt;=YEAR([.$F106])*100+MONTH([.$F106]);[.P$1]&lt;=YEAR([.$G106])*100+MONTH([.$G106]));&quot;X&quot;;&quot;&quot;)" table:style-name="ce68"/>
          <table:table-cell office:value-type="string" office:string-value="" table:formula="of:=IF(AND([.Q$1]&gt;=YEAR([.$F106])*100+MONTH([.$F106]);[.Q$1]&lt;=YEAR([.$G106])*100+MONTH([.$G106]));&quot;X&quot;;&quot;&quot;)" table:style-name="ce68"/>
          <table:table-cell office:value-type="string" office:string-value="" table:formula="of:=IF(AND([.R$1]&gt;=YEAR([.$F106])*100+MONTH([.$F106]);[.R$1]&lt;=YEAR([.$G106])*100+MONTH([.$G106]));&quot;X&quot;;&quot;&quot;)" table:style-name="ce68"/>
          <table:table-cell office:value-type="string" office:string-value="" table:formula="of:=IF(AND([.S$1]&gt;=YEAR([.$F106])*100+MONTH([.$F106]);[.S$1]&lt;=YEAR([.$G106])*100+MONTH([.$G106]));&quot;X&quot;;&quot;&quot;)" table:style-name="ce68"/>
          <table:table-cell table:style-name="ce68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6">
            <text:p>Resp. Servizio</text:p>
          </table:table-cell>
          <table:table-cell office:value-type="float" office:value="1" table:style-name="ce57">
            <text:p>1</text:p>
          </table:table-cell>
          <table:table-cell office:value-type="float" office:value="24" table:style-name="ce57">
            <text:p>24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1.1</text:p>
          </table:table-cell>
          <table:table-cell office:value-type="string" table:style-name="ce26">
            <text:p><text:s/>Piano di comunicazione</text:p>
          </table:table-cell>
          <table:table-cell table:number-columns-repeated="5" table:style-name="ce19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6"/>
          <table:table-cell table:number-columns-repeated="2" table:style-name="ce57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34">
            <text:p>A5.2</text:p>
          </table:table-cell>
          <table:table-cell office:value-type="string" table:style-name="ce27">
            <text:p>Attuazione del Piano: promozione e comunicazione della buona pratica nei confronti dei principali stakeho<text:span text:style-name="T2">lder degli Enti del partenariato e di ulteriori enti potenzialmente interessati</text:span></text:p>
          </table:table-cell>
          <table:table-cell office:value-type="float" office:value="2" table:style-name="ce19">
            <text:p>2</text:p>
          </table:table-cell>
          <table:table-cell office:value-type="date" office:date-value="2018-06-04T00:00:00" table:style-name="ce20">
            <text:p>04/06/2018</text:p>
          </table:table-cell>
          <table:table-cell office:value-type="date" office:date-value="2018-08-31T00:00:00" table:style-name="ce20">
            <text:p>31/08/2018</text:p>
          </table:table-cell>
          <table:table-cell office:value-type="date" office:date-value="2019-01-02T00:00:00" table:formula="of:=[.D108]+[.$F$1]" table:style-name="ce20">
            <text:p>02/01/2019</text:p>
          </table:table-cell>
          <table:table-cell office:value-type="date" office:date-value="2019-03-31T00:00:00" table:formula="of:=[.E108]+[.$F$1]" table:style-name="ce20">
            <text:p>31/03/2019</text:p>
          </table:table-cell>
          <table:table-cell office:value-type="string" office:string-value="" table:formula="of:=IF(AND([.H$1]&gt;=YEAR([.$F108])*100+MONTH([.$F108]);[.H$1]&lt;=YEAR([.$G108])*100+MONTH([.$G108]));&quot;X&quot;;&quot;&quot;)" table:style-name="ce68"/>
          <table:table-cell office:value-type="string" office:string-value="" table:formula="of:=IF(AND([.I$1]&gt;=YEAR([.$F108])*100+MONTH([.$F108]);[.I$1]&lt;=YEAR([.$G108])*100+MONTH([.$G108]));&quot;X&quot;;&quot;&quot;)" table:style-name="ce68"/>
          <table:table-cell office:value-type="string" office:string-value="" table:formula="of:=IF(AND([.J$1]&gt;=YEAR([.$F108])*100+MONTH([.$F108]);[.J$1]&lt;=YEAR([.$G108])*100+MONTH([.$G108]));&quot;X&quot;;&quot;&quot;)" table:style-name="ce68"/>
          <table:table-cell office:value-type="string" office:string-value="" table:formula="of:=IF(AND([.K$1]&gt;=YEAR([.$F108])*100+MONTH([.$F108]);[.K$1]&lt;=YEAR([.$G108])*100+MONTH([.$G108]));&quot;X&quot;;&quot;&quot;)" table:style-name="ce68"/>
          <table:table-cell office:value-type="string" office:string-value="" table:formula="of:=IF(AND([.L$1]&gt;=YEAR([.$F108])*100+MONTH([.$F108]);[.L$1]&lt;=YEAR([.$G108])*100+MONTH([.$G108]));&quot;X&quot;;&quot;&quot;)" table:style-name="ce68"/>
          <table:table-cell office:value-type="string" office:string-value="" table:formula="of:=IF(AND([.M$1]&gt;=YEAR([.$F108])*100+MONTH([.$F108]);[.M$1]&lt;=YEAR([.$G108])*100+MONTH([.$G108]));&quot;X&quot;;&quot;&quot;)" table:style-name="ce68"/>
          <table:table-cell office:value-type="string" office:string-value="" table:formula="of:=IF(AND([.N$1]&gt;=YEAR([.$F108])*100+MONTH([.$F108]);[.N$1]&lt;=YEAR([.$G108])*100+MONTH([.$G108]));&quot;X&quot;;&quot;&quot;)" table:style-name="ce68"/>
          <table:table-cell office:value-type="string" office:string-value="" table:formula="of:=IF(AND([.O$1]&gt;=YEAR([.$F108])*100+MONTH([.$F108]);[.O$1]&lt;=YEAR([.$G108])*100+MONTH([.$G108]));&quot;X&quot;;&quot;&quot;)" table:style-name="ce68"/>
          <table:table-cell office:value-type="string" office:string-value="X" table:formula="of:=IF(AND([.P$1]&gt;=YEAR([.$F108])*100+MONTH([.$F108]);[.P$1]&lt;=YEAR([.$G108])*100+MONTH([.$G108]));&quot;X&quot;;&quot;&quot;)" table:style-name="ce68">
            <text:p>X</text:p>
          </table:table-cell>
          <table:table-cell office:value-type="string" office:string-value="X" table:formula="of:=IF(AND([.Q$1]&gt;=YEAR([.$F108])*100+MONTH([.$F108]);[.Q$1]&lt;=YEAR([.$G108])*100+MONTH([.$G108]));&quot;X&quot;;&quot;&quot;)" table:style-name="ce68">
            <text:p>X</text:p>
          </table:table-cell>
          <table:table-cell office:value-type="string" office:string-value="X" table:formula="of:=IF(AND([.R$1]&gt;=YEAR([.$F108])*100+MONTH([.$F108]);[.R$1]&lt;=YEAR([.$G108])*100+MONTH([.$G108]));&quot;X&quot;;&quot;&quot;)" table:style-name="ce68">
            <text:p>X</text:p>
          </table:table-cell>
          <table:table-cell office:value-type="string" office:string-value="" table:formula="of:=IF(AND([.S$1]&gt;=YEAR([.$F108])*100+MONTH([.$F108]);[.S$1]&lt;=YEAR([.$G108])*100+MONTH([.$G108]));&quot;X&quot;;&quot;&quot;)" table:style-name="ce68"/>
          <table:table-cell table:style-name="ce68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6">
            <text:p>Resp. Servizio</text:p>
          </table:table-cell>
          <table:table-cell office:value-type="float" office:value="1" table:style-name="ce57">
            <text:p>1</text:p>
          </table:table-cell>
          <table:table-cell office:value-type="float" office:value="40" table:style-name="ce57">
            <text:p>40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2.1</text:p>
          </table:table-cell>
          <table:table-cell office:value-type="string" table:style-name="ce26">
            <text:p>Svolgimento di eventi a livello locale e nazionale</text:p>
          </table:table-cell>
          <table:table-cell table:number-columns-repeated="5" table:style-name="ce19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6"/>
          <table:table-cell table:number-columns-repeated="2" table:style-name="ce57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2.2</text:p>
          </table:table-cell>
          <table:table-cell office:value-type="string" table:style-name="ce26">
            <text:p>Comunicazione della buona pratica ad altri Enti attraverso la rete dei contatti degli Enti del partenariato, newsletter, strumenti di collaborazione, newsgroup, articoli, ecc.</text:p>
          </table:table-cell>
          <table:table-cell table:number-columns-repeated="5" table:style-name="ce19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table:style-name="ce68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style-name="ce56"/>
          <table:table-cell table:number-columns-repeated="2" table:style-name="ce57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34">
            <text:p>A5.3</text:p>
          </table:table-cell>
          <table:table-cell office:value-type="string" table:style-name="ce27">
            <text:p>Attuazione del Piano: disseminazione della buona pratica (obiettivi, elementi caratterizzanti, attività, ecc.) sul<text:span text:style-name="T2">la base dei punti B11 e B12 allegato E, allegato D ed indicazioni AdG</text:span></text:p>
          </table:table-cell>
          <table:table-cell office:value-type="float" office:value="2" table:style-name="ce19">
            <text:p>2</text:p>
          </table:table-cell>
          <table:table-cell office:value-type="date" office:date-value="2018-06-04T00:00:00" table:style-name="ce20">
            <text:p>04/06/2018</text:p>
          </table:table-cell>
          <table:table-cell office:value-type="date" office:date-value="2018-08-31T00:00:00" table:style-name="ce20">
            <text:p>31/08/2018</text:p>
          </table:table-cell>
          <table:table-cell office:value-type="date" office:date-value="2019-01-02T00:00:00" table:formula="of:=[.D111]+[.$F$1]" table:style-name="ce20">
            <text:p>02/01/2019</text:p>
          </table:table-cell>
          <table:table-cell office:value-type="date" office:date-value="2019-03-31T00:00:00" table:formula="of:=[.E111]+[.$F$1]" table:style-name="ce20">
            <text:p>31/03/2019</text:p>
          </table:table-cell>
          <table:table-cell office:value-type="string" office:string-value="" table:formula="of:=IF(AND([.H$1]&gt;=YEAR([.$F111])*100+MONTH([.$F111]);[.H$1]&lt;=YEAR([.$G111])*100+MONTH([.$G111]));&quot;X&quot;;&quot;&quot;)" table:style-name="ce68"/>
          <table:table-cell office:value-type="string" office:string-value="" table:formula="of:=IF(AND([.I$1]&gt;=YEAR([.$F111])*100+MONTH([.$F111]);[.I$1]&lt;=YEAR([.$G111])*100+MONTH([.$G111]));&quot;X&quot;;&quot;&quot;)" table:style-name="ce68"/>
          <table:table-cell office:value-type="string" office:string-value="" table:formula="of:=IF(AND([.J$1]&gt;=YEAR([.$F111])*100+MONTH([.$F111]);[.J$1]&lt;=YEAR([.$G111])*100+MONTH([.$G111]));&quot;X&quot;;&quot;&quot;)" table:style-name="ce68"/>
          <table:table-cell office:value-type="string" office:string-value="" table:formula="of:=IF(AND([.K$1]&gt;=YEAR([.$F111])*100+MONTH([.$F111]);[.K$1]&lt;=YEAR([.$G111])*100+MONTH([.$G111]));&quot;X&quot;;&quot;&quot;)" table:style-name="ce68"/>
          <table:table-cell office:value-type="string" office:string-value="" table:formula="of:=IF(AND([.L$1]&gt;=YEAR([.$F111])*100+MONTH([.$F111]);[.L$1]&lt;=YEAR([.$G111])*100+MONTH([.$G111]));&quot;X&quot;;&quot;&quot;)" table:style-name="ce68"/>
          <table:table-cell office:value-type="string" office:string-value="" table:formula="of:=IF(AND([.M$1]&gt;=YEAR([.$F111])*100+MONTH([.$F111]);[.M$1]&lt;=YEAR([.$G111])*100+MONTH([.$G111]));&quot;X&quot;;&quot;&quot;)" table:style-name="ce68"/>
          <table:table-cell office:value-type="string" office:string-value="" table:formula="of:=IF(AND([.N$1]&gt;=YEAR([.$F111])*100+MONTH([.$F111]);[.N$1]&lt;=YEAR([.$G111])*100+MONTH([.$G111]));&quot;X&quot;;&quot;&quot;)" table:style-name="ce68"/>
          <table:table-cell office:value-type="string" office:string-value="" table:formula="of:=IF(AND([.O$1]&gt;=YEAR([.$F111])*100+MONTH([.$F111]);[.O$1]&lt;=YEAR([.$G111])*100+MONTH([.$G111]));&quot;X&quot;;&quot;&quot;)" table:style-name="ce68"/>
          <table:table-cell office:value-type="string" office:string-value="X" table:formula="of:=IF(AND([.P$1]&gt;=YEAR([.$F111])*100+MONTH([.$F111]);[.P$1]&lt;=YEAR([.$G111])*100+MONTH([.$G111]));&quot;X&quot;;&quot;&quot;)" table:style-name="ce68">
            <text:p>X</text:p>
          </table:table-cell>
          <table:table-cell office:value-type="string" office:string-value="X" table:formula="of:=IF(AND([.Q$1]&gt;=YEAR([.$F111])*100+MONTH([.$F111]);[.Q$1]&lt;=YEAR([.$G111])*100+MONTH([.$G111]));&quot;X&quot;;&quot;&quot;)" table:style-name="ce68">
            <text:p>X</text:p>
          </table:table-cell>
          <table:table-cell office:value-type="string" office:string-value="X" table:formula="of:=IF(AND([.R$1]&gt;=YEAR([.$F111])*100+MONTH([.$F111]);[.R$1]&lt;=YEAR([.$G111])*100+MONTH([.$G111]));&quot;X&quot;;&quot;&quot;)" table:style-name="ce68">
            <text:p>X</text:p>
          </table:table-cell>
          <table:table-cell office:value-type="string" office:string-value="" table:formula="of:=IF(AND([.S$1]&gt;=YEAR([.$F111])*100+MONTH([.$F111]);[.S$1]&lt;=YEAR([.$G111])*100+MONTH([.$G111]));&quot;X&quot;;&quot;&quot;)" table:style-name="ce68"/>
          <table:table-cell table:style-name="ce68"/>
          <table:table-cell office:value-type="string" table:style-name="ce62">
            <text:p>Provincia autonoma di Trento</text:p>
          </table:table-cell>
          <table:table-cell table:style-name="ce62"/>
          <table:table-cell table:style-name="ce28"/>
          <table:table-cell table:style-name="ce15"/>
          <table:table-cell office:value-type="string" table:style-name="ce56">
            <text:p>Resp. Servizio</text:p>
          </table:table-cell>
          <table:table-cell office:value-type="float" office:value="1" table:style-name="ce57">
            <text:p>1</text:p>
          </table:table-cell>
          <table:table-cell office:value-type="float" office:value="37" table:style-name="ce57">
            <text:p>37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3.1</text:p>
          </table:table-cell>
          <table:table-cell office:value-type="string" table:style-name="ce26">
            <text:p><text:s/>Pubblicazione della buona pratica nel portale dell'Open Community (plurilingue)</text:p>
          </table:table-cell>
          <table:table-cell table:number-columns-repeated="5" table:style-name="ce19"/>
          <table:table-cell table:style-name="ce25"/>
          <table:table-cell office:value-type="string" office:string-value="" table:formula="of:=IF(AND(MONTH([.$F112])&lt;=[.I108];MONTH([.$G112])&gt;=[.I108]);&quot;X&quot;;&quot;&quot;)" table:style-name="ce25"/>
          <table:table-cell office:value-type="string" office:string-value="" table:formula="of:=IF(AND(MONTH([.$F112])&lt;=[.J108];MONTH([.$G112])&gt;=[.J108]);&quot;X&quot;;&quot;&quot;)" table:style-name="ce25"/>
          <table:table-cell office:value-type="string" office:string-value="" table:formula="of:=IF(AND(MONTH([.$F112])&lt;=[.K108];MONTH([.$G112])&gt;=[.K108]);&quot;X&quot;;&quot;&quot;)" table:style-name="ce25"/>
          <table:table-cell office:value-type="string" office:string-value="" table:formula="of:=IF(AND(MONTH([.$F112])&lt;=[.L108];MONTH([.$G112])&gt;=[.L108]);&quot;X&quot;;&quot;&quot;)" table:style-name="ce25"/>
          <table:table-cell office:value-type="string" office:string-value="" table:formula="of:=IF(AND(MONTH([.$F112])&lt;=[.M108];MONTH([.$G112])&gt;=[.M108]);&quot;X&quot;;&quot;&quot;)" table:style-name="ce25"/>
          <table:table-cell office:value-type="string" office:string-value="" table:formula="of:=IF(AND(MONTH([.$F112])&lt;=[.N108];MONTH([.$G112])&gt;=[.N108]);&quot;X&quot;;&quot;&quot;)" table:style-name="ce25"/>
          <table:table-cell office:value-type="string" office:string-value="" table:formula="of:=IF(AND(MONTH([.$F112])&lt;=[.O108];MONTH([.$G112])&gt;=[.O108]);&quot;X&quot;;&quot;&quot;)" table:style-name="ce25"/>
          <table:table-cell office:value-type="string" office:string-value="" table:formula="of:=IF(AND(MONTH([.$F112])&lt;=[.P108];MONTH([.$G112])&gt;=[.P108]);&quot;X&quot;;&quot;&quot;)" table:style-name="ce25"/>
          <table:table-cell office:value-type="string" office:string-value="" table:formula="of:=IF(AND(MONTH([.$F112])&lt;=[.Q108];MONTH([.$G112])&gt;=[.Q108]);&quot;X&quot;;&quot;&quot;)" table:style-name="ce25"/>
          <table:table-cell office:value-type="string" office:string-value="" table:formula="of:=IF(AND(MONTH([.$F112])&lt;=[.R108];MONTH([.$G112])&gt;=[.R108]);&quot;X&quot;;&quot;&quot;)" table:style-name="ce25"/>
          <table:table-cell office:value-type="string" office:string-value="" table:formula="of:=IF(AND(MONTH([.$F112])&lt;=[.S108];MONTH([.$G112])&gt;=[.S108]);&quot;X&quot;;&quot;&quot;)" table:style-name="ce25"/>
          <table:table-cell table:style-name="ce25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3.2</text:p>
          </table:table-cell>
          <table:table-cell office:value-type="string" table:style-name="ce35">
            <text:p>Pubblicazione webinar online <text:s/>nel portale dell'Open Community e su youtube (plurilingue)</text:p>
          </table:table-cell>
          <table:table-cell table:number-columns-repeated="5" table:style-name="ce19"/>
          <table:table-cell table:style-name="ce25"/>
          <table:table-cell office:value-type="string" office:string-value="" table:formula="of:=IF(AND(MONTH([.$F113])&lt;=[.I111];MONTH([.$G113])&gt;=[.I111]);&quot;X&quot;;&quot;&quot;)" table:style-name="ce25"/>
          <table:table-cell office:value-type="string" office:string-value="" table:formula="of:=IF(AND(MONTH([.$F113])&lt;=[.J111];MONTH([.$G113])&gt;=[.J111]);&quot;X&quot;;&quot;&quot;)" table:style-name="ce25"/>
          <table:table-cell office:value-type="string" office:string-value="" table:formula="of:=IF(AND(MONTH([.$F113])&lt;=[.K111];MONTH([.$G113])&gt;=[.K111]);&quot;X&quot;;&quot;&quot;)" table:style-name="ce25"/>
          <table:table-cell office:value-type="string" office:string-value="" table:formula="of:=IF(AND(MONTH([.$F113])&lt;=[.L111];MONTH([.$G113])&gt;=[.L111]);&quot;X&quot;;&quot;&quot;)" table:style-name="ce25"/>
          <table:table-cell office:value-type="string" office:string-value="" table:formula="of:=IF(AND(MONTH([.$F113])&lt;=[.M111];MONTH([.$G113])&gt;=[.M111]);&quot;X&quot;;&quot;&quot;)" table:style-name="ce25"/>
          <table:table-cell office:value-type="string" office:string-value="" table:formula="of:=IF(AND(MONTH([.$F113])&lt;=[.N111];MONTH([.$G113])&gt;=[.N111]);&quot;X&quot;;&quot;&quot;)" table:style-name="ce25"/>
          <table:table-cell office:value-type="string" office:string-value="" table:formula="of:=IF(AND(MONTH([.$F113])&lt;=[.O111];MONTH([.$G113])&gt;=[.O111]);&quot;X&quot;;&quot;&quot;)" table:style-name="ce25"/>
          <table:table-cell office:value-type="string" office:string-value="" table:formula="of:=IF(AND(MONTH([.$F113])&lt;=[.P111];MONTH([.$G113])&gt;=[.P111]);&quot;X&quot;;&quot;&quot;)" table:style-name="ce25"/>
          <table:table-cell office:value-type="string" office:string-value="" table:formula="of:=IF(AND(MONTH([.$F113])&lt;=[.Q111];MONTH([.$G113])&gt;=[.Q111]);&quot;X&quot;;&quot;&quot;)" table:style-name="ce25"/>
          <table:table-cell office:value-type="string" office:string-value="" table:formula="of:=IF(AND(MONTH([.$F113])&lt;=[.R111];MONTH([.$G113])&gt;=[.R111]);&quot;X&quot;;&quot;&quot;)" table:style-name="ce25"/>
          <table:table-cell office:value-type="string" office:string-value="" table:formula="of:=IF(AND(MONTH([.$F113])&lt;=[.S111];MONTH([.$G113])&gt;=[.S111]);&quot;X&quot;;&quot;&quot;)" table:style-name="ce25"/>
          <table:table-cell table:style-name="ce25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34">
            <text:p>5.3.3</text:p>
          </table:table-cell>
          <table:table-cell office:value-type="string" table:style-name="ce35">
            <text:p>Pubblicazione corsi su piattaforma e-leaning degli Enti del partenariato disponibile anche per altri enti interessati (plurilingue)</text:p>
          </table:table-cell>
          <table:table-cell table:number-columns-repeated="5" table:style-name="ce19"/>
          <table:table-cell table:style-name="ce25"/>
          <table:table-cell office:value-type="string" office:string-value="" table:formula="of:=IF(AND(MONTH([.$F114])&lt;=[.I112];MONTH([.$G114])&gt;=[.I112]);&quot;X&quot;;&quot;&quot;)" table:style-name="ce25"/>
          <table:table-cell office:value-type="string" office:string-value="" table:formula="of:=IF(AND(MONTH([.$F114])&lt;=[.J112];MONTH([.$G114])&gt;=[.J112]);&quot;X&quot;;&quot;&quot;)" table:style-name="ce25"/>
          <table:table-cell office:value-type="string" office:string-value="" table:formula="of:=IF(AND(MONTH([.$F114])&lt;=[.K112];MONTH([.$G114])&gt;=[.K112]);&quot;X&quot;;&quot;&quot;)" table:style-name="ce25"/>
          <table:table-cell office:value-type="string" office:string-value="" table:formula="of:=IF(AND(MONTH([.$F114])&lt;=[.L112];MONTH([.$G114])&gt;=[.L112]);&quot;X&quot;;&quot;&quot;)" table:style-name="ce25"/>
          <table:table-cell office:value-type="string" office:string-value="" table:formula="of:=IF(AND(MONTH([.$F114])&lt;=[.M112];MONTH([.$G114])&gt;=[.M112]);&quot;X&quot;;&quot;&quot;)" table:style-name="ce25"/>
          <table:table-cell office:value-type="string" office:string-value="" table:formula="of:=IF(AND(MONTH([.$F114])&lt;=[.N112];MONTH([.$G114])&gt;=[.N112]);&quot;X&quot;;&quot;&quot;)" table:style-name="ce25"/>
          <table:table-cell office:value-type="string" office:string-value="" table:formula="of:=IF(AND(MONTH([.$F114])&lt;=[.O112];MONTH([.$G114])&gt;=[.O112]);&quot;X&quot;;&quot;&quot;)" table:style-name="ce25"/>
          <table:table-cell office:value-type="string" office:string-value="" table:formula="of:=IF(AND(MONTH([.$F114])&lt;=[.P112];MONTH([.$G114])&gt;=[.P112]);&quot;X&quot;;&quot;&quot;)" table:style-name="ce25"/>
          <table:table-cell office:value-type="string" office:string-value="" table:formula="of:=IF(AND(MONTH([.$F114])&lt;=[.Q112];MONTH([.$G114])&gt;=[.Q112]);&quot;X&quot;;&quot;&quot;)" table:style-name="ce25"/>
          <table:table-cell office:value-type="string" office:string-value="" table:formula="of:=IF(AND(MONTH([.$F114])&lt;=[.R112];MONTH([.$G114])&gt;=[.R112]);&quot;X&quot;;&quot;&quot;)" table:style-name="ce25"/>
          <table:table-cell office:value-type="string" office:string-value="" table:formula="of:=IF(AND(MONTH([.$F114])&lt;=[.S112];MONTH([.$G114])&gt;=[.S112]);&quot;X&quot;;&quot;&quot;)" table:style-name="ce25"/>
          <table:table-cell table:style-name="ce25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 table:visibility="collapse">
          <table:table-cell office:value-type="string" table:style-name="ce34">
            <text:p>5.3.4</text:p>
          </table:table-cell>
          <table:table-cell office:value-type="string" table:style-name="ce35">
            <text:p>Pubblicazione corsi su piattaforma e-leaning degli Enti del partenariato disponibile anche per altri enti interessati</text:p>
          </table:table-cell>
          <table:table-cell table:number-columns-repeated="5" table:style-name="ce19"/>
          <table:table-cell table:style-name="ce25"/>
          <table:table-cell office:value-type="string" office:string-value="" table:formula="of:=IF(AND(MONTH([.$F115])&lt;=[.I113];MONTH([.$G115])&gt;=[.I113]);&quot;X&quot;;&quot;&quot;)" table:style-name="ce25"/>
          <table:table-cell office:value-type="string" office:string-value="" table:formula="of:=IF(AND(MONTH([.$F115])&lt;=[.J113];MONTH([.$G115])&gt;=[.J113]);&quot;X&quot;;&quot;&quot;)" table:style-name="ce25"/>
          <table:table-cell office:value-type="string" office:string-value="" table:formula="of:=IF(AND(MONTH([.$F115])&lt;=[.K113];MONTH([.$G115])&gt;=[.K113]);&quot;X&quot;;&quot;&quot;)" table:style-name="ce25"/>
          <table:table-cell office:value-type="string" office:string-value="" table:formula="of:=IF(AND(MONTH([.$F115])&lt;=[.L113];MONTH([.$G115])&gt;=[.L113]);&quot;X&quot;;&quot;&quot;)" table:style-name="ce25"/>
          <table:table-cell office:value-type="string" office:string-value="" table:formula="of:=IF(AND(MONTH([.$F115])&lt;=[.M113];MONTH([.$G115])&gt;=[.M113]);&quot;X&quot;;&quot;&quot;)" table:style-name="ce25"/>
          <table:table-cell office:value-type="string" office:string-value="" table:formula="of:=IF(AND(MONTH([.$F115])&lt;=[.N113];MONTH([.$G115])&gt;=[.N113]);&quot;X&quot;;&quot;&quot;)" table:style-name="ce25"/>
          <table:table-cell office:value-type="string" office:string-value="" table:formula="of:=IF(AND(MONTH([.$F115])&lt;=[.O113];MONTH([.$G115])&gt;=[.O113]);&quot;X&quot;;&quot;&quot;)" table:style-name="ce25"/>
          <table:table-cell office:value-type="string" office:string-value="" table:formula="of:=IF(AND(MONTH([.$F115])&lt;=[.P113];MONTH([.$G115])&gt;=[.P113]);&quot;X&quot;;&quot;&quot;)" table:style-name="ce25"/>
          <table:table-cell office:value-type="string" office:string-value="" table:formula="of:=IF(AND(MONTH([.$F115])&lt;=[.Q113];MONTH([.$G115])&gt;=[.Q113]);&quot;X&quot;;&quot;&quot;)" table:style-name="ce25"/>
          <table:table-cell office:value-type="string" office:string-value="" table:formula="of:=IF(AND(MONTH([.$F115])&lt;=[.R113];MONTH([.$G115])&gt;=[.R113]);&quot;X&quot;;&quot;&quot;)" table:style-name="ce25"/>
          <table:table-cell office:value-type="string" office:string-value="" table:formula="of:=IF(AND(MONTH([.$F115])&lt;=[.S113];MONTH([.$G115])&gt;=[.S113]);&quot;X&quot;;&quot;&quot;)" table:style-name="ce25"/>
          <table:table-cell table:style-name="ce25"/>
          <table:table-cell office:value-type="string" table:style-name="ce62">
            <text:p>Provincia autonoma di Trento</text:p>
          </table:table-cell>
          <table:table-cell table:style-name="ce62"/>
          <table:table-cell table:style-name="ce14"/>
          <table:table-cell table:style-name="ce15"/>
          <table:table-cell table:number-columns-repeated="3" table:style-name="ce56"/>
          <table:table-cell table:number-columns-repeated="2" table:style-name="ce14"/>
          <table:table-cell table:style-name="ce25"/>
          <table:table-cell table:style-name="ce1"/>
          <table:table-cell table:number-columns-repeated="4" table:style-name="ce38"/>
          <table:table-cell table:number-columns-repeated="16349" table:style-name="ce1"/>
        </table:table-row>
        <table:table-row table:style-name="ro4">
          <table:table-cell table:style-name="ce36"/>
          <table:table-cell table:style-name="ce48"/>
          <table:table-cell table:number-columns-repeated="5" table:style-name="ce37"/>
          <table:table-cell table:style-name="ce38"/>
          <table:table-cell office:value-type="string" office:string-value="" table:formula="of:=IF(AND(MONTH([.$F116])&lt;=[.I114];MONTH([.$G116])&gt;=[.I114]);&quot;X&quot;;&quot;&quot;)" table:style-name="ce38"/>
          <table:table-cell office:value-type="string" office:string-value="" table:formula="of:=IF(AND(MONTH([.$F116])&lt;=[.J114];MONTH([.$G116])&gt;=[.J114]);&quot;X&quot;;&quot;&quot;)" table:style-name="ce38"/>
          <table:table-cell office:value-type="string" office:string-value="" table:formula="of:=IF(AND(MONTH([.$F116])&lt;=[.K114];MONTH([.$G116])&gt;=[.K114]);&quot;X&quot;;&quot;&quot;)" table:style-name="ce38"/>
          <table:table-cell office:value-type="string" office:string-value="" table:formula="of:=IF(AND(MONTH([.$F116])&lt;=[.L114];MONTH([.$G116])&gt;=[.L114]);&quot;X&quot;;&quot;&quot;)" table:style-name="ce38"/>
          <table:table-cell office:value-type="string" office:string-value="" table:formula="of:=IF(AND(MONTH([.$F116])&lt;=[.M114];MONTH([.$G116])&gt;=[.M114]);&quot;X&quot;;&quot;&quot;)" table:style-name="ce38"/>
          <table:table-cell office:value-type="string" office:string-value="" table:formula="of:=IF(AND(MONTH([.$F116])&lt;=[.N114];MONTH([.$G116])&gt;=[.N114]);&quot;X&quot;;&quot;&quot;)" table:style-name="ce38"/>
          <table:table-cell office:value-type="string" office:string-value="" table:formula="of:=IF(AND(MONTH([.$F116])&lt;=[.O114];MONTH([.$G116])&gt;=[.O114]);&quot;X&quot;;&quot;&quot;)" table:style-name="ce38"/>
          <table:table-cell office:value-type="string" office:string-value="" table:formula="of:=IF(AND(MONTH([.$F116])&lt;=[.P114];MONTH([.$G116])&gt;=[.P114]);&quot;X&quot;;&quot;&quot;)" table:style-name="ce38"/>
          <table:table-cell office:value-type="string" office:string-value="" table:formula="of:=IF(AND(MONTH([.$F116])&lt;=[.Q114];MONTH([.$G116])&gt;=[.Q114]);&quot;X&quot;;&quot;&quot;)" table:style-name="ce38"/>
          <table:table-cell office:value-type="string" office:string-value="" table:formula="of:=IF(AND(MONTH([.$F116])&lt;=[.R114];MONTH([.$G116])&gt;=[.R114]);&quot;X&quot;;&quot;&quot;)" table:style-name="ce38"/>
          <table:table-cell office:value-type="string" office:string-value="" table:formula="of:=IF(AND(MONTH([.$F116])&lt;=[.S114];MONTH([.$G116])&gt;=[.S114]);&quot;X&quot;;&quot;&quot;)" table:style-name="ce38"/>
          <table:table-cell table:style-name="ce38"/>
          <table:table-cell table:number-columns-repeated="3" table:style-name="ce39"/>
          <table:table-cell table:style-name="ce40"/>
          <table:table-cell table:number-columns-repeated="3" table:style-name="ce59"/>
          <table:table-cell table:number-columns-repeated="2" table:style-name="ce39"/>
          <table:table-cell table:number-columns-repeated="993" table:style-name="ce38"/>
          <table:table-cell table:number-columns-repeated="15362"/>
        </table:table-row>
        <table:table-row table:style-name="ro4">
          <table:table-cell table:style-name="ce36"/>
          <table:table-cell table:style-name="ce48"/>
          <table:table-cell table:number-columns-repeated="5" table:style-name="ce37"/>
          <table:table-cell table:style-name="ce38"/>
          <table:table-cell office:value-type="string" office:string-value="" table:formula="of:=IF(AND(MONTH([.$F117])&lt;=[.I115];MONTH([.$G117])&gt;=[.I115]);&quot;X&quot;;&quot;&quot;)" table:style-name="ce38"/>
          <table:table-cell office:value-type="string" office:string-value="" table:formula="of:=IF(AND(MONTH([.$F117])&lt;=[.J115];MONTH([.$G117])&gt;=[.J115]);&quot;X&quot;;&quot;&quot;)" table:style-name="ce38"/>
          <table:table-cell office:value-type="string" office:string-value="" table:formula="of:=IF(AND(MONTH([.$F117])&lt;=[.K115];MONTH([.$G117])&gt;=[.K115]);&quot;X&quot;;&quot;&quot;)" table:style-name="ce38"/>
          <table:table-cell office:value-type="string" office:string-value="" table:formula="of:=IF(AND(MONTH([.$F117])&lt;=[.L115];MONTH([.$G117])&gt;=[.L115]);&quot;X&quot;;&quot;&quot;)" table:style-name="ce38"/>
          <table:table-cell office:value-type="string" office:string-value="" table:formula="of:=IF(AND(MONTH([.$F117])&lt;=[.M115];MONTH([.$G117])&gt;=[.M115]);&quot;X&quot;;&quot;&quot;)" table:style-name="ce38"/>
          <table:table-cell office:value-type="string" office:string-value="" table:formula="of:=IF(AND(MONTH([.$F117])&lt;=[.N115];MONTH([.$G117])&gt;=[.N115]);&quot;X&quot;;&quot;&quot;)" table:style-name="ce38"/>
          <table:table-cell office:value-type="string" office:string-value="" table:formula="of:=IF(AND(MONTH([.$F117])&lt;=[.O115];MONTH([.$G117])&gt;=[.O115]);&quot;X&quot;;&quot;&quot;)" table:style-name="ce38"/>
          <table:table-cell office:value-type="string" office:string-value="" table:formula="of:=IF(AND(MONTH([.$F117])&lt;=[.P115];MONTH([.$G117])&gt;=[.P115]);&quot;X&quot;;&quot;&quot;)" table:style-name="ce38"/>
          <table:table-cell office:value-type="string" office:string-value="" table:formula="of:=IF(AND(MONTH([.$F117])&lt;=[.Q115];MONTH([.$G117])&gt;=[.Q115]);&quot;X&quot;;&quot;&quot;)" table:style-name="ce38"/>
          <table:table-cell office:value-type="string" office:string-value="" table:formula="of:=IF(AND(MONTH([.$F117])&lt;=[.R115];MONTH([.$G117])&gt;=[.R115]);&quot;X&quot;;&quot;&quot;)" table:style-name="ce38"/>
          <table:table-cell office:value-type="string" office:string-value="" table:formula="of:=IF(AND(MONTH([.$F117])&lt;=[.S115];MONTH([.$G117])&gt;=[.S115]);&quot;X&quot;;&quot;&quot;)" table:style-name="ce38"/>
          <table:table-cell table:style-name="ce38"/>
          <table:table-cell table:number-columns-repeated="3" table:style-name="ce39"/>
          <table:table-cell table:style-name="ce40"/>
          <table:table-cell table:number-columns-repeated="3" table:style-name="ce59"/>
          <table:table-cell table:number-columns-repeated="2" table:style-name="ce39"/>
          <table:table-cell table:number-columns-repeated="993" table:style-name="ce38"/>
          <table:table-cell table:number-columns-repeated="15362"/>
        </table:table-row>
        <table:table-row table:style-name="ro4">
          <table:table-cell table:style-name="ce36"/>
          <table:table-cell table:style-name="ce48"/>
          <table:table-cell table:number-columns-repeated="5" table:style-name="ce37"/>
          <table:table-cell table:style-name="ce38"/>
          <table:table-cell office:value-type="string" office:string-value="" table:formula="of:=IF(AND(MONTH([.$F118])&lt;=[.I116];MONTH([.$G118])&gt;=[.I116]);&quot;X&quot;;&quot;&quot;)" table:style-name="ce38"/>
          <table:table-cell office:value-type="string" office:string-value="" table:formula="of:=IF(AND(MONTH([.$F118])&lt;=[.J116];MONTH([.$G118])&gt;=[.J116]);&quot;X&quot;;&quot;&quot;)" table:style-name="ce38"/>
          <table:table-cell office:value-type="string" office:string-value="" table:formula="of:=IF(AND(MONTH([.$F118])&lt;=[.K116];MONTH([.$G118])&gt;=[.K116]);&quot;X&quot;;&quot;&quot;)" table:style-name="ce38"/>
          <table:table-cell office:value-type="string" office:string-value="" table:formula="of:=IF(AND(MONTH([.$F118])&lt;=[.L116];MONTH([.$G118])&gt;=[.L116]);&quot;X&quot;;&quot;&quot;)" table:style-name="ce38"/>
          <table:table-cell office:value-type="string" office:string-value="" table:formula="of:=IF(AND(MONTH([.$F118])&lt;=[.M116];MONTH([.$G118])&gt;=[.M116]);&quot;X&quot;;&quot;&quot;)" table:style-name="ce38"/>
          <table:table-cell office:value-type="string" office:string-value="" table:formula="of:=IF(AND(MONTH([.$F118])&lt;=[.N116];MONTH([.$G118])&gt;=[.N116]);&quot;X&quot;;&quot;&quot;)" table:style-name="ce38"/>
          <table:table-cell office:value-type="string" office:string-value="" table:formula="of:=IF(AND(MONTH([.$F118])&lt;=[.O116];MONTH([.$G118])&gt;=[.O116]);&quot;X&quot;;&quot;&quot;)" table:style-name="ce38"/>
          <table:table-cell office:value-type="string" office:string-value="" table:formula="of:=IF(AND(MONTH([.$F118])&lt;=[.P116];MONTH([.$G118])&gt;=[.P116]);&quot;X&quot;;&quot;&quot;)" table:style-name="ce38"/>
          <table:table-cell office:value-type="string" office:string-value="" table:formula="of:=IF(AND(MONTH([.$F118])&lt;=[.Q116];MONTH([.$G118])&gt;=[.Q116]);&quot;X&quot;;&quot;&quot;)" table:style-name="ce38"/>
          <table:table-cell office:value-type="string" office:string-value="" table:formula="of:=IF(AND(MONTH([.$F118])&lt;=[.R116];MONTH([.$G118])&gt;=[.R116]);&quot;X&quot;;&quot;&quot;)" table:style-name="ce38"/>
          <table:table-cell office:value-type="string" office:string-value="" table:formula="of:=IF(AND(MONTH([.$F118])&lt;=[.S116];MONTH([.$G118])&gt;=[.S116]);&quot;X&quot;;&quot;&quot;)" table:style-name="ce38"/>
          <table:table-cell table:style-name="ce38"/>
          <table:table-cell table:number-columns-repeated="3" table:style-name="ce39"/>
          <table:table-cell table:style-name="ce40"/>
          <table:table-cell table:number-columns-repeated="3" table:style-name="ce59"/>
          <table:table-cell table:number-columns-repeated="2" table:style-name="ce39"/>
          <table:table-cell table:number-columns-repeated="993" table:style-name="ce38"/>
          <table:table-cell table:number-columns-repeated="15362"/>
        </table:table-row>
        <table:table-row table:number-rows-repeated="2" table:style-name="ro2">
          <table:table-cell table:style-name="ce36"/>
          <table:table-cell table:style-name="ce49"/>
          <table:table-cell table:number-columns-repeated="5" table:style-name="ce41"/>
          <table:table-cell table:number-columns-repeated="13" table:style-name="ce38"/>
          <table:table-cell table:number-columns-repeated="3" table:style-name="ce39"/>
          <table:table-cell table:style-name="ce40"/>
          <table:table-cell table:number-columns-repeated="3" table:style-name="ce59"/>
          <table:table-cell table:number-columns-repeated="2" table:style-name="ce39"/>
          <table:table-cell table:number-columns-repeated="993" table:style-name="ce38"/>
          <table:table-cell table:number-columns-repeated="15362"/>
        </table:table-row>
        <table:table-row table:number-rows-repeated="1048456" table:style-name="ro2">
          <table:table-cell table:number-columns-repeated="16384"/>
        </table:table-row>
        <table:named-expressions>
          <table:named-range table:name="_xlnm__FilterDatabase" table:cell-range-address="AZIONI.$A$3:AZIONI.$S$118" table:base-cell-address="AZIONI.$A$1"/>
          <table:named-range table:name="Excel_BuiltIn__FilterDatabase" table:cell-range-address="AZIONI.$A$3:AZIONI.$S$118" table:base-cell-address="AZIONI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CondFormat_1_1_1" style:family="table-cell" style:data-style-name="N0">
      <style:table-cell-properties fo:border="thin solid #000000" style:vertical-align="automatic" fo:background-color="#D9D9D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order="thin solid #000000" fo:background-color="#D9D9D9"/>
      <style:text-properties fo:color="#000000" style:font-family-generic="swiss"/>
    </style:style>
    <style:style style:name="cf2" style:family="table-cell">
      <style:table-cell-properties fo:background-color="#B4C7E7"/>
      <style:text-properties fo:color="#000000" style:font-family-generic="swiss"/>
    </style:style>
    <style:style style:name="cf3" style:family="table-cell">
      <style:table-cell-properties fo:background-color="#C5E0B4"/>
      <style:text-properties fo:color="#000000" style:font-family-generic="swiss"/>
    </style:style>
    <style:style style:name="cf4" style:family="table-cell">
      <style:table-cell-properties fo:background-color="#FFE699"/>
      <style:text-properties fo:color="#000000" style:font-family-generic="swiss"/>
    </style:style>
    <style:style style:name="cf5" style:family="table-cell">
      <style:table-cell-properties fo:background-color="#F8CBA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5354330708661in" fo:margin-left="0.15748031496063in" fo:margin-right="0.15748031496063in" style:print-orientation="portrait" style:print-page-order="ltr" style:first-page-number="continue" style:scale-to="100%" style:table-centering="none" style:print="objects charts drawings"/>
      <style:header-style>
        <style:header-footer-properties fo:min-height="0.3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file-name text:display="name-and-extension">???</text:file-name><text:s/>-<text:s/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Riccardo Pandolfi</meta:initial-creator>
    <dc:creator>Riccardo Pandolfi</dc:creator>
    <meta:creation-date>2017-05-15T09:55:11Z</meta:creation-date>
    <dc:date>2018-08-01T10:58:01Z</dc:date>
    <meta:print-date>2017-05-25T16:17:10Z</meta:print-date>
    <meta:editing-cycles>13</meta:editing-cycles>
    <meta:editing-duration>PT1243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